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011000000DF000000DF4B456C51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11000000DF000000DF4B456C51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4799in"/>
    </style:style>
    <style:style style:name="co7" style:family="table-column">
      <style:table-column-properties fo:break-before="auto" style:column-width="1.7409in"/>
    </style:style>
    <style:style style:name="co8" style:family="table-column">
      <style:table-column-properties fo:break-before="auto" style:column-width="1.0772in"/>
    </style:style>
    <style:style style:name="co9" style:family="table-column">
      <style:table-column-properties fo:break-before="auto" style:column-width="1.3602in"/>
    </style:style>
    <style:style style:name="co10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1.67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weight="bold" style:font-weight-asian="bold" style:font-weight-complex="bold"/>
    </style:style>
    <style:style style:name="ce2" style:family="table-cell" style:parent-style-name="Default">
      <style:text-properties style:font-name="Tahoma" fo:font-weight="normal" style:font-weight-asian="normal" style:font-weight-complex="normal"/>
    </style:style>
    <style:style style:name="ce3" style:family="table-cell" style:parent-style-name="Default">
      <style:text-properties style:font-name="Tahom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All Data" table:style-name="ta1">
        <table:shapes>
          <draw:frame draw:z-index="0" draw:style-name="gr1" svg:width="8in" svg:height="6in" svg:x="5.0811in" svg:y="1.3965in">
            <draw:object draw:notify-on-update-of-ranges="'All Data'.A7:'All Data'.A7 'All Data'.A8:'All Data'.A398 'All Data'.B7:'All Data'.B7 'All Data'.B8:'All Data'.B398 'All Data'.C7:'All Data'.C7 'All Data'.C8:'All Data'.C398 'All Data'.D7:'All Data'.D7 'All Data'.D8:'All Data'.D39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>
            <text:p>Temperature (K) to RGB conversion worksheet 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By Tanner Helland – <text:a xlink:href="http://www.tannerhelland.com/">www.tannerhelland.com</text:a>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Using raw data provided by Mitchell Charity (retrieved 16 September 2012 from <text:a xlink:href="http://www.vendian.org/mncharity/dir3/blackbody/UnstableURLs/bbr_color.html">http://www.vendian.org/mncharity/dir3/blackbody/UnstableURLs/bbr_color.html</text:a>)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This page contains raw data only. <text:s/>See subsequent worksheets for red, green (x2), and blue values, each with relevant charts and trend 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Temperature (K)</text:p>
          </table:table-cell>
          <table:table-cell table:style-name="ce4" office:value-type="string">
            <text:p>Red</text:p>
          </table:table-cell>
          <table:table-cell table:style-name="ce4" office:value-type="string">
            <text:p>Green</text:p>
          </table:table-cell>
          <table:table-cell table:style-name="ce4"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1100">
            <text:p>1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1200">
            <text:p>12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1300">
            <text:p>1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1400">
            <text:p>1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1500">
            <text:p>1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1600">
            <text:p>16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1700">
            <text:p>17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1800">
            <text:p>18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1900">
            <text:p>19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2000">
            <text:p>2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8">
            <text:p>18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2100">
            <text:p>2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33">
            <text:p>33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2200">
            <text:p>22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44">
            <text:p>44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2300">
            <text:p>2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54">
            <text:p>54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2400">
            <text:p>2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63">
            <text:p>63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2500">
            <text:p>2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72">
            <text:p>72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2600">
            <text:p>26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79">
            <text:p>79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2700">
            <text:p>27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87">
            <text:p>87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2800">
            <text:p>28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94">
            <text:p>94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2900">
            <text:p>29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01">
            <text:p>101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07">
            <text:p>107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3100">
            <text:p>3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14">
            <text:p>114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3200">
            <text:p>32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20">
            <text:p>12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3300">
            <text:p>3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26">
            <text:p>126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3400">
            <text:p>3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32">
            <text:p>132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3500">
            <text:p>3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37">
            <text:p>137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3600">
            <text:p>36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143">
            <text:p>143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3700">
            <text:p>37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148">
            <text:p>148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3800">
            <text:p>38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153">
            <text:p>153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3900">
            <text:p>39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159">
            <text:p>159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4000">
            <text:p>4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163">
            <text:p>163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4100">
            <text:p>4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168">
            <text:p>168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4200">
            <text:p>42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173">
            <text:p>173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4300">
            <text:p>4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177">
            <text:p>177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4400">
            <text:p>4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182">
            <text:p>182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4500">
            <text:p>4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186">
            <text:p>186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4600">
            <text:p>46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190">
            <text:p>19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4700">
            <text:p>47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194">
            <text:p>194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4800">
            <text:p>48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198">
            <text:p>198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4900">
            <text:p>49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02">
            <text:p>202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06">
            <text:p>206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5100">
            <text:p>5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10">
            <text:p>21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5200">
            <text:p>52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13">
            <text:p>213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5300">
            <text:p>5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17">
            <text:p>217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5400">
            <text:p>5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20">
            <text:p>22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5500">
            <text:p>5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24">
            <text:p>224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5600">
            <text:p>56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27">
            <text:p>227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5700">
            <text:p>57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30">
            <text:p>230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5800">
            <text:p>58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33">
            <text:p>233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5900">
            <text:p>59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36">
            <text:p>236</text:p>
          </table:table-cell>
          <table:table-cell table:number-columns-repeated="2"/>
          <table:table-cell/>
          <table:table-cell table:number-columns-repeated="16"/>
          <table:table-cell/>
          <table:table-cell table:number-columns-repeated="1000"/>
        </table:table-row>
        <table:table-row table:style-name="ro1">
          <table:table-cell table:style-name="ce5" office:value-type="float" office:value="6000">
            <text:p>60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39">
            <text:p>239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6100">
            <text:p>61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42">
            <text:p>242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6200">
            <text:p>6200</text:p>
          </table:table-cell>
          <table:table-cell table:style-name="ce5" office:value-type="float" office:value="255">
            <text:p>255</text:p>
          </table:table-cell>
          <table:table-cell table:number-columns-repeated="2" table:style-name="ce5" office:value-type="float" office:value="245">
            <text:p>245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6300">
            <text:p>63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48">
            <text:p>248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6400">
            <text:p>64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51">
            <text:p>251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6500">
            <text:p>6500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53">
            <text:p>253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6600">
            <text:p>6600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6700">
            <text:p>6700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6800">
            <text:p>6800</text:p>
          </table:table-cell>
          <table:table-cell table:style-name="ce5" office:value-type="float" office:value="249">
            <text:p>249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6900">
            <text:p>6900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7000">
            <text:p>7000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7100">
            <text:p>7100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7200">
            <text:p>7200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7300">
            <text:p>7300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7400">
            <text:p>7400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7500">
            <text:p>7500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7600">
            <text:p>7600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7700">
            <text:p>7700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7800">
            <text:p>7800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7900">
            <text:p>7900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8000">
            <text:p>8000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8100">
            <text:p>8100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8200">
            <text:p>8200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8300">
            <text:p>8300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8400">
            <text:p>8400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8500">
            <text:p>8500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8600">
            <text:p>8600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8700">
            <text:p>8700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8800">
            <text:p>8800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8900">
            <text:p>8900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9000">
            <text:p>9000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9100">
            <text:p>9100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9200">
            <text:p>9200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9300">
            <text:p>9300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9400">
            <text:p>9400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9500">
            <text:p>9500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9600">
            <text:p>9600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9700">
            <text:p>9700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9800">
            <text:p>9800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9900">
            <text:p>9900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0100">
            <text:p>10100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0200">
            <text:p>10200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0300">
            <text:p>10300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0400">
            <text:p>10400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0500">
            <text:p>10500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0600">
            <text:p>10600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0700">
            <text:p>10700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0800">
            <text:p>1080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0900">
            <text:p>10900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1000">
            <text:p>11000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1100">
            <text:p>11100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1200">
            <text:p>11200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1300">
            <text:p>11300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1400">
            <text:p>11400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1500">
            <text:p>11500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1600">
            <text:p>11600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1700">
            <text:p>1170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1800">
            <text:p>1180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1900">
            <text:p>1190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2000">
            <text:p>1200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12100">
            <text:p>12100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12200">
            <text:p>12200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12300">
            <text:p>12300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12400">
            <text:p>12400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12500">
            <text:p>12500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1017"/>
        </table:table-row>
        <table:table-row table:style-name="ro1">
          <table:table-cell table:style-name="ce5" office:value-type="float" office:value="12600">
            <text:p>12600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2700">
            <text:p>12700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2800">
            <text:p>12800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2900">
            <text:p>12900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3000">
            <text:p>13000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3100">
            <text:p>13100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3200">
            <text:p>13200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3300">
            <text:p>13300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3400">
            <text:p>13400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3500">
            <text:p>13500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3600">
            <text:p>13600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3700">
            <text:p>13700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3800">
            <text:p>13800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3900">
            <text:p>13900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4000">
            <text:p>14000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4100">
            <text:p>14100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4200">
            <text:p>1420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4300">
            <text:p>1430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4400">
            <text:p>1440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4500">
            <text:p>14500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4600">
            <text:p>14600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4700">
            <text:p>14700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4800">
            <text:p>14800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4900">
            <text:p>14900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5000">
            <text:p>15000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5100">
            <text:p>15100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5200">
            <text:p>15200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5300">
            <text:p>15300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5400">
            <text:p>15400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5500">
            <text:p>15500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5600">
            <text:p>15600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5700">
            <text:p>15700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5800">
            <text:p>15800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5900">
            <text:p>15900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6000">
            <text:p>16000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6100">
            <text:p>16100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6200">
            <text:p>1620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6300">
            <text:p>1630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6400">
            <text:p>1640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6500">
            <text:p>1650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6600">
            <text:p>16600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6700">
            <text:p>16700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6800">
            <text:p>16800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6900">
            <text:p>16900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7000">
            <text:p>17000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7100">
            <text:p>1710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7200">
            <text:p>1720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7300">
            <text:p>1730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7400">
            <text:p>1740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7500">
            <text:p>17500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7600">
            <text:p>1760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7700">
            <text:p>1770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7800">
            <text:p>1780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7900">
            <text:p>1790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8000">
            <text:p>18000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8100">
            <text:p>1810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8200">
            <text:p>1820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8300">
            <text:p>1830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8400">
            <text:p>1840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8500">
            <text:p>1850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8600">
            <text:p>186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8700">
            <text:p>187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8800">
            <text:p>188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8900">
            <text:p>189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9000">
            <text:p>190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9100">
            <text:p>19100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9200">
            <text:p>192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9300">
            <text:p>193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9400">
            <text:p>194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9500">
            <text:p>195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9600">
            <text:p>196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9700">
            <text:p>197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9800">
            <text:p>19800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19900">
            <text:p>199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0000">
            <text:p>200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0100">
            <text:p>201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0200">
            <text:p>202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0300">
            <text:p>203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0400">
            <text:p>204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0500">
            <text:p>20500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0600">
            <text:p>206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0700">
            <text:p>207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0800">
            <text:p>208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0900">
            <text:p>209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1000">
            <text:p>210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1100">
            <text:p>211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1200">
            <text:p>21200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1300">
            <text:p>213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1400">
            <text:p>214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1500">
            <text:p>215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1600">
            <text:p>216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1700">
            <text:p>217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1800">
            <text:p>218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1900">
            <text:p>219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2000">
            <text:p>2200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2100">
            <text:p>221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2200">
            <text:p>222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2300">
            <text:p>223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2400">
            <text:p>224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2500">
            <text:p>225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2600">
            <text:p>226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2700">
            <text:p>227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2800">
            <text:p>228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2900">
            <text:p>22900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3000">
            <text:p>230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3100">
            <text:p>231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3200">
            <text:p>232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3300">
            <text:p>233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3400">
            <text:p>234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3500">
            <text:p>235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3600">
            <text:p>236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3700">
            <text:p>237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3800">
            <text:p>238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3900">
            <text:p>23900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4000">
            <text:p>240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4100">
            <text:p>241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4200">
            <text:p>242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4300">
            <text:p>243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4400">
            <text:p>244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4500">
            <text:p>245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4600">
            <text:p>246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4700">
            <text:p>247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4800">
            <text:p>248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4900">
            <text:p>249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5000">
            <text:p>25000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5100">
            <text:p>251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5200">
            <text:p>252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5300">
            <text:p>253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5400">
            <text:p>254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5500">
            <text:p>255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5600">
            <text:p>256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5700">
            <text:p>257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5800">
            <text:p>258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5900">
            <text:p>259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6000">
            <text:p>260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6100">
            <text:p>261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6200">
            <text:p>262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6300">
            <text:p>26300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6400">
            <text:p>264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6500">
            <text:p>265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6600">
            <text:p>266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6700">
            <text:p>267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6800">
            <text:p>268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6900">
            <text:p>269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7000">
            <text:p>270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7100">
            <text:p>271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7200">
            <text:p>272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7300">
            <text:p>273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7400">
            <text:p>274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7500">
            <text:p>275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7600">
            <text:p>276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7700">
            <text:p>2770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7800">
            <text:p>278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7900">
            <text:p>279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8000">
            <text:p>280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8100">
            <text:p>281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8200">
            <text:p>282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8300">
            <text:p>283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8400">
            <text:p>284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8500">
            <text:p>285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8600">
            <text:p>286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8700">
            <text:p>287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8800">
            <text:p>288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8900">
            <text:p>289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9000">
            <text:p>290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9100">
            <text:p>291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9200">
            <text:p>29200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9300">
            <text:p>293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9400">
            <text:p>294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9500">
            <text:p>295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9600">
            <text:p>296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9700">
            <text:p>297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9800">
            <text:p>298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29900">
            <text:p>299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0100">
            <text:p>301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0200">
            <text:p>302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0300">
            <text:p>303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0400">
            <text:p>304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0500">
            <text:p>305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0600">
            <text:p>306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0700">
            <text:p>307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0800">
            <text:p>308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0900">
            <text:p>309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1000">
            <text:p>31000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1100">
            <text:p>311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1200">
            <text:p>312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1300">
            <text:p>313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1400">
            <text:p>314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1500">
            <text:p>315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1600">
            <text:p>316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1700">
            <text:p>317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1800">
            <text:p>318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1900">
            <text:p>319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2000">
            <text:p>320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2100">
            <text:p>321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2200">
            <text:p>322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2300">
            <text:p>323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2400">
            <text:p>324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2500">
            <text:p>325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2600">
            <text:p>326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2700">
            <text:p>327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2800">
            <text:p>328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2900">
            <text:p>329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3000">
            <text:p>330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3100">
            <text:p>33100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3200">
            <text:p>332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3300">
            <text:p>333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3400">
            <text:p>334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3500">
            <text:p>335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3600">
            <text:p>336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3700">
            <text:p>337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3800">
            <text:p>338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3900">
            <text:p>339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4000">
            <text:p>340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4100">
            <text:p>341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4200">
            <text:p>342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4300">
            <text:p>343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4400">
            <text:p>344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4500">
            <text:p>345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2"/>
          <table:table-cell/>
          <table:table-cell table:number-columns-repeated="5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4600">
            <text:p>346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4700">
            <text:p>347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4800">
            <text:p>348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4900">
            <text:p>349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5000">
            <text:p>350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5100">
            <text:p>351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5200">
            <text:p>352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5300">
            <text:p>353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5400">
            <text:p>354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5500">
            <text:p>35500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5600">
            <text:p>356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5700">
            <text:p>357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5800">
            <text:p>358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5900">
            <text:p>359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6000">
            <text:p>360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6100">
            <text:p>361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6200">
            <text:p>362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6300">
            <text:p>363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6400">
            <text:p>364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6500">
            <text:p>365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6600">
            <text:p>366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6700">
            <text:p>367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6800">
            <text:p>368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6900">
            <text:p>369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7000">
            <text:p>370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7100">
            <text:p>371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7200">
            <text:p>372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7300">
            <text:p>373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7400">
            <text:p>374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7500">
            <text:p>375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7600">
            <text:p>376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7700">
            <text:p>377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7800">
            <text:p>378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7900">
            <text:p>379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8000">
            <text:p>380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8100">
            <text:p>381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8200">
            <text:p>382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8300">
            <text:p>38300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8400">
            <text:p>384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8500">
            <text:p>385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8600">
            <text:p>386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8700">
            <text:p>387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8800">
            <text:p>388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8900">
            <text:p>389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000">
            <text:p>390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100">
            <text:p>391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200">
            <text:p>392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300">
            <text:p>393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400">
            <text:p>394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500">
            <text:p>395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600">
            <text:p>396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700">
            <text:p>397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800">
            <text:p>398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39900">
            <text:p>399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5" office:value-type="float" office:value="40000">
            <text:p>40000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255">
            <text:p>255</text:p>
          </table:table-cell>
          <table:table-cell table:number-columns-repeated="8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Default" table:number-columns-repeated="2"/>
          <table:table-cell table:number-columns-repeated="1009"/>
        </table:table-row>
        <table:table-row table:style-name="ro1" table:number-rows-repeated="10481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d &gt;= 6700K" table:style-name="ta1">
        <table:shapes>
          <draw:frame draw:z-index="0" draw:style-name="gr1" svg:width="8in" svg:height="6in" svg:x="4.7075in" svg:y="0.5354in">
            <draw:object draw:notify-on-update-of-ranges="'Red &gt;= 6700K'.B1:'Red &gt;= 6700K'.B1 'Red &gt;= 6700K'.B2:'Red &gt;= 6700K'.B336 'Red &gt;= 6700K'.C1:'Red &gt;= 6700K'.C1 'Red &gt;= 6700K'.C2:'Red &gt;= 6700K'.C33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ce3"/>
        <table:table-row table:style-name="ro1">
          <table:table-cell table:style-name="ce4" office:value-type="string">
            <text:p>Temperature (K)</text:p>
          </table:table-cell>
          <table:table-cell table:style-name="ce4" office:value-type="string">
            <text:p>Modified temperature</text:p>
          </table:table-cell>
          <table:table-cell table:style-name="ce4" office:value-type="string">
            <text:p>Red value</text:p>
          </table:table-cell>
          <table:table-cell table:number-columns-repeated="1021"/>
        </table:table-row>
        <table:table-row table:style-name="ro1">
          <table:table-cell table:style-name="ce5" office:value-type="float" office:value="6600">
            <text:p>6600</text:p>
          </table:table-cell>
          <table:table-cell table:style-name="ce5" table:formula="of:=([.A2]/100) - 60" office:value-type="float" office:value="6">
            <text:p>6</text:p>
          </table:table-cell>
          <table:table-cell table:style-name="ce5" office:value-type="float" office:value="254">
            <text:p>254</text:p>
          </table:table-cell>
          <table:table-cell table:number-columns-repeated="1021"/>
        </table:table-row>
        <table:table-row table:style-name="ro1">
          <table:table-cell table:style-name="ce5" office:value-type="float" office:value="6700">
            <text:p>6700</text:p>
          </table:table-cell>
          <table:table-cell table:style-name="ce5" table:formula="of:=([.A3]/100) - 60" office:value-type="float" office:value="7">
            <text:p>7</text:p>
          </table:table-cell>
          <table:table-cell table:style-name="ce5" office:value-type="float" office:value="252">
            <text:p>252</text:p>
          </table:table-cell>
          <table:table-cell table:number-columns-repeated="1021"/>
        </table:table-row>
        <table:table-row table:style-name="ro1">
          <table:table-cell table:style-name="ce5" office:value-type="float" office:value="6800">
            <text:p>6800</text:p>
          </table:table-cell>
          <table:table-cell table:style-name="ce5" table:formula="of:=([.A4]/100) - 60" office:value-type="float" office:value="8">
            <text:p>8</text:p>
          </table:table-cell>
          <table:table-cell table:style-name="ce5" office:value-type="float" office:value="249">
            <text:p>249</text:p>
          </table:table-cell>
          <table:table-cell table:number-columns-repeated="1021"/>
        </table:table-row>
        <table:table-row table:style-name="ro1">
          <table:table-cell table:style-name="ce5" office:value-type="float" office:value="6900">
            <text:p>6900</text:p>
          </table:table-cell>
          <table:table-cell table:style-name="ce5" table:formula="of:=([.A5]/100) - 60" office:value-type="float" office:value="9">
            <text:p>9</text:p>
          </table:table-cell>
          <table:table-cell table:style-name="ce5" office:value-type="float" office:value="247">
            <text:p>247</text:p>
          </table:table-cell>
          <table:table-cell table:number-columns-repeated="1021"/>
        </table:table-row>
        <table:table-row table:style-name="ro1">
          <table:table-cell table:style-name="ce5" office:value-type="float" office:value="7000">
            <text:p>7000</text:p>
          </table:table-cell>
          <table:table-cell table:style-name="ce5" table:formula="of:=([.A6]/100) - 60" office:value-type="float" office:value="10">
            <text:p>10</text:p>
          </table:table-cell>
          <table:table-cell table:style-name="ce5" office:value-type="float" office:value="245">
            <text:p>245</text:p>
          </table:table-cell>
          <table:table-cell table:number-columns-repeated="1021"/>
        </table:table-row>
        <table:table-row table:style-name="ro1">
          <table:table-cell table:style-name="ce5" office:value-type="float" office:value="7100">
            <text:p>7100</text:p>
          </table:table-cell>
          <table:table-cell table:style-name="ce5" table:formula="of:=([.A7]/100) - 60" office:value-type="float" office:value="11">
            <text:p>11</text:p>
          </table:table-cell>
          <table:table-cell table:style-name="ce5" office:value-type="float" office:value="243">
            <text:p>243</text:p>
          </table:table-cell>
          <table:table-cell table:number-columns-repeated="1021"/>
        </table:table-row>
        <table:table-row table:style-name="ro1">
          <table:table-cell table:style-name="ce5" office:value-type="float" office:value="7200">
            <text:p>7200</text:p>
          </table:table-cell>
          <table:table-cell table:style-name="ce5" table:formula="of:=([.A8]/100) - 60" office:value-type="float" office:value="12">
            <text:p>12</text:p>
          </table:table-cell>
          <table:table-cell table:style-name="ce5" office:value-type="float" office:value="240">
            <text:p>240</text:p>
          </table:table-cell>
          <table:table-cell table:number-columns-repeated="1021"/>
        </table:table-row>
        <table:table-row table:style-name="ro1">
          <table:table-cell table:style-name="ce5" office:value-type="float" office:value="7300">
            <text:p>7300</text:p>
          </table:table-cell>
          <table:table-cell table:style-name="ce5" table:formula="of:=([.A9]/100) - 60" office:value-type="float" office:value="13">
            <text:p>13</text:p>
          </table:table-cell>
          <table:table-cell table:style-name="ce5" office:value-type="float" office:value="239">
            <text:p>239</text:p>
          </table:table-cell>
          <table:table-cell table:number-columns-repeated="1021"/>
        </table:table-row>
        <table:table-row table:style-name="ro1">
          <table:table-cell table:style-name="ce5" office:value-type="float" office:value="7400">
            <text:p>7400</text:p>
          </table:table-cell>
          <table:table-cell table:style-name="ce5" table:formula="of:=([.A10]/100) - 60" office:value-type="float" office:value="14">
            <text:p>14</text:p>
          </table:table-cell>
          <table:table-cell table:style-name="ce5" office:value-type="float" office:value="237">
            <text:p>237</text:p>
          </table:table-cell>
          <table:table-cell table:number-columns-repeated="1021"/>
        </table:table-row>
        <table:table-row table:style-name="ro1">
          <table:table-cell table:style-name="ce5" office:value-type="float" office:value="7500">
            <text:p>7500</text:p>
          </table:table-cell>
          <table:table-cell table:style-name="ce5" table:formula="of:=([.A11]/100) - 60" office:value-type="float" office:value="15">
            <text:p>15</text:p>
          </table:table-cell>
          <table:table-cell table:style-name="ce5" office:value-type="float" office:value="235">
            <text:p>235</text:p>
          </table:table-cell>
          <table:table-cell table:number-columns-repeated="1021"/>
        </table:table-row>
        <table:table-row table:style-name="ro1">
          <table:table-cell table:style-name="ce5" office:value-type="float" office:value="7600">
            <text:p>7600</text:p>
          </table:table-cell>
          <table:table-cell table:style-name="ce5" table:formula="of:=([.A12]/100) - 60" office:value-type="float" office:value="16">
            <text:p>16</text:p>
          </table:table-cell>
          <table:table-cell table:style-name="ce5" office:value-type="float" office:value="233">
            <text:p>233</text:p>
          </table:table-cell>
          <table:table-cell table:number-columns-repeated="1021"/>
        </table:table-row>
        <table:table-row table:style-name="ro1">
          <table:table-cell table:style-name="ce5" office:value-type="float" office:value="7700">
            <text:p>7700</text:p>
          </table:table-cell>
          <table:table-cell table:style-name="ce5" table:formula="of:=([.A13]/100) - 60" office:value-type="float" office:value="17">
            <text:p>17</text:p>
          </table:table-cell>
          <table:table-cell table:style-name="ce5" office:value-type="float" office:value="231">
            <text:p>231</text:p>
          </table:table-cell>
          <table:table-cell table:number-columns-repeated="1021"/>
        </table:table-row>
        <table:table-row table:style-name="ro1">
          <table:table-cell table:style-name="ce5" office:value-type="float" office:value="7800">
            <text:p>7800</text:p>
          </table:table-cell>
          <table:table-cell table:style-name="ce5" table:formula="of:=([.A14]/100) - 60" office:value-type="float" office:value="18">
            <text:p>18</text:p>
          </table:table-cell>
          <table:table-cell table:style-name="ce5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table:style-name="ce5" office:value-type="float" office:value="7900">
            <text:p>7900</text:p>
          </table:table-cell>
          <table:table-cell table:style-name="ce5" table:formula="of:=([.A15]/100) - 60" office:value-type="float" office:value="19">
            <text:p>19</text:p>
          </table:table-cell>
          <table:table-cell table:style-name="ce5" office:value-type="float" office:value="228">
            <text:p>228</text:p>
          </table:table-cell>
          <table:table-cell table:number-columns-repeated="1021"/>
        </table:table-row>
        <table:table-row table:style-name="ro1">
          <table:table-cell table:style-name="ce5" office:value-type="float" office:value="8000">
            <text:p>8000</text:p>
          </table:table-cell>
          <table:table-cell table:style-name="ce5" table:formula="of:=([.A16]/100) - 60" office:value-type="float" office:value="20">
            <text:p>20</text:p>
          </table:table-cell>
          <table:table-cell table:style-name="ce5"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table:style-name="ce5" office:value-type="float" office:value="8100">
            <text:p>8100</text:p>
          </table:table-cell>
          <table:table-cell table:style-name="ce5" table:formula="of:=([.A17]/100) - 60" office:value-type="float" office:value="21">
            <text:p>21</text:p>
          </table:table-cell>
          <table:table-cell table:style-name="ce5"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table:style-name="ce5" office:value-type="float" office:value="8200">
            <text:p>8200</text:p>
          </table:table-cell>
          <table:table-cell table:style-name="ce5" table:formula="of:=([.A18]/100) - 60" office:value-type="float" office:value="22">
            <text:p>22</text:p>
          </table:table-cell>
          <table:table-cell table:style-name="ce5" office:value-type="float" office:value="224">
            <text:p>224</text:p>
          </table:table-cell>
          <table:table-cell table:number-columns-repeated="1021"/>
        </table:table-row>
        <table:table-row table:style-name="ro1">
          <table:table-cell table:style-name="ce5" office:value-type="float" office:value="8300">
            <text:p>8300</text:p>
          </table:table-cell>
          <table:table-cell table:style-name="ce5" table:formula="of:=([.A19]/100) - 60" office:value-type="float" office:value="23">
            <text:p>23</text:p>
          </table:table-cell>
          <table:table-cell table:style-name="ce5" office:value-type="float" office:value="222">
            <text:p>222</text:p>
          </table:table-cell>
          <table:table-cell table:number-columns-repeated="1021"/>
        </table:table-row>
        <table:table-row table:style-name="ro1">
          <table:table-cell table:style-name="ce5" office:value-type="float" office:value="8400">
            <text:p>8400</text:p>
          </table:table-cell>
          <table:table-cell table:style-name="ce5" table:formula="of:=([.A20]/100) - 60" office:value-type="float" office:value="24">
            <text:p>24</text:p>
          </table:table-cell>
          <table:table-cell table:style-name="ce5" office:value-type="float" office:value="221">
            <text:p>221</text:p>
          </table:table-cell>
          <table:table-cell table:number-columns-repeated="1021"/>
        </table:table-row>
        <table:table-row table:style-name="ro1">
          <table:table-cell table:style-name="ce5" office:value-type="float" office:value="8500">
            <text:p>8500</text:p>
          </table:table-cell>
          <table:table-cell table:style-name="ce5" table:formula="of:=([.A21]/100) - 60" office:value-type="float" office:value="25">
            <text:p>25</text:p>
          </table:table-cell>
          <table:table-cell table:style-name="ce5"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 table:style-name="ce5" office:value-type="float" office:value="8600">
            <text:p>8600</text:p>
          </table:table-cell>
          <table:table-cell table:style-name="ce5" table:formula="of:=([.A22]/100) - 60" office:value-type="float" office:value="26">
            <text:p>26</text:p>
          </table:table-cell>
          <table:table-cell table:style-name="ce5" office:value-type="float" office:value="218">
            <text:p>218</text:p>
          </table:table-cell>
          <table:table-cell table:number-columns-repeated="1021"/>
        </table:table-row>
        <table:table-row table:style-name="ro1">
          <table:table-cell table:style-name="ce5" office:value-type="float" office:value="8700">
            <text:p>8700</text:p>
          </table:table-cell>
          <table:table-cell table:style-name="ce5" table:formula="of:=([.A23]/100) - 60" office:value-type="float" office:value="27">
            <text:p>27</text:p>
          </table:table-cell>
          <table:table-cell table:style-name="ce5"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table:style-name="ce5" office:value-type="float" office:value="8800">
            <text:p>8800</text:p>
          </table:table-cell>
          <table:table-cell table:style-name="ce5" table:formula="of:=([.A24]/100) - 60" office:value-type="float" office:value="28">
            <text:p>28</text:p>
          </table:table-cell>
          <table:table-cell table:style-name="ce5" office:value-type="float" office:value="216">
            <text:p>216</text:p>
          </table:table-cell>
          <table:table-cell table:number-columns-repeated="1021"/>
        </table:table-row>
        <table:table-row table:style-name="ro1">
          <table:table-cell table:style-name="ce5" office:value-type="float" office:value="8900">
            <text:p>8900</text:p>
          </table:table-cell>
          <table:table-cell table:style-name="ce5" table:formula="of:=([.A25]/100) - 60" office:value-type="float" office:value="29">
            <text:p>29</text:p>
          </table:table-cell>
          <table:table-cell table:style-name="ce5" office:value-type="float" office:value="215">
            <text:p>215</text:p>
          </table:table-cell>
          <table:table-cell table:number-columns-repeated="1021"/>
        </table:table-row>
        <table:table-row table:style-name="ro1">
          <table:table-cell table:style-name="ce5" office:value-type="float" office:value="9000">
            <text:p>9000</text:p>
          </table:table-cell>
          <table:table-cell table:style-name="ce5" table:formula="of:=([.A26]/100) - 60" office:value-type="float" office:value="30">
            <text:p>30</text:p>
          </table:table-cell>
          <table:table-cell table:style-name="ce5" office:value-type="float" office:value="214">
            <text:p>214</text:p>
          </table:table-cell>
          <table:table-cell table:number-columns-repeated="1021"/>
        </table:table-row>
        <table:table-row table:style-name="ro1">
          <table:table-cell table:style-name="ce5" office:value-type="float" office:value="9100">
            <text:p>9100</text:p>
          </table:table-cell>
          <table:table-cell table:style-name="ce5" table:formula="of:=([.A27]/100) - 60" office:value-type="float" office:value="31">
            <text:p>31</text:p>
          </table:table-cell>
          <table:table-cell table:style-name="ce5" office:value-type="float" office:value="212">
            <text:p>212</text:p>
          </table:table-cell>
          <table:table-cell table:number-columns-repeated="1021"/>
        </table:table-row>
        <table:table-row table:style-name="ro1">
          <table:table-cell table:style-name="ce5" office:value-type="float" office:value="9200">
            <text:p>9200</text:p>
          </table:table-cell>
          <table:table-cell table:style-name="ce5" table:formula="of:=([.A28]/100) - 60" office:value-type="float" office:value="32">
            <text:p>32</text:p>
          </table:table-cell>
          <table:table-cell table:style-name="ce5"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table:style-name="ce5" office:value-type="float" office:value="9300">
            <text:p>9300</text:p>
          </table:table-cell>
          <table:table-cell table:style-name="ce5" table:formula="of:=([.A29]/100) - 60" office:value-type="float" office:value="33">
            <text:p>33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9400">
            <text:p>9400</text:p>
          </table:table-cell>
          <table:table-cell table:style-name="ce5" table:formula="of:=([.A30]/100) - 60" office:value-type="float" office:value="34">
            <text:p>34</text:p>
          </table:table-cell>
          <table:table-cell table:style-name="ce5"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table:style-name="ce5" office:value-type="float" office:value="9500">
            <text:p>9500</text:p>
          </table:table-cell>
          <table:table-cell table:style-name="ce5" table:formula="of:=([.A31]/100) - 60" office:value-type="float" office:value="35">
            <text:p>35</text:p>
          </table:table-cell>
          <table:table-cell table:style-name="ce5"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table:style-name="ce5" office:value-type="float" office:value="9600">
            <text:p>9600</text:p>
          </table:table-cell>
          <table:table-cell table:style-name="ce5" table:formula="of:=([.A32]/100) - 60" office:value-type="float" office:value="36">
            <text:p>36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9700">
            <text:p>9700</text:p>
          </table:table-cell>
          <table:table-cell table:style-name="ce5" table:formula="of:=([.A33]/100) - 60" office:value-type="float" office:value="37">
            <text:p>37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9800">
            <text:p>9800</text:p>
          </table:table-cell>
          <table:table-cell table:style-name="ce5" table:formula="of:=([.A34]/100) - 60" office:value-type="float" office:value="38">
            <text:p>38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9900">
            <text:p>9900</text:p>
          </table:table-cell>
          <table:table-cell table:style-name="ce5" table:formula="of:=([.A35]/100) - 60" office:value-type="float" office:value="39">
            <text:p>39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table:formula="of:=([.A36]/100) - 60" office:value-type="float" office:value="40">
            <text:p>40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0100">
            <text:p>10100</text:p>
          </table:table-cell>
          <table:table-cell table:style-name="ce5" table:formula="of:=([.A37]/100) - 60" office:value-type="float" office:value="41">
            <text:p>41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0200">
            <text:p>10200</text:p>
          </table:table-cell>
          <table:table-cell table:style-name="ce5" table:formula="of:=([.A38]/100) - 60" office:value-type="float" office:value="42">
            <text:p>42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0300">
            <text:p>10300</text:p>
          </table:table-cell>
          <table:table-cell table:style-name="ce5" table:formula="of:=([.A39]/100) - 60" office:value-type="float" office:value="43">
            <text:p>43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0400">
            <text:p>10400</text:p>
          </table:table-cell>
          <table:table-cell table:style-name="ce5" table:formula="of:=([.A40]/100) - 60" office:value-type="float" office:value="44">
            <text:p>44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0500">
            <text:p>10500</text:p>
          </table:table-cell>
          <table:table-cell table:style-name="ce5" table:formula="of:=([.A41]/100) - 60" office:value-type="float" office:value="45">
            <text:p>45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0600">
            <text:p>10600</text:p>
          </table:table-cell>
          <table:table-cell table:style-name="ce5" table:formula="of:=([.A42]/100) - 60" office:value-type="float" office:value="46">
            <text:p>46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0700">
            <text:p>10700</text:p>
          </table:table-cell>
          <table:table-cell table:style-name="ce5" table:formula="of:=([.A43]/100) - 60" office:value-type="float" office:value="47">
            <text:p>47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0800">
            <text:p>10800</text:p>
          </table:table-cell>
          <table:table-cell table:style-name="ce5" table:formula="of:=([.A44]/100) - 60" office:value-type="float" office:value="48">
            <text:p>48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0900">
            <text:p>10900</text:p>
          </table:table-cell>
          <table:table-cell table:style-name="ce5" table:formula="of:=([.A45]/100) - 60" office:value-type="float" office:value="49">
            <text:p>49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1000">
            <text:p>11000</text:p>
          </table:table-cell>
          <table:table-cell table:style-name="ce5" table:formula="of:=([.A46]/100) - 60" office:value-type="float" office:value="50">
            <text:p>50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11100">
            <text:p>11100</text:p>
          </table:table-cell>
          <table:table-cell table:style-name="ce5" table:formula="of:=([.A47]/100) - 60" office:value-type="float" office:value="51">
            <text:p>51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11200">
            <text:p>11200</text:p>
          </table:table-cell>
          <table:table-cell table:style-name="ce5" table:formula="of:=([.A48]/100) - 60" office:value-type="float" office:value="52">
            <text:p>52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11300">
            <text:p>11300</text:p>
          </table:table-cell>
          <table:table-cell table:style-name="ce5" table:formula="of:=([.A49]/100) - 60" office:value-type="float" office:value="53">
            <text:p>53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11400">
            <text:p>11400</text:p>
          </table:table-cell>
          <table:table-cell table:style-name="ce5" table:formula="of:=([.A50]/100) - 60" office:value-type="float" office:value="54">
            <text:p>54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11500">
            <text:p>11500</text:p>
          </table:table-cell>
          <table:table-cell table:style-name="ce5" table:formula="of:=([.A51]/100) - 60" office:value-type="float" office:value="55">
            <text:p>55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11600">
            <text:p>11600</text:p>
          </table:table-cell>
          <table:table-cell table:style-name="ce5" table:formula="of:=([.A52]/100) - 60" office:value-type="float" office:value="56">
            <text:p>56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11700">
            <text:p>11700</text:p>
          </table:table-cell>
          <table:table-cell table:style-name="ce5" table:formula="of:=([.A53]/100) - 60" office:value-type="float" office:value="57">
            <text:p>57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11800">
            <text:p>11800</text:p>
          </table:table-cell>
          <table:table-cell table:style-name="ce5" table:formula="of:=([.A54]/100) - 60" office:value-type="float" office:value="58">
            <text:p>58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11900">
            <text:p>11900</text:p>
          </table:table-cell>
          <table:table-cell table:style-name="ce5" table:formula="of:=([.A55]/100) - 60" office:value-type="float" office:value="59">
            <text:p>59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12000">
            <text:p>12000</text:p>
          </table:table-cell>
          <table:table-cell table:style-name="ce5" table:formula="of:=([.A56]/100) - 60" office:value-type="float" office:value="60">
            <text:p>60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12100">
            <text:p>12100</text:p>
          </table:table-cell>
          <table:table-cell table:style-name="ce5" table:formula="of:=([.A57]/100) - 60" office:value-type="float" office:value="61">
            <text:p>61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12200">
            <text:p>12200</text:p>
          </table:table-cell>
          <table:table-cell table:style-name="ce5" table:formula="of:=([.A58]/100) - 60" office:value-type="float" office:value="62">
            <text:p>62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12300">
            <text:p>12300</text:p>
          </table:table-cell>
          <table:table-cell table:style-name="ce5" table:formula="of:=([.A59]/100) - 60" office:value-type="float" office:value="63">
            <text:p>63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12400">
            <text:p>12400</text:p>
          </table:table-cell>
          <table:table-cell table:style-name="ce5" table:formula="of:=([.A60]/100) - 60" office:value-type="float" office:value="64">
            <text:p>64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12500">
            <text:p>12500</text:p>
          </table:table-cell>
          <table:table-cell table:style-name="ce5" table:formula="of:=([.A61]/100) - 60" office:value-type="float" office:value="65">
            <text:p>65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12600">
            <text:p>12600</text:p>
          </table:table-cell>
          <table:table-cell table:style-name="ce5" table:formula="of:=([.A62]/100) - 60" office:value-type="float" office:value="66">
            <text:p>66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12700">
            <text:p>12700</text:p>
          </table:table-cell>
          <table:table-cell table:style-name="ce5" table:formula="of:=([.A63]/100) - 60" office:value-type="float" office:value="67">
            <text:p>67</text:p>
          </table:table-cell>
          <table:table-cell table:style-name="ce5"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 table:style-name="ce5" office:value-type="float" office:value="12800">
            <text:p>12800</text:p>
          </table:table-cell>
          <table:table-cell table:style-name="ce5" table:formula="of:=([.A64]/100) - 60" office:value-type="float" office:value="68">
            <text:p>68</text:p>
          </table:table-cell>
          <table:table-cell table:style-name="ce5"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 table:style-name="ce5" office:value-type="float" office:value="12900">
            <text:p>12900</text:p>
          </table:table-cell>
          <table:table-cell table:style-name="ce5" table:formula="of:=([.A65]/100) - 60" office:value-type="float" office:value="69">
            <text:p>69</text:p>
          </table:table-cell>
          <table:table-cell table:style-name="ce5"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 table:style-name="ce5" office:value-type="float" office:value="13000">
            <text:p>13000</text:p>
          </table:table-cell>
          <table:table-cell table:style-name="ce5" table:formula="of:=([.A66]/100) - 60" office:value-type="float" office:value="70">
            <text:p>70</text:p>
          </table:table-cell>
          <table:table-cell table:style-name="ce5"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 table:style-name="ce5" office:value-type="float" office:value="13100">
            <text:p>13100</text:p>
          </table:table-cell>
          <table:table-cell table:style-name="ce5" table:formula="of:=([.A67]/100) - 60" office:value-type="float" office:value="71">
            <text:p>71</text:p>
          </table:table-cell>
          <table:table-cell table:style-name="ce5"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 table:style-name="ce5" office:value-type="float" office:value="13200">
            <text:p>13200</text:p>
          </table:table-cell>
          <table:table-cell table:style-name="ce5" table:formula="of:=([.A68]/100) - 60" office:value-type="float" office:value="72">
            <text:p>72</text:p>
          </table:table-cell>
          <table:table-cell table:style-name="ce5"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 table:style-name="ce5" office:value-type="float" office:value="13300">
            <text:p>13300</text:p>
          </table:table-cell>
          <table:table-cell table:style-name="ce5" table:formula="of:=([.A69]/100) - 60" office:value-type="float" office:value="73">
            <text:p>73</text:p>
          </table:table-cell>
          <table:table-cell table:style-name="ce5"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 table:style-name="ce5" office:value-type="float" office:value="13400">
            <text:p>13400</text:p>
          </table:table-cell>
          <table:table-cell table:style-name="ce5" table:formula="of:=([.A70]/100) - 60" office:value-type="float" office:value="74">
            <text:p>74</text:p>
          </table:table-cell>
          <table:table-cell table:style-name="ce5"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 table:style-name="ce5" office:value-type="float" office:value="13500">
            <text:p>13500</text:p>
          </table:table-cell>
          <table:table-cell table:style-name="ce5" table:formula="of:=([.A71]/100) - 60" office:value-type="float" office:value="75">
            <text:p>75</text:p>
          </table:table-cell>
          <table:table-cell table:style-name="ce5"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 table:style-name="ce5" office:value-type="float" office:value="13600">
            <text:p>13600</text:p>
          </table:table-cell>
          <table:table-cell table:style-name="ce5" table:formula="of:=([.A72]/100) - 60" office:value-type="float" office:value="76">
            <text:p>76</text:p>
          </table:table-cell>
          <table:table-cell table:style-name="ce5"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 table:style-name="ce5" office:value-type="float" office:value="13700">
            <text:p>13700</text:p>
          </table:table-cell>
          <table:table-cell table:style-name="ce5" table:formula="of:=([.A73]/100) - 60" office:value-type="float" office:value="77">
            <text:p>77</text:p>
          </table:table-cell>
          <table:table-cell table:style-name="ce5"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 table:style-name="ce5" office:value-type="float" office:value="13800">
            <text:p>13800</text:p>
          </table:table-cell>
          <table:table-cell table:style-name="ce5" table:formula="of:=([.A74]/100) - 60" office:value-type="float" office:value="78">
            <text:p>78</text:p>
          </table:table-cell>
          <table:table-cell table:style-name="ce5"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 table:style-name="ce5" office:value-type="float" office:value="13900">
            <text:p>13900</text:p>
          </table:table-cell>
          <table:table-cell table:style-name="ce5" table:formula="of:=([.A75]/100) - 60" office:value-type="float" office:value="79">
            <text:p>79</text:p>
          </table:table-cell>
          <table:table-cell table:style-name="ce5"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 table:style-name="ce5" office:value-type="float" office:value="14000">
            <text:p>14000</text:p>
          </table:table-cell>
          <table:table-cell table:style-name="ce5" table:formula="of:=([.A76]/100) - 60" office:value-type="float" office:value="80">
            <text:p>80</text:p>
          </table:table-cell>
          <table:table-cell table:style-name="ce5"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 table:style-name="ce5" office:value-type="float" office:value="14100">
            <text:p>14100</text:p>
          </table:table-cell>
          <table:table-cell table:style-name="ce5" table:formula="of:=([.A77]/100) - 60" office:value-type="float" office:value="81">
            <text:p>81</text:p>
          </table:table-cell>
          <table:table-cell table:style-name="ce5"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 table:style-name="ce5" office:value-type="float" office:value="14200">
            <text:p>14200</text:p>
          </table:table-cell>
          <table:table-cell table:style-name="ce5" table:formula="of:=([.A78]/100) - 60" office:value-type="float" office:value="82">
            <text:p>82</text:p>
          </table:table-cell>
          <table:table-cell table:style-name="ce5"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 table:style-name="ce5" office:value-type="float" office:value="14300">
            <text:p>14300</text:p>
          </table:table-cell>
          <table:table-cell table:style-name="ce5" table:formula="of:=([.A79]/100) - 60" office:value-type="float" office:value="83">
            <text:p>83</text:p>
          </table:table-cell>
          <table:table-cell table:style-name="ce5"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 table:style-name="ce5" office:value-type="float" office:value="14400">
            <text:p>14400</text:p>
          </table:table-cell>
          <table:table-cell table:style-name="ce5" table:formula="of:=([.A80]/100) - 60" office:value-type="float" office:value="84">
            <text:p>84</text:p>
          </table:table-cell>
          <table:table-cell table:style-name="ce5"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 table:style-name="ce5" office:value-type="float" office:value="14500">
            <text:p>14500</text:p>
          </table:table-cell>
          <table:table-cell table:style-name="ce5" table:formula="of:=([.A81]/100) - 60" office:value-type="float" office:value="85">
            <text:p>85</text:p>
          </table:table-cell>
          <table:table-cell table:style-name="ce5"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table:style-name="ce5" office:value-type="float" office:value="14600">
            <text:p>14600</text:p>
          </table:table-cell>
          <table:table-cell table:style-name="ce5" table:formula="of:=([.A82]/100) - 60" office:value-type="float" office:value="86">
            <text:p>86</text:p>
          </table:table-cell>
          <table:table-cell table:style-name="ce5"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table:style-name="ce5" office:value-type="float" office:value="14700">
            <text:p>14700</text:p>
          </table:table-cell>
          <table:table-cell table:style-name="ce5" table:formula="of:=([.A83]/100) - 60" office:value-type="float" office:value="87">
            <text:p>87</text:p>
          </table:table-cell>
          <table:table-cell table:style-name="ce5"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table:style-name="ce5" office:value-type="float" office:value="14800">
            <text:p>14800</text:p>
          </table:table-cell>
          <table:table-cell table:style-name="ce5" table:formula="of:=([.A84]/100) - 60" office:value-type="float" office:value="88">
            <text:p>88</text:p>
          </table:table-cell>
          <table:table-cell table:style-name="ce5" office:value-type="float" office:value="179">
            <text:p>179</text:p>
          </table:table-cell>
          <table:table-cell table:number-columns-repeated="1021"/>
        </table:table-row>
        <table:table-row table:style-name="ro1">
          <table:table-cell table:style-name="ce5" office:value-type="float" office:value="14900">
            <text:p>14900</text:p>
          </table:table-cell>
          <table:table-cell table:style-name="ce5" table:formula="of:=([.A85]/100) - 60" office:value-type="float" office:value="89">
            <text:p>89</text:p>
          </table:table-cell>
          <table:table-cell table:style-name="ce5" office:value-type="float" office:value="179">
            <text:p>179</text:p>
          </table:table-cell>
          <table:table-cell table:number-columns-repeated="1021"/>
        </table:table-row>
        <table:table-row table:style-name="ro1">
          <table:table-cell table:style-name="ce5" office:value-type="float" office:value="15000">
            <text:p>15000</text:p>
          </table:table-cell>
          <table:table-cell table:style-name="ce5" table:formula="of:=([.A86]/100) - 60" office:value-type="float" office:value="90">
            <text:p>90</text:p>
          </table:table-cell>
          <table:table-cell table:style-name="ce5" office:value-type="float" office:value="179">
            <text:p>179</text:p>
          </table:table-cell>
          <table:table-cell table:number-columns-repeated="1021"/>
        </table:table-row>
        <table:table-row table:style-name="ro1">
          <table:table-cell table:style-name="ce5" office:value-type="float" office:value="15100">
            <text:p>15100</text:p>
          </table:table-cell>
          <table:table-cell table:style-name="ce5" table:formula="of:=([.A87]/100) - 60" office:value-type="float" office:value="91">
            <text:p>91</text:p>
          </table:table-cell>
          <table:table-cell table:style-name="ce5" office:value-type="float" office:value="178">
            <text:p>178</text:p>
          </table:table-cell>
          <table:table-cell table:number-columns-repeated="1021"/>
        </table:table-row>
        <table:table-row table:style-name="ro1">
          <table:table-cell table:style-name="ce5" office:value-type="float" office:value="15200">
            <text:p>15200</text:p>
          </table:table-cell>
          <table:table-cell table:style-name="ce5" table:formula="of:=([.A88]/100) - 60" office:value-type="float" office:value="92">
            <text:p>92</text:p>
          </table:table-cell>
          <table:table-cell table:style-name="ce5" office:value-type="float" office:value="178">
            <text:p>178</text:p>
          </table:table-cell>
          <table:table-cell table:number-columns-repeated="1021"/>
        </table:table-row>
        <table:table-row table:style-name="ro1">
          <table:table-cell table:style-name="ce5" office:value-type="float" office:value="15300">
            <text:p>15300</text:p>
          </table:table-cell>
          <table:table-cell table:style-name="ce5" table:formula="of:=([.A89]/100) - 60" office:value-type="float" office:value="93">
            <text:p>93</text:p>
          </table:table-cell>
          <table:table-cell table:style-name="ce5" office:value-type="float" office:value="178">
            <text:p>178</text:p>
          </table:table-cell>
          <table:table-cell table:number-columns-repeated="1021"/>
        </table:table-row>
        <table:table-row table:style-name="ro1">
          <table:table-cell table:style-name="ce5" office:value-type="float" office:value="15400">
            <text:p>15400</text:p>
          </table:table-cell>
          <table:table-cell table:style-name="ce5" table:formula="of:=([.A90]/100) - 60" office:value-type="float" office:value="94">
            <text:p>94</text:p>
          </table:table-cell>
          <table:table-cell table:style-name="ce5" office:value-type="float" office:value="178">
            <text:p>178</text:p>
          </table:table-cell>
          <table:table-cell table:number-columns-repeated="1021"/>
        </table:table-row>
        <table:table-row table:style-name="ro1">
          <table:table-cell table:style-name="ce5" office:value-type="float" office:value="15500">
            <text:p>15500</text:p>
          </table:table-cell>
          <table:table-cell table:style-name="ce5" table:formula="of:=([.A91]/100) - 60" office:value-type="float" office:value="95">
            <text:p>95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15600">
            <text:p>15600</text:p>
          </table:table-cell>
          <table:table-cell table:style-name="ce5" table:formula="of:=([.A92]/100) - 60" office:value-type="float" office:value="96">
            <text:p>96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15700">
            <text:p>15700</text:p>
          </table:table-cell>
          <table:table-cell table:style-name="ce5" table:formula="of:=([.A93]/100) - 60" office:value-type="float" office:value="97">
            <text:p>97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15800">
            <text:p>15800</text:p>
          </table:table-cell>
          <table:table-cell table:style-name="ce5" table:formula="of:=([.A94]/100) - 60" office:value-type="float" office:value="98">
            <text:p>98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15900">
            <text:p>15900</text:p>
          </table:table-cell>
          <table:table-cell table:style-name="ce5" table:formula="of:=([.A95]/100) - 60" office:value-type="float" office:value="99">
            <text:p>99</text:p>
          </table:table-cell>
          <table:table-cell table:style-name="ce5" office:value-type="float" office:value="176">
            <text:p>176</text:p>
          </table:table-cell>
          <table:table-cell table:number-columns-repeated="1021"/>
        </table:table-row>
        <table:table-row table:style-name="ro1">
          <table:table-cell table:style-name="ce5" office:value-type="float" office:value="16000">
            <text:p>16000</text:p>
          </table:table-cell>
          <table:table-cell table:style-name="ce5" table:formula="of:=([.A96]/100) - 60" office:value-type="float" office:value="100">
            <text:p>100</text:p>
          </table:table-cell>
          <table:table-cell table:style-name="ce5" office:value-type="float" office:value="176">
            <text:p>176</text:p>
          </table:table-cell>
          <table:table-cell table:number-columns-repeated="1021"/>
        </table:table-row>
        <table:table-row table:style-name="ro1">
          <table:table-cell table:style-name="ce5" office:value-type="float" office:value="16100">
            <text:p>16100</text:p>
          </table:table-cell>
          <table:table-cell table:style-name="ce5" table:formula="of:=([.A97]/100) - 60" office:value-type="float" office:value="101">
            <text:p>101</text:p>
          </table:table-cell>
          <table:table-cell table:style-name="ce5" office:value-type="float" office:value="176">
            <text:p>176</text:p>
          </table:table-cell>
          <table:table-cell table:number-columns-repeated="1021"/>
        </table:table-row>
        <table:table-row table:style-name="ro1">
          <table:table-cell table:style-name="ce5" office:value-type="float" office:value="16200">
            <text:p>16200</text:p>
          </table:table-cell>
          <table:table-cell table:style-name="ce5" table:formula="of:=([.A98]/100) - 60" office:value-type="float" office:value="102">
            <text:p>102</text:p>
          </table:table-cell>
          <table:table-cell table:style-name="ce5"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table:style-name="ce5" office:value-type="float" office:value="16300">
            <text:p>16300</text:p>
          </table:table-cell>
          <table:table-cell table:style-name="ce5" table:formula="of:=([.A99]/100) - 60" office:value-type="float" office:value="103">
            <text:p>103</text:p>
          </table:table-cell>
          <table:table-cell table:style-name="ce5"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table:style-name="ce5" office:value-type="float" office:value="16400">
            <text:p>16400</text:p>
          </table:table-cell>
          <table:table-cell table:style-name="ce5" table:formula="of:=([.A100]/100) - 60" office:value-type="float" office:value="104">
            <text:p>104</text:p>
          </table:table-cell>
          <table:table-cell table:style-name="ce5"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table:style-name="ce5" office:value-type="float" office:value="16500">
            <text:p>16500</text:p>
          </table:table-cell>
          <table:table-cell table:style-name="ce5" table:formula="of:=([.A101]/100) - 60" office:value-type="float" office:value="105">
            <text:p>105</text:p>
          </table:table-cell>
          <table:table-cell table:style-name="ce5"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table:style-name="ce5" office:value-type="float" office:value="16600">
            <text:p>16600</text:p>
          </table:table-cell>
          <table:table-cell table:style-name="ce5" table:formula="of:=([.A102]/100) - 60" office:value-type="float" office:value="106">
            <text:p>106</text:p>
          </table:table-cell>
          <table:table-cell table:style-name="ce5" office:value-type="float" office:value="175">
            <text:p>175</text:p>
          </table:table-cell>
          <table:table-cell table:number-columns-repeated="1021"/>
        </table:table-row>
        <table:table-row table:style-name="ro1">
          <table:table-cell table:style-name="ce5" office:value-type="float" office:value="16700">
            <text:p>16700</text:p>
          </table:table-cell>
          <table:table-cell table:style-name="ce5" table:formula="of:=([.A103]/100) - 60" office:value-type="float" office:value="107">
            <text:p>107</text:p>
          </table:table-cell>
          <table:table-cell table:style-name="ce5" office:value-type="float" office:value="174">
            <text:p>174</text:p>
          </table:table-cell>
          <table:table-cell table:number-columns-repeated="1021"/>
        </table:table-row>
        <table:table-row table:style-name="ro1">
          <table:table-cell table:style-name="ce5" office:value-type="float" office:value="16800">
            <text:p>16800</text:p>
          </table:table-cell>
          <table:table-cell table:style-name="ce5" table:formula="of:=([.A104]/100) - 60" office:value-type="float" office:value="108">
            <text:p>108</text:p>
          </table:table-cell>
          <table:table-cell table:style-name="ce5" office:value-type="float" office:value="174">
            <text:p>174</text:p>
          </table:table-cell>
          <table:table-cell table:number-columns-repeated="1021"/>
        </table:table-row>
        <table:table-row table:style-name="ro1">
          <table:table-cell table:style-name="ce5" office:value-type="float" office:value="16900">
            <text:p>16900</text:p>
          </table:table-cell>
          <table:table-cell table:style-name="ce5" table:formula="of:=([.A105]/100) - 60" office:value-type="float" office:value="109">
            <text:p>109</text:p>
          </table:table-cell>
          <table:table-cell table:style-name="ce5" office:value-type="float" office:value="174">
            <text:p>174</text:p>
          </table:table-cell>
          <table:table-cell table:number-columns-repeated="1021"/>
        </table:table-row>
        <table:table-row table:style-name="ro1">
          <table:table-cell table:style-name="ce5" office:value-type="float" office:value="17000">
            <text:p>17000</text:p>
          </table:table-cell>
          <table:table-cell table:style-name="ce5" table:formula="of:=([.A106]/100) - 60" office:value-type="float" office:value="110">
            <text:p>110</text:p>
          </table:table-cell>
          <table:table-cell table:style-name="ce5" office:value-type="float" office:value="174">
            <text:p>174</text:p>
          </table:table-cell>
          <table:table-cell table:number-columns-repeated="1021"/>
        </table:table-row>
        <table:table-row table:style-name="ro1">
          <table:table-cell table:style-name="ce5" office:value-type="float" office:value="17100">
            <text:p>17100</text:p>
          </table:table-cell>
          <table:table-cell table:style-name="ce5" table:formula="of:=([.A107]/100) - 60" office:value-type="float" office:value="111">
            <text:p>111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17200">
            <text:p>17200</text:p>
          </table:table-cell>
          <table:table-cell table:style-name="ce5" table:formula="of:=([.A108]/100) - 60" office:value-type="float" office:value="112">
            <text:p>112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17300">
            <text:p>17300</text:p>
          </table:table-cell>
          <table:table-cell table:style-name="ce5" table:formula="of:=([.A109]/100) - 60" office:value-type="float" office:value="113">
            <text:p>113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17400">
            <text:p>17400</text:p>
          </table:table-cell>
          <table:table-cell table:style-name="ce5" table:formula="of:=([.A110]/100) - 60" office:value-type="float" office:value="114">
            <text:p>114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17500">
            <text:p>17500</text:p>
          </table:table-cell>
          <table:table-cell table:style-name="ce5" table:formula="of:=([.A111]/100) - 60" office:value-type="float" office:value="115">
            <text:p>115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17600">
            <text:p>17600</text:p>
          </table:table-cell>
          <table:table-cell table:style-name="ce5" table:formula="of:=([.A112]/100) - 60" office:value-type="float" office:value="116">
            <text:p>116</text:p>
          </table:table-cell>
          <table:table-cell table:style-name="ce5"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table:style-name="ce5" office:value-type="float" office:value="17700">
            <text:p>17700</text:p>
          </table:table-cell>
          <table:table-cell table:style-name="ce5" table:formula="of:=([.A113]/100) - 60" office:value-type="float" office:value="117">
            <text:p>117</text:p>
          </table:table-cell>
          <table:table-cell table:style-name="ce5"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table:style-name="ce5" office:value-type="float" office:value="17800">
            <text:p>17800</text:p>
          </table:table-cell>
          <table:table-cell table:style-name="ce5" table:formula="of:=([.A114]/100) - 60" office:value-type="float" office:value="118">
            <text:p>118</text:p>
          </table:table-cell>
          <table:table-cell table:style-name="ce5"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table:style-name="ce5" office:value-type="float" office:value="17900">
            <text:p>17900</text:p>
          </table:table-cell>
          <table:table-cell table:style-name="ce5" table:formula="of:=([.A115]/100) - 60" office:value-type="float" office:value="119">
            <text:p>119</text:p>
          </table:table-cell>
          <table:table-cell table:style-name="ce5"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table:style-name="ce5" office:value-type="float" office:value="18000">
            <text:p>18000</text:p>
          </table:table-cell>
          <table:table-cell table:style-name="ce5" table:formula="of:=([.A116]/100) - 60" office:value-type="float" office:value="120">
            <text:p>120</text:p>
          </table:table-cell>
          <table:table-cell table:style-name="ce5" office:value-type="float" office:value="172">
            <text:p>172</text:p>
          </table:table-cell>
          <table:table-cell table:number-columns-repeated="1021"/>
        </table:table-row>
        <table:table-row table:style-name="ro1">
          <table:table-cell table:style-name="ce5" office:value-type="float" office:value="18100">
            <text:p>18100</text:p>
          </table:table-cell>
          <table:table-cell table:style-name="ce5" table:formula="of:=([.A117]/100) - 60" office:value-type="float" office:value="121">
            <text:p>121</text:p>
          </table:table-cell>
          <table:table-cell table:style-name="ce5"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table:style-name="ce5" office:value-type="float" office:value="18200">
            <text:p>18200</text:p>
          </table:table-cell>
          <table:table-cell table:style-name="ce5" table:formula="of:=([.A118]/100) - 60" office:value-type="float" office:value="122">
            <text:p>122</text:p>
          </table:table-cell>
          <table:table-cell table:style-name="ce5"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table:style-name="ce5" office:value-type="float" office:value="18300">
            <text:p>18300</text:p>
          </table:table-cell>
          <table:table-cell table:style-name="ce5" table:formula="of:=([.A119]/100) - 60" office:value-type="float" office:value="123">
            <text:p>123</text:p>
          </table:table-cell>
          <table:table-cell table:style-name="ce5"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table:style-name="ce5" office:value-type="float" office:value="18400">
            <text:p>18400</text:p>
          </table:table-cell>
          <table:table-cell table:style-name="ce5" table:formula="of:=([.A120]/100) - 60" office:value-type="float" office:value="124">
            <text:p>124</text:p>
          </table:table-cell>
          <table:table-cell table:style-name="ce5"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table:style-name="ce5" office:value-type="float" office:value="18500">
            <text:p>18500</text:p>
          </table:table-cell>
          <table:table-cell table:style-name="ce5" table:formula="of:=([.A121]/100) - 60" office:value-type="float" office:value="125">
            <text:p>125</text:p>
          </table:table-cell>
          <table:table-cell table:style-name="ce5" office:value-type="float" office:value="171">
            <text:p>171</text:p>
          </table:table-cell>
          <table:table-cell table:number-columns-repeated="1021"/>
        </table:table-row>
        <table:table-row table:style-name="ro1">
          <table:table-cell table:style-name="ce5" office:value-type="float" office:value="18600">
            <text:p>18600</text:p>
          </table:table-cell>
          <table:table-cell table:style-name="ce5" table:formula="of:=([.A122]/100) - 60" office:value-type="float" office:value="126">
            <text:p>126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8700">
            <text:p>18700</text:p>
          </table:table-cell>
          <table:table-cell table:style-name="ce5" table:formula="of:=([.A123]/100) - 60" office:value-type="float" office:value="127">
            <text:p>127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8800">
            <text:p>18800</text:p>
          </table:table-cell>
          <table:table-cell table:style-name="ce5" table:formula="of:=([.A124]/100) - 60" office:value-type="float" office:value="128">
            <text:p>128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8900">
            <text:p>18900</text:p>
          </table:table-cell>
          <table:table-cell table:style-name="ce5" table:formula="of:=([.A125]/100) - 60" office:value-type="float" office:value="129">
            <text:p>129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9000">
            <text:p>19000</text:p>
          </table:table-cell>
          <table:table-cell table:style-name="ce5" table:formula="of:=([.A126]/100) - 60" office:value-type="float" office:value="130">
            <text:p>130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9100">
            <text:p>19100</text:p>
          </table:table-cell>
          <table:table-cell table:style-name="ce5" table:formula="of:=([.A127]/100) - 60" office:value-type="float" office:value="131">
            <text:p>131</text:p>
          </table:table-cell>
          <table:table-cell table:style-name="ce5" office:value-type="float" office:value="170">
            <text:p>170</text:p>
          </table:table-cell>
          <table:table-cell table:number-columns-repeated="1021"/>
        </table:table-row>
        <table:table-row table:style-name="ro1">
          <table:table-cell table:style-name="ce5" office:value-type="float" office:value="19200">
            <text:p>19200</text:p>
          </table:table-cell>
          <table:table-cell table:style-name="ce5" table:formula="of:=([.A128]/100) - 60" office:value-type="float" office:value="132">
            <text:p>132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300">
            <text:p>19300</text:p>
          </table:table-cell>
          <table:table-cell table:style-name="ce5" table:formula="of:=([.A129]/100) - 60" office:value-type="float" office:value="133">
            <text:p>133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400">
            <text:p>19400</text:p>
          </table:table-cell>
          <table:table-cell table:style-name="ce5" table:formula="of:=([.A130]/100) - 60" office:value-type="float" office:value="134">
            <text:p>134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500">
            <text:p>19500</text:p>
          </table:table-cell>
          <table:table-cell table:style-name="ce5" table:formula="of:=([.A131]/100) - 60" office:value-type="float" office:value="135">
            <text:p>135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600">
            <text:p>19600</text:p>
          </table:table-cell>
          <table:table-cell table:style-name="ce5" table:formula="of:=([.A132]/100) - 60" office:value-type="float" office:value="136">
            <text:p>136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700">
            <text:p>19700</text:p>
          </table:table-cell>
          <table:table-cell table:style-name="ce5" table:formula="of:=([.A133]/100) - 60" office:value-type="float" office:value="137">
            <text:p>137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800">
            <text:p>19800</text:p>
          </table:table-cell>
          <table:table-cell table:style-name="ce5" table:formula="of:=([.A134]/100) - 60" office:value-type="float" office:value="138">
            <text:p>138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19900">
            <text:p>19900</text:p>
          </table:table-cell>
          <table:table-cell table:style-name="ce5" table:formula="of:=([.A135]/100) - 60" office:value-type="float" office:value="139">
            <text:p>139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000">
            <text:p>20000</text:p>
          </table:table-cell>
          <table:table-cell table:style-name="ce5" table:formula="of:=([.A136]/100) - 60" office:value-type="float" office:value="140">
            <text:p>140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100">
            <text:p>20100</text:p>
          </table:table-cell>
          <table:table-cell table:style-name="ce5" table:formula="of:=([.A137]/100) - 60" office:value-type="float" office:value="141">
            <text:p>141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200">
            <text:p>20200</text:p>
          </table:table-cell>
          <table:table-cell table:style-name="ce5" table:formula="of:=([.A138]/100) - 60" office:value-type="float" office:value="142">
            <text:p>142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300">
            <text:p>20300</text:p>
          </table:table-cell>
          <table:table-cell table:style-name="ce5" table:formula="of:=([.A139]/100) - 60" office:value-type="float" office:value="143">
            <text:p>143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400">
            <text:p>20400</text:p>
          </table:table-cell>
          <table:table-cell table:style-name="ce5" table:formula="of:=([.A140]/100) - 60" office:value-type="float" office:value="144">
            <text:p>144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500">
            <text:p>20500</text:p>
          </table:table-cell>
          <table:table-cell table:style-name="ce5" table:formula="of:=([.A141]/100) - 60" office:value-type="float" office:value="145">
            <text:p>145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20600">
            <text:p>20600</text:p>
          </table:table-cell>
          <table:table-cell table:style-name="ce5" table:formula="of:=([.A142]/100) - 60" office:value-type="float" office:value="146">
            <text:p>146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0700">
            <text:p>20700</text:p>
          </table:table-cell>
          <table:table-cell table:style-name="ce5" table:formula="of:=([.A143]/100) - 60" office:value-type="float" office:value="147">
            <text:p>147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0800">
            <text:p>20800</text:p>
          </table:table-cell>
          <table:table-cell table:style-name="ce5" table:formula="of:=([.A144]/100) - 60" office:value-type="float" office:value="148">
            <text:p>148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0900">
            <text:p>20900</text:p>
          </table:table-cell>
          <table:table-cell table:style-name="ce5" table:formula="of:=([.A145]/100) - 60" office:value-type="float" office:value="149">
            <text:p>149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1000">
            <text:p>21000</text:p>
          </table:table-cell>
          <table:table-cell table:style-name="ce5" table:formula="of:=([.A146]/100) - 60" office:value-type="float" office:value="150">
            <text:p>150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1100">
            <text:p>21100</text:p>
          </table:table-cell>
          <table:table-cell table:style-name="ce5" table:formula="of:=([.A147]/100) - 60" office:value-type="float" office:value="151">
            <text:p>151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1200">
            <text:p>21200</text:p>
          </table:table-cell>
          <table:table-cell table:style-name="ce5" table:formula="of:=([.A148]/100) - 60" office:value-type="float" office:value="152">
            <text:p>152</text:p>
          </table:table-cell>
          <table:table-cell table:style-name="ce5" office:value-type="float" office:value="167">
            <text:p>167</text:p>
          </table:table-cell>
          <table:table-cell table:number-columns-repeated="1021"/>
        </table:table-row>
        <table:table-row table:style-name="ro1">
          <table:table-cell table:style-name="ce5" office:value-type="float" office:value="21300">
            <text:p>21300</text:p>
          </table:table-cell>
          <table:table-cell table:style-name="ce5" table:formula="of:=([.A149]/100) - 60" office:value-type="float" office:value="153">
            <text:p>153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400">
            <text:p>21400</text:p>
          </table:table-cell>
          <table:table-cell table:style-name="ce5" table:formula="of:=([.A150]/100) - 60" office:value-type="float" office:value="154">
            <text:p>154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500">
            <text:p>21500</text:p>
          </table:table-cell>
          <table:table-cell table:style-name="ce5" table:formula="of:=([.A151]/100) - 60" office:value-type="float" office:value="155">
            <text:p>155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600">
            <text:p>21600</text:p>
          </table:table-cell>
          <table:table-cell table:style-name="ce5" table:formula="of:=([.A152]/100) - 60" office:value-type="float" office:value="156">
            <text:p>156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700">
            <text:p>21700</text:p>
          </table:table-cell>
          <table:table-cell table:style-name="ce5" table:formula="of:=([.A153]/100) - 60" office:value-type="float" office:value="157">
            <text:p>157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800">
            <text:p>21800</text:p>
          </table:table-cell>
          <table:table-cell table:style-name="ce5" table:formula="of:=([.A154]/100) - 60" office:value-type="float" office:value="158">
            <text:p>158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1900">
            <text:p>21900</text:p>
          </table:table-cell>
          <table:table-cell table:style-name="ce5" table:formula="of:=([.A155]/100) - 60" office:value-type="float" office:value="159">
            <text:p>159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2000">
            <text:p>22000</text:p>
          </table:table-cell>
          <table:table-cell table:style-name="ce5" table:formula="of:=([.A156]/100) - 60" office:value-type="float" office:value="160">
            <text:p>160</text:p>
          </table:table-cell>
          <table:table-cell table:style-name="ce5" office:value-type="float" office:value="166">
            <text:p>166</text:p>
          </table:table-cell>
          <table:table-cell table:number-columns-repeated="1021"/>
        </table:table-row>
        <table:table-row table:style-name="ro1">
          <table:table-cell table:style-name="ce5" office:value-type="float" office:value="22100">
            <text:p>22100</text:p>
          </table:table-cell>
          <table:table-cell table:style-name="ce5" table:formula="of:=([.A157]/100) - 60" office:value-type="float" office:value="161">
            <text:p>161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200">
            <text:p>22200</text:p>
          </table:table-cell>
          <table:table-cell table:style-name="ce5" table:formula="of:=([.A158]/100) - 60" office:value-type="float" office:value="162">
            <text:p>162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300">
            <text:p>22300</text:p>
          </table:table-cell>
          <table:table-cell table:style-name="ce5" table:formula="of:=([.A159]/100) - 60" office:value-type="float" office:value="163">
            <text:p>163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400">
            <text:p>22400</text:p>
          </table:table-cell>
          <table:table-cell table:style-name="ce5" table:formula="of:=([.A160]/100) - 60" office:value-type="float" office:value="164">
            <text:p>164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500">
            <text:p>22500</text:p>
          </table:table-cell>
          <table:table-cell table:style-name="ce5" table:formula="of:=([.A161]/100) - 60" office:value-type="float" office:value="165">
            <text:p>165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600">
            <text:p>22600</text:p>
          </table:table-cell>
          <table:table-cell table:style-name="ce5" table:formula="of:=([.A162]/100) - 60" office:value-type="float" office:value="166">
            <text:p>166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700">
            <text:p>22700</text:p>
          </table:table-cell>
          <table:table-cell table:style-name="ce5" table:formula="of:=([.A163]/100) - 60" office:value-type="float" office:value="167">
            <text:p>167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800">
            <text:p>22800</text:p>
          </table:table-cell>
          <table:table-cell table:style-name="ce5" table:formula="of:=([.A164]/100) - 60" office:value-type="float" office:value="168">
            <text:p>168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2900">
            <text:p>22900</text:p>
          </table:table-cell>
          <table:table-cell table:style-name="ce5" table:formula="of:=([.A165]/100) - 60" office:value-type="float" office:value="169">
            <text:p>169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3000">
            <text:p>23000</text:p>
          </table:table-cell>
          <table:table-cell table:style-name="ce5" table:formula="of:=([.A166]/100) - 60" office:value-type="float" office:value="170">
            <text:p>170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100">
            <text:p>23100</text:p>
          </table:table-cell>
          <table:table-cell table:style-name="ce5" table:formula="of:=([.A167]/100) - 60" office:value-type="float" office:value="171">
            <text:p>171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200">
            <text:p>23200</text:p>
          </table:table-cell>
          <table:table-cell table:style-name="ce5" table:formula="of:=([.A168]/100) - 60" office:value-type="float" office:value="172">
            <text:p>172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300">
            <text:p>23300</text:p>
          </table:table-cell>
          <table:table-cell table:style-name="ce5" table:formula="of:=([.A169]/100) - 60" office:value-type="float" office:value="173">
            <text:p>173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400">
            <text:p>23400</text:p>
          </table:table-cell>
          <table:table-cell table:style-name="ce5" table:formula="of:=([.A170]/100) - 60" office:value-type="float" office:value="174">
            <text:p>174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500">
            <text:p>23500</text:p>
          </table:table-cell>
          <table:table-cell table:style-name="ce5" table:formula="of:=([.A171]/100) - 60" office:value-type="float" office:value="175">
            <text:p>175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600">
            <text:p>23600</text:p>
          </table:table-cell>
          <table:table-cell table:style-name="ce5" table:formula="of:=([.A172]/100) - 60" office:value-type="float" office:value="176">
            <text:p>176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700">
            <text:p>23700</text:p>
          </table:table-cell>
          <table:table-cell table:style-name="ce5" table:formula="of:=([.A173]/100) - 60" office:value-type="float" office:value="177">
            <text:p>177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800">
            <text:p>23800</text:p>
          </table:table-cell>
          <table:table-cell table:style-name="ce5" table:formula="of:=([.A174]/100) - 60" office:value-type="float" office:value="178">
            <text:p>178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3900">
            <text:p>23900</text:p>
          </table:table-cell>
          <table:table-cell table:style-name="ce5" table:formula="of:=([.A175]/100) - 60" office:value-type="float" office:value="179">
            <text:p>179</text:p>
          </table:table-cell>
          <table:table-cell table:style-name="ce5" office:value-type="float" office:value="164">
            <text:p>164</text:p>
          </table:table-cell>
          <table:table-cell table:number-columns-repeated="1021"/>
        </table:table-row>
        <table:table-row table:style-name="ro1">
          <table:table-cell table:style-name="ce5" office:value-type="float" office:value="24000">
            <text:p>24000</text:p>
          </table:table-cell>
          <table:table-cell table:style-name="ce5" table:formula="of:=([.A176]/100) - 60" office:value-type="float" office:value="180">
            <text:p>180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100">
            <text:p>24100</text:p>
          </table:table-cell>
          <table:table-cell table:style-name="ce5" table:formula="of:=([.A177]/100) - 60" office:value-type="float" office:value="181">
            <text:p>181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200">
            <text:p>24200</text:p>
          </table:table-cell>
          <table:table-cell table:style-name="ce5" table:formula="of:=([.A178]/100) - 60" office:value-type="float" office:value="182">
            <text:p>182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300">
            <text:p>24300</text:p>
          </table:table-cell>
          <table:table-cell table:style-name="ce5" table:formula="of:=([.A179]/100) - 60" office:value-type="float" office:value="183">
            <text:p>183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400">
            <text:p>24400</text:p>
          </table:table-cell>
          <table:table-cell table:style-name="ce5" table:formula="of:=([.A180]/100) - 60" office:value-type="float" office:value="184">
            <text:p>184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500">
            <text:p>24500</text:p>
          </table:table-cell>
          <table:table-cell table:style-name="ce5" table:formula="of:=([.A181]/100) - 60" office:value-type="float" office:value="185">
            <text:p>185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600">
            <text:p>24600</text:p>
          </table:table-cell>
          <table:table-cell table:style-name="ce5" table:formula="of:=([.A182]/100) - 60" office:value-type="float" office:value="186">
            <text:p>186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700">
            <text:p>24700</text:p>
          </table:table-cell>
          <table:table-cell table:style-name="ce5" table:formula="of:=([.A183]/100) - 60" office:value-type="float" office:value="187">
            <text:p>187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800">
            <text:p>24800</text:p>
          </table:table-cell>
          <table:table-cell table:style-name="ce5" table:formula="of:=([.A184]/100) - 60" office:value-type="float" office:value="188">
            <text:p>188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4900">
            <text:p>24900</text:p>
          </table:table-cell>
          <table:table-cell table:style-name="ce5" table:formula="of:=([.A185]/100) - 60" office:value-type="float" office:value="189">
            <text:p>189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5000">
            <text:p>25000</text:p>
          </table:table-cell>
          <table:table-cell table:style-name="ce5" table:formula="of:=([.A186]/100) - 60" office:value-type="float" office:value="190">
            <text:p>190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25100">
            <text:p>25100</text:p>
          </table:table-cell>
          <table:table-cell table:style-name="ce5" table:formula="of:=([.A187]/100) - 60" office:value-type="float" office:value="191">
            <text:p>191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200">
            <text:p>25200</text:p>
          </table:table-cell>
          <table:table-cell table:style-name="ce5" table:formula="of:=([.A188]/100) - 60" office:value-type="float" office:value="192">
            <text:p>192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300">
            <text:p>25300</text:p>
          </table:table-cell>
          <table:table-cell table:style-name="ce5" table:formula="of:=([.A189]/100) - 60" office:value-type="float" office:value="193">
            <text:p>193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400">
            <text:p>25400</text:p>
          </table:table-cell>
          <table:table-cell table:style-name="ce5" table:formula="of:=([.A190]/100) - 60" office:value-type="float" office:value="194">
            <text:p>194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500">
            <text:p>25500</text:p>
          </table:table-cell>
          <table:table-cell table:style-name="ce5" table:formula="of:=([.A191]/100) - 60" office:value-type="float" office:value="195">
            <text:p>195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600">
            <text:p>25600</text:p>
          </table:table-cell>
          <table:table-cell table:style-name="ce5" table:formula="of:=([.A192]/100) - 60" office:value-type="float" office:value="196">
            <text:p>196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700">
            <text:p>25700</text:p>
          </table:table-cell>
          <table:table-cell table:style-name="ce5" table:formula="of:=([.A193]/100) - 60" office:value-type="float" office:value="197">
            <text:p>197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800">
            <text:p>25800</text:p>
          </table:table-cell>
          <table:table-cell table:style-name="ce5" table:formula="of:=([.A194]/100) - 60" office:value-type="float" office:value="198">
            <text:p>198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5900">
            <text:p>25900</text:p>
          </table:table-cell>
          <table:table-cell table:style-name="ce5" table:formula="of:=([.A195]/100) - 60" office:value-type="float" office:value="199">
            <text:p>199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6000">
            <text:p>26000</text:p>
          </table:table-cell>
          <table:table-cell table:style-name="ce5" table:formula="of:=([.A196]/100) - 60" office:value-type="float" office:value="200">
            <text:p>200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6100">
            <text:p>26100</text:p>
          </table:table-cell>
          <table:table-cell table:style-name="ce5" table:formula="of:=([.A197]/100) - 60" office:value-type="float" office:value="201">
            <text:p>201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6200">
            <text:p>26200</text:p>
          </table:table-cell>
          <table:table-cell table:style-name="ce5" table:formula="of:=([.A198]/100) - 60" office:value-type="float" office:value="202">
            <text:p>202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6300">
            <text:p>26300</text:p>
          </table:table-cell>
          <table:table-cell table:style-name="ce5" table:formula="of:=([.A199]/100) - 60" office:value-type="float" office:value="203">
            <text:p>203</text:p>
          </table:table-cell>
          <table:table-cell table:style-name="ce5" office:value-type="float" office:value="162">
            <text:p>162</text:p>
          </table:table-cell>
          <table:table-cell table:number-columns-repeated="1021"/>
        </table:table-row>
        <table:table-row table:style-name="ro1">
          <table:table-cell table:style-name="ce5" office:value-type="float" office:value="26400">
            <text:p>26400</text:p>
          </table:table-cell>
          <table:table-cell table:style-name="ce5" table:formula="of:=([.A200]/100) - 60" office:value-type="float" office:value="204">
            <text:p>204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500">
            <text:p>26500</text:p>
          </table:table-cell>
          <table:table-cell table:style-name="ce5" table:formula="of:=([.A201]/100) - 60" office:value-type="float" office:value="205">
            <text:p>205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600">
            <text:p>26600</text:p>
          </table:table-cell>
          <table:table-cell table:style-name="ce5" table:formula="of:=([.A202]/100) - 60" office:value-type="float" office:value="206">
            <text:p>206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700">
            <text:p>26700</text:p>
          </table:table-cell>
          <table:table-cell table:style-name="ce5" table:formula="of:=([.A203]/100) - 60" office:value-type="float" office:value="207">
            <text:p>207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800">
            <text:p>26800</text:p>
          </table:table-cell>
          <table:table-cell table:style-name="ce5" table:formula="of:=([.A204]/100) - 60" office:value-type="float" office:value="208">
            <text:p>208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900">
            <text:p>26900</text:p>
          </table:table-cell>
          <table:table-cell table:style-name="ce5" table:formula="of:=([.A205]/100) - 60" office:value-type="float" office:value="209">
            <text:p>209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000">
            <text:p>27000</text:p>
          </table:table-cell>
          <table:table-cell table:style-name="ce5" table:formula="of:=([.A206]/100) - 60" office:value-type="float" office:value="210">
            <text:p>210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100">
            <text:p>27100</text:p>
          </table:table-cell>
          <table:table-cell table:style-name="ce5" table:formula="of:=([.A207]/100) - 60" office:value-type="float" office:value="211">
            <text:p>211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200">
            <text:p>27200</text:p>
          </table:table-cell>
          <table:table-cell table:style-name="ce5" table:formula="of:=([.A208]/100) - 60" office:value-type="float" office:value="212">
            <text:p>212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300">
            <text:p>27300</text:p>
          </table:table-cell>
          <table:table-cell table:style-name="ce5" table:formula="of:=([.A209]/100) - 60" office:value-type="float" office:value="213">
            <text:p>213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400">
            <text:p>27400</text:p>
          </table:table-cell>
          <table:table-cell table:style-name="ce5" table:formula="of:=([.A210]/100) - 60" office:value-type="float" office:value="214">
            <text:p>214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500">
            <text:p>27500</text:p>
          </table:table-cell>
          <table:table-cell table:style-name="ce5" table:formula="of:=([.A211]/100) - 60" office:value-type="float" office:value="215">
            <text:p>215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600">
            <text:p>27600</text:p>
          </table:table-cell>
          <table:table-cell table:style-name="ce5" table:formula="of:=([.A212]/100) - 60" office:value-type="float" office:value="216">
            <text:p>216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700">
            <text:p>27700</text:p>
          </table:table-cell>
          <table:table-cell table:style-name="ce5" table:formula="of:=([.A213]/100) - 60" office:value-type="float" office:value="217">
            <text:p>217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7800">
            <text:p>27800</text:p>
          </table:table-cell>
          <table:table-cell table:style-name="ce5" table:formula="of:=([.A214]/100) - 60" office:value-type="float" office:value="218">
            <text:p>218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7900">
            <text:p>27900</text:p>
          </table:table-cell>
          <table:table-cell table:style-name="ce5" table:formula="of:=([.A215]/100) - 60" office:value-type="float" office:value="219">
            <text:p>219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000">
            <text:p>28000</text:p>
          </table:table-cell>
          <table:table-cell table:style-name="ce5" table:formula="of:=([.A216]/100) - 60" office:value-type="float" office:value="220">
            <text:p>220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100">
            <text:p>28100</text:p>
          </table:table-cell>
          <table:table-cell table:style-name="ce5" table:formula="of:=([.A217]/100) - 60" office:value-type="float" office:value="221">
            <text:p>221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200">
            <text:p>28200</text:p>
          </table:table-cell>
          <table:table-cell table:style-name="ce5" table:formula="of:=([.A218]/100) - 60" office:value-type="float" office:value="222">
            <text:p>222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300">
            <text:p>28300</text:p>
          </table:table-cell>
          <table:table-cell table:style-name="ce5" table:formula="of:=([.A219]/100) - 60" office:value-type="float" office:value="223">
            <text:p>223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400">
            <text:p>28400</text:p>
          </table:table-cell>
          <table:table-cell table:style-name="ce5" table:formula="of:=([.A220]/100) - 60" office:value-type="float" office:value="224">
            <text:p>224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500">
            <text:p>28500</text:p>
          </table:table-cell>
          <table:table-cell table:style-name="ce5" table:formula="of:=([.A221]/100) - 60" office:value-type="float" office:value="225">
            <text:p>225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600">
            <text:p>28600</text:p>
          </table:table-cell>
          <table:table-cell table:style-name="ce5" table:formula="of:=([.A222]/100) - 60" office:value-type="float" office:value="226">
            <text:p>226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700">
            <text:p>28700</text:p>
          </table:table-cell>
          <table:table-cell table:style-name="ce5" table:formula="of:=([.A223]/100) - 60" office:value-type="float" office:value="227">
            <text:p>227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800">
            <text:p>28800</text:p>
          </table:table-cell>
          <table:table-cell table:style-name="ce5" table:formula="of:=([.A224]/100) - 60" office:value-type="float" office:value="228">
            <text:p>228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8900">
            <text:p>28900</text:p>
          </table:table-cell>
          <table:table-cell table:style-name="ce5" table:formula="of:=([.A225]/100) - 60" office:value-type="float" office:value="229">
            <text:p>229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9000">
            <text:p>29000</text:p>
          </table:table-cell>
          <table:table-cell table:style-name="ce5" table:formula="of:=([.A226]/100) - 60" office:value-type="float" office:value="230">
            <text:p>230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9100">
            <text:p>29100</text:p>
          </table:table-cell>
          <table:table-cell table:style-name="ce5" table:formula="of:=([.A227]/100) - 60" office:value-type="float" office:value="231">
            <text:p>231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9200">
            <text:p>29200</text:p>
          </table:table-cell>
          <table:table-cell table:style-name="ce5" table:formula="of:=([.A228]/100) - 60" office:value-type="float" office:value="232">
            <text:p>232</text:p>
          </table:table-cell>
          <table:table-cell table:style-name="ce5" office:value-type="float" office:value="160">
            <text:p>160</text:p>
          </table:table-cell>
          <table:table-cell table:number-columns-repeated="1021"/>
        </table:table-row>
        <table:table-row table:style-name="ro1">
          <table:table-cell table:style-name="ce5" office:value-type="float" office:value="29300">
            <text:p>29300</text:p>
          </table:table-cell>
          <table:table-cell table:style-name="ce5" table:formula="of:=([.A229]/100) - 60" office:value-type="float" office:value="233">
            <text:p>233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400">
            <text:p>29400</text:p>
          </table:table-cell>
          <table:table-cell table:style-name="ce5" table:formula="of:=([.A230]/100) - 60" office:value-type="float" office:value="234">
            <text:p>234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500">
            <text:p>29500</text:p>
          </table:table-cell>
          <table:table-cell table:style-name="ce5" table:formula="of:=([.A231]/100) - 60" office:value-type="float" office:value="235">
            <text:p>235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600">
            <text:p>29600</text:p>
          </table:table-cell>
          <table:table-cell table:style-name="ce5" table:formula="of:=([.A232]/100) - 60" office:value-type="float" office:value="236">
            <text:p>236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700">
            <text:p>29700</text:p>
          </table:table-cell>
          <table:table-cell table:style-name="ce5" table:formula="of:=([.A233]/100) - 60" office:value-type="float" office:value="237">
            <text:p>237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800">
            <text:p>29800</text:p>
          </table:table-cell>
          <table:table-cell table:style-name="ce5" table:formula="of:=([.A234]/100) - 60" office:value-type="float" office:value="238">
            <text:p>238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29900">
            <text:p>29900</text:p>
          </table:table-cell>
          <table:table-cell table:style-name="ce5" table:formula="of:=([.A235]/100) - 60" office:value-type="float" office:value="239">
            <text:p>239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table:formula="of:=([.A236]/100) - 60" office:value-type="float" office:value="240">
            <text:p>240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100">
            <text:p>30100</text:p>
          </table:table-cell>
          <table:table-cell table:style-name="ce5" table:formula="of:=([.A237]/100) - 60" office:value-type="float" office:value="241">
            <text:p>241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200">
            <text:p>30200</text:p>
          </table:table-cell>
          <table:table-cell table:style-name="ce5" table:formula="of:=([.A238]/100) - 60" office:value-type="float" office:value="242">
            <text:p>242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300">
            <text:p>30300</text:p>
          </table:table-cell>
          <table:table-cell table:style-name="ce5" table:formula="of:=([.A239]/100) - 60" office:value-type="float" office:value="243">
            <text:p>243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400">
            <text:p>30400</text:p>
          </table:table-cell>
          <table:table-cell table:style-name="ce5" table:formula="of:=([.A240]/100) - 60" office:value-type="float" office:value="244">
            <text:p>244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500">
            <text:p>30500</text:p>
          </table:table-cell>
          <table:table-cell table:style-name="ce5" table:formula="of:=([.A241]/100) - 60" office:value-type="float" office:value="245">
            <text:p>245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600">
            <text:p>30600</text:p>
          </table:table-cell>
          <table:table-cell table:style-name="ce5" table:formula="of:=([.A242]/100) - 60" office:value-type="float" office:value="246">
            <text:p>246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700">
            <text:p>30700</text:p>
          </table:table-cell>
          <table:table-cell table:style-name="ce5" table:formula="of:=([.A243]/100) - 60" office:value-type="float" office:value="247">
            <text:p>247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800">
            <text:p>30800</text:p>
          </table:table-cell>
          <table:table-cell table:style-name="ce5" table:formula="of:=([.A244]/100) - 60" office:value-type="float" office:value="248">
            <text:p>248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0900">
            <text:p>30900</text:p>
          </table:table-cell>
          <table:table-cell table:style-name="ce5" table:formula="of:=([.A245]/100) - 60" office:value-type="float" office:value="249">
            <text:p>249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1000">
            <text:p>31000</text:p>
          </table:table-cell>
          <table:table-cell table:style-name="ce5" table:formula="of:=([.A246]/100) - 60" office:value-type="float" office:value="250">
            <text:p>250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31100">
            <text:p>31100</text:p>
          </table:table-cell>
          <table:table-cell table:style-name="ce5" table:formula="of:=([.A247]/100) - 60" office:value-type="float" office:value="251">
            <text:p>251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200">
            <text:p>31200</text:p>
          </table:table-cell>
          <table:table-cell table:style-name="ce5" table:formula="of:=([.A248]/100) - 60" office:value-type="float" office:value="252">
            <text:p>252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300">
            <text:p>31300</text:p>
          </table:table-cell>
          <table:table-cell table:style-name="ce5" table:formula="of:=([.A249]/100) - 60" office:value-type="float" office:value="253">
            <text:p>253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400">
            <text:p>31400</text:p>
          </table:table-cell>
          <table:table-cell table:style-name="ce5" table:formula="of:=([.A250]/100) - 60" office:value-type="float" office:value="254">
            <text:p>254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500">
            <text:p>31500</text:p>
          </table:table-cell>
          <table:table-cell table:style-name="ce5" table:formula="of:=([.A251]/100) - 60" office:value-type="float" office:value="255">
            <text:p>255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600">
            <text:p>31600</text:p>
          </table:table-cell>
          <table:table-cell table:style-name="ce5" table:formula="of:=([.A252]/100) - 60" office:value-type="float" office:value="256">
            <text:p>256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700">
            <text:p>31700</text:p>
          </table:table-cell>
          <table:table-cell table:style-name="ce5" table:formula="of:=([.A253]/100) - 60" office:value-type="float" office:value="257">
            <text:p>257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800">
            <text:p>31800</text:p>
          </table:table-cell>
          <table:table-cell table:style-name="ce5" table:formula="of:=([.A254]/100) - 60" office:value-type="float" office:value="258">
            <text:p>258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1900">
            <text:p>31900</text:p>
          </table:table-cell>
          <table:table-cell table:style-name="ce5" table:formula="of:=([.A255]/100) - 60" office:value-type="float" office:value="259">
            <text:p>259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000">
            <text:p>32000</text:p>
          </table:table-cell>
          <table:table-cell table:style-name="ce5" table:formula="of:=([.A256]/100) - 60" office:value-type="float" office:value="260">
            <text:p>260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100">
            <text:p>32100</text:p>
          </table:table-cell>
          <table:table-cell table:style-name="ce5" table:formula="of:=([.A257]/100) - 60" office:value-type="float" office:value="261">
            <text:p>261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200">
            <text:p>32200</text:p>
          </table:table-cell>
          <table:table-cell table:style-name="ce5" table:formula="of:=([.A258]/100) - 60" office:value-type="float" office:value="262">
            <text:p>262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300">
            <text:p>32300</text:p>
          </table:table-cell>
          <table:table-cell table:style-name="ce5" table:formula="of:=([.A259]/100) - 60" office:value-type="float" office:value="263">
            <text:p>263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400">
            <text:p>32400</text:p>
          </table:table-cell>
          <table:table-cell table:style-name="ce5" table:formula="of:=([.A260]/100) - 60" office:value-type="float" office:value="264">
            <text:p>264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500">
            <text:p>32500</text:p>
          </table:table-cell>
          <table:table-cell table:style-name="ce5" table:formula="of:=([.A261]/100) - 60" office:value-type="float" office:value="265">
            <text:p>265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600">
            <text:p>32600</text:p>
          </table:table-cell>
          <table:table-cell table:style-name="ce5" table:formula="of:=([.A262]/100) - 60" office:value-type="float" office:value="266">
            <text:p>266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700">
            <text:p>32700</text:p>
          </table:table-cell>
          <table:table-cell table:style-name="ce5" table:formula="of:=([.A263]/100) - 60" office:value-type="float" office:value="267">
            <text:p>267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800">
            <text:p>32800</text:p>
          </table:table-cell>
          <table:table-cell table:style-name="ce5" table:formula="of:=([.A264]/100) - 60" office:value-type="float" office:value="268">
            <text:p>268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2900">
            <text:p>32900</text:p>
          </table:table-cell>
          <table:table-cell table:style-name="ce5" table:formula="of:=([.A265]/100) - 60" office:value-type="float" office:value="269">
            <text:p>269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3000">
            <text:p>33000</text:p>
          </table:table-cell>
          <table:table-cell table:style-name="ce5" table:formula="of:=([.A266]/100) - 60" office:value-type="float" office:value="270">
            <text:p>270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3100">
            <text:p>33100</text:p>
          </table:table-cell>
          <table:table-cell table:style-name="ce5" table:formula="of:=([.A267]/100) - 60" office:value-type="float" office:value="271">
            <text:p>271</text:p>
          </table:table-cell>
          <table:table-cell table:style-name="ce5" office:value-type="float" office:value="158">
            <text:p>158</text:p>
          </table:table-cell>
          <table:table-cell table:number-columns-repeated="1021"/>
        </table:table-row>
        <table:table-row table:style-name="ro1">
          <table:table-cell table:style-name="ce5" office:value-type="float" office:value="33200">
            <text:p>33200</text:p>
          </table:table-cell>
          <table:table-cell table:style-name="ce5" table:formula="of:=([.A268]/100) - 60" office:value-type="float" office:value="272">
            <text:p>272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300">
            <text:p>33300</text:p>
          </table:table-cell>
          <table:table-cell table:style-name="ce5" table:formula="of:=([.A269]/100) - 60" office:value-type="float" office:value="273">
            <text:p>273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400">
            <text:p>33400</text:p>
          </table:table-cell>
          <table:table-cell table:style-name="ce5" table:formula="of:=([.A270]/100) - 60" office:value-type="float" office:value="274">
            <text:p>274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500">
            <text:p>33500</text:p>
          </table:table-cell>
          <table:table-cell table:style-name="ce5" table:formula="of:=([.A271]/100) - 60" office:value-type="float" office:value="275">
            <text:p>275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600">
            <text:p>33600</text:p>
          </table:table-cell>
          <table:table-cell table:style-name="ce5" table:formula="of:=([.A272]/100) - 60" office:value-type="float" office:value="276">
            <text:p>276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700">
            <text:p>33700</text:p>
          </table:table-cell>
          <table:table-cell table:style-name="ce5" table:formula="of:=([.A273]/100) - 60" office:value-type="float" office:value="277">
            <text:p>277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800">
            <text:p>33800</text:p>
          </table:table-cell>
          <table:table-cell table:style-name="ce5" table:formula="of:=([.A274]/100) - 60" office:value-type="float" office:value="278">
            <text:p>278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3900">
            <text:p>33900</text:p>
          </table:table-cell>
          <table:table-cell table:style-name="ce5" table:formula="of:=([.A275]/100) - 60" office:value-type="float" office:value="279">
            <text:p>279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000">
            <text:p>34000</text:p>
          </table:table-cell>
          <table:table-cell table:style-name="ce5" table:formula="of:=([.A276]/100) - 60" office:value-type="float" office:value="280">
            <text:p>280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100">
            <text:p>34100</text:p>
          </table:table-cell>
          <table:table-cell table:style-name="ce5" table:formula="of:=([.A277]/100) - 60" office:value-type="float" office:value="281">
            <text:p>281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200">
            <text:p>34200</text:p>
          </table:table-cell>
          <table:table-cell table:style-name="ce5" table:formula="of:=([.A278]/100) - 60" office:value-type="float" office:value="282">
            <text:p>282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300">
            <text:p>34300</text:p>
          </table:table-cell>
          <table:table-cell table:style-name="ce5" table:formula="of:=([.A279]/100) - 60" office:value-type="float" office:value="283">
            <text:p>283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400">
            <text:p>34400</text:p>
          </table:table-cell>
          <table:table-cell table:style-name="ce5" table:formula="of:=([.A280]/100) - 60" office:value-type="float" office:value="284">
            <text:p>284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500">
            <text:p>34500</text:p>
          </table:table-cell>
          <table:table-cell table:style-name="ce5" table:formula="of:=([.A281]/100) - 60" office:value-type="float" office:value="285">
            <text:p>285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600">
            <text:p>34600</text:p>
          </table:table-cell>
          <table:table-cell table:style-name="ce5" table:formula="of:=([.A282]/100) - 60" office:value-type="float" office:value="286">
            <text:p>286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700">
            <text:p>34700</text:p>
          </table:table-cell>
          <table:table-cell table:style-name="ce5" table:formula="of:=([.A283]/100) - 60" office:value-type="float" office:value="287">
            <text:p>287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800">
            <text:p>34800</text:p>
          </table:table-cell>
          <table:table-cell table:style-name="ce5" table:formula="of:=([.A284]/100) - 60" office:value-type="float" office:value="288">
            <text:p>288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4900">
            <text:p>34900</text:p>
          </table:table-cell>
          <table:table-cell table:style-name="ce5" table:formula="of:=([.A285]/100) - 60" office:value-type="float" office:value="289">
            <text:p>289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000">
            <text:p>35000</text:p>
          </table:table-cell>
          <table:table-cell table:style-name="ce5" table:formula="of:=([.A286]/100) - 60" office:value-type="float" office:value="290">
            <text:p>290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100">
            <text:p>35100</text:p>
          </table:table-cell>
          <table:table-cell table:style-name="ce5" table:formula="of:=([.A287]/100) - 60" office:value-type="float" office:value="291">
            <text:p>291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200">
            <text:p>35200</text:p>
          </table:table-cell>
          <table:table-cell table:style-name="ce5" table:formula="of:=([.A288]/100) - 60" office:value-type="float" office:value="292">
            <text:p>292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300">
            <text:p>35300</text:p>
          </table:table-cell>
          <table:table-cell table:style-name="ce5" table:formula="of:=([.A289]/100) - 60" office:value-type="float" office:value="293">
            <text:p>293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400">
            <text:p>35400</text:p>
          </table:table-cell>
          <table:table-cell table:style-name="ce5" table:formula="of:=([.A290]/100) - 60" office:value-type="float" office:value="294">
            <text:p>294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500">
            <text:p>35500</text:p>
          </table:table-cell>
          <table:table-cell table:style-name="ce5" table:formula="of:=([.A291]/100) - 60" office:value-type="float" office:value="295">
            <text:p>295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35600">
            <text:p>35600</text:p>
          </table:table-cell>
          <table:table-cell table:style-name="ce5" table:formula="of:=([.A292]/100) - 60" office:value-type="float" office:value="296">
            <text:p>296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5700">
            <text:p>35700</text:p>
          </table:table-cell>
          <table:table-cell table:style-name="ce5" table:formula="of:=([.A293]/100) - 60" office:value-type="float" office:value="297">
            <text:p>297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5800">
            <text:p>35800</text:p>
          </table:table-cell>
          <table:table-cell table:style-name="ce5" table:formula="of:=([.A294]/100) - 60" office:value-type="float" office:value="298">
            <text:p>298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5900">
            <text:p>35900</text:p>
          </table:table-cell>
          <table:table-cell table:style-name="ce5" table:formula="of:=([.A295]/100) - 60" office:value-type="float" office:value="299">
            <text:p>299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000">
            <text:p>36000</text:p>
          </table:table-cell>
          <table:table-cell table:style-name="ce5" table:formula="of:=([.A296]/100) - 60" office:value-type="float" office:value="300">
            <text:p>300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100">
            <text:p>36100</text:p>
          </table:table-cell>
          <table:table-cell table:style-name="ce5" table:formula="of:=([.A297]/100) - 60" office:value-type="float" office:value="301">
            <text:p>301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200">
            <text:p>36200</text:p>
          </table:table-cell>
          <table:table-cell table:style-name="ce5" table:formula="of:=([.A298]/100) - 60" office:value-type="float" office:value="302">
            <text:p>302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300">
            <text:p>36300</text:p>
          </table:table-cell>
          <table:table-cell table:style-name="ce5" table:formula="of:=([.A299]/100) - 60" office:value-type="float" office:value="303">
            <text:p>303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400">
            <text:p>36400</text:p>
          </table:table-cell>
          <table:table-cell table:style-name="ce5" table:formula="of:=([.A300]/100) - 60" office:value-type="float" office:value="304">
            <text:p>304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500">
            <text:p>36500</text:p>
          </table:table-cell>
          <table:table-cell table:style-name="ce5" table:formula="of:=([.A301]/100) - 60" office:value-type="float" office:value="305">
            <text:p>305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600">
            <text:p>36600</text:p>
          </table:table-cell>
          <table:table-cell table:style-name="ce5" table:formula="of:=([.A302]/100) - 60" office:value-type="float" office:value="306">
            <text:p>306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700">
            <text:p>36700</text:p>
          </table:table-cell>
          <table:table-cell table:style-name="ce5" table:formula="of:=([.A303]/100) - 60" office:value-type="float" office:value="307">
            <text:p>307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800">
            <text:p>36800</text:p>
          </table:table-cell>
          <table:table-cell table:style-name="ce5" table:formula="of:=([.A304]/100) - 60" office:value-type="float" office:value="308">
            <text:p>308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6900">
            <text:p>36900</text:p>
          </table:table-cell>
          <table:table-cell table:style-name="ce5" table:formula="of:=([.A305]/100) - 60" office:value-type="float" office:value="309">
            <text:p>309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000">
            <text:p>37000</text:p>
          </table:table-cell>
          <table:table-cell table:style-name="ce5" table:formula="of:=([.A306]/100) - 60" office:value-type="float" office:value="310">
            <text:p>310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100">
            <text:p>37100</text:p>
          </table:table-cell>
          <table:table-cell table:style-name="ce5" table:formula="of:=([.A307]/100) - 60" office:value-type="float" office:value="311">
            <text:p>311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200">
            <text:p>37200</text:p>
          </table:table-cell>
          <table:table-cell table:style-name="ce5" table:formula="of:=([.A308]/100) - 60" office:value-type="float" office:value="312">
            <text:p>312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300">
            <text:p>37300</text:p>
          </table:table-cell>
          <table:table-cell table:style-name="ce5" table:formula="of:=([.A309]/100) - 60" office:value-type="float" office:value="313">
            <text:p>313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400">
            <text:p>37400</text:p>
          </table:table-cell>
          <table:table-cell table:style-name="ce5" table:formula="of:=([.A310]/100) - 60" office:value-type="float" office:value="314">
            <text:p>314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500">
            <text:p>37500</text:p>
          </table:table-cell>
          <table:table-cell table:style-name="ce5" table:formula="of:=([.A311]/100) - 60" office:value-type="float" office:value="315">
            <text:p>315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600">
            <text:p>37600</text:p>
          </table:table-cell>
          <table:table-cell table:style-name="ce5" table:formula="of:=([.A312]/100) - 60" office:value-type="float" office:value="316">
            <text:p>316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700">
            <text:p>37700</text:p>
          </table:table-cell>
          <table:table-cell table:style-name="ce5" table:formula="of:=([.A313]/100) - 60" office:value-type="float" office:value="317">
            <text:p>317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800">
            <text:p>37800</text:p>
          </table:table-cell>
          <table:table-cell table:style-name="ce5" table:formula="of:=([.A314]/100) - 60" office:value-type="float" office:value="318">
            <text:p>318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7900">
            <text:p>37900</text:p>
          </table:table-cell>
          <table:table-cell table:style-name="ce5" table:formula="of:=([.A315]/100) - 60" office:value-type="float" office:value="319">
            <text:p>319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8000">
            <text:p>38000</text:p>
          </table:table-cell>
          <table:table-cell table:style-name="ce5" table:formula="of:=([.A316]/100) - 60" office:value-type="float" office:value="320">
            <text:p>320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8100">
            <text:p>38100</text:p>
          </table:table-cell>
          <table:table-cell table:style-name="ce5" table:formula="of:=([.A317]/100) - 60" office:value-type="float" office:value="321">
            <text:p>321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8200">
            <text:p>38200</text:p>
          </table:table-cell>
          <table:table-cell table:style-name="ce5" table:formula="of:=([.A318]/100) - 60" office:value-type="float" office:value="322">
            <text:p>322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8300">
            <text:p>38300</text:p>
          </table:table-cell>
          <table:table-cell table:style-name="ce5" table:formula="of:=([.A319]/100) - 60" office:value-type="float" office:value="323">
            <text:p>323</text:p>
          </table:table-cell>
          <table:table-cell table:style-name="ce5" office:value-type="float" office:value="156">
            <text:p>156</text:p>
          </table:table-cell>
          <table:table-cell table:number-columns-repeated="1021"/>
        </table:table-row>
        <table:table-row table:style-name="ro1">
          <table:table-cell table:style-name="ce5" office:value-type="float" office:value="38400">
            <text:p>38400</text:p>
          </table:table-cell>
          <table:table-cell table:style-name="ce5" table:formula="of:=([.A320]/100) - 60" office:value-type="float" office:value="324">
            <text:p>324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8500">
            <text:p>38500</text:p>
          </table:table-cell>
          <table:table-cell table:style-name="ce5" table:formula="of:=([.A321]/100) - 60" office:value-type="float" office:value="325">
            <text:p>325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8600">
            <text:p>38600</text:p>
          </table:table-cell>
          <table:table-cell table:style-name="ce5" table:formula="of:=([.A322]/100) - 60" office:value-type="float" office:value="326">
            <text:p>326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8700">
            <text:p>38700</text:p>
          </table:table-cell>
          <table:table-cell table:style-name="ce5" table:formula="of:=([.A323]/100) - 60" office:value-type="float" office:value="327">
            <text:p>327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8800">
            <text:p>38800</text:p>
          </table:table-cell>
          <table:table-cell table:style-name="ce5" table:formula="of:=([.A324]/100) - 60" office:value-type="float" office:value="328">
            <text:p>328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8900">
            <text:p>38900</text:p>
          </table:table-cell>
          <table:table-cell table:style-name="ce5" table:formula="of:=([.A325]/100) - 60" office:value-type="float" office:value="329">
            <text:p>329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000">
            <text:p>39000</text:p>
          </table:table-cell>
          <table:table-cell table:style-name="ce5" table:formula="of:=([.A326]/100) - 60" office:value-type="float" office:value="330">
            <text:p>330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100">
            <text:p>39100</text:p>
          </table:table-cell>
          <table:table-cell table:style-name="ce5" table:formula="of:=([.A327]/100) - 60" office:value-type="float" office:value="331">
            <text:p>331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200">
            <text:p>39200</text:p>
          </table:table-cell>
          <table:table-cell table:style-name="ce5" table:formula="of:=([.A328]/100) - 60" office:value-type="float" office:value="332">
            <text:p>332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300">
            <text:p>39300</text:p>
          </table:table-cell>
          <table:table-cell table:style-name="ce5" table:formula="of:=([.A329]/100) - 60" office:value-type="float" office:value="333">
            <text:p>333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400">
            <text:p>39400</text:p>
          </table:table-cell>
          <table:table-cell table:style-name="ce5" table:formula="of:=([.A330]/100) - 60" office:value-type="float" office:value="334">
            <text:p>334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500">
            <text:p>39500</text:p>
          </table:table-cell>
          <table:table-cell table:style-name="ce5" table:formula="of:=([.A331]/100) - 60" office:value-type="float" office:value="335">
            <text:p>335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600">
            <text:p>39600</text:p>
          </table:table-cell>
          <table:table-cell table:style-name="ce5" table:formula="of:=([.A332]/100) - 60" office:value-type="float" office:value="336">
            <text:p>336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700">
            <text:p>39700</text:p>
          </table:table-cell>
          <table:table-cell table:style-name="ce5" table:formula="of:=([.A333]/100) - 60" office:value-type="float" office:value="337">
            <text:p>337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800">
            <text:p>39800</text:p>
          </table:table-cell>
          <table:table-cell table:style-name="ce5" table:formula="of:=([.A334]/100) - 60" office:value-type="float" office:value="338">
            <text:p>338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39900">
            <text:p>39900</text:p>
          </table:table-cell>
          <table:table-cell table:style-name="ce5" table:formula="of:=([.A335]/100) - 60" office:value-type="float" office:value="339">
            <text:p>339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>
          <table:table-cell table:style-name="ce5" office:value-type="float" office:value="40000">
            <text:p>40000</text:p>
          </table:table-cell>
          <table:table-cell table:style-name="ce5" table:formula="of:=([.A336]/100) - 60" office:value-type="float" office:value="340">
            <text:p>340</text:p>
          </table:table-cell>
          <table:table-cell table:style-name="ce5" office:value-type="float" office:value="155">
            <text:p>155</text:p>
          </table:table-cell>
          <table:table-cell table:number-columns-repeated="1021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 &lt;= 6600K" table:style-name="ta1">
        <table:shapes>
          <draw:frame draw:z-index="0" draw:style-name="gr1" svg:width="8in" svg:height="6in" svg:x="4.9819in" svg:y="0.9031in">
            <draw:object draw:notify-on-update-of-ranges="'Green &lt;= 6600K'.B1:'Green &lt;= 6600K'.B1 'Green &lt;= 6600K'.B2:'Green &lt;= 6600K'.B58 'Green &lt;= 6600K'.C1:'Green &lt;= 6600K'.C1 'Green &lt;= 6600K'.C2:'Green &lt;= 6600K'.C5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2" table:number-columns-repeated="1021" table:default-cell-style-name="ce6"/>
        <table:table-row table:style-name="ro1">
          <table:table-cell table:style-name="ce4" office:value-type="string">
            <text:p>Temperature (K)</text:p>
          </table:table-cell>
          <table:table-cell table:style-name="ce4" office:value-type="string">
            <text:p>Modified temperature</text:p>
          </table:table-cell>
          <table:table-cell table:style-name="ce4" office:value-type="string">
            <text:p>Green value</text:p>
          </table:table-cell>
          <table:table-cell table:number-columns-repeated="1021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table:formula="of:=[.A2]/100" office:value-type="float" office:value="10">
            <text:p>10</text:p>
          </table:table-cell>
          <table:table-cell table:style-name="ce5" office:value-type="float" office:value="56">
            <text:p>56</text:p>
          </table:table-cell>
          <table:table-cell table:number-columns-repeated="1021"/>
        </table:table-row>
        <table:table-row table:style-name="ro1">
          <table:table-cell table:style-name="ce5" office:value-type="float" office:value="1100">
            <text:p>1100</text:p>
          </table:table-cell>
          <table:table-cell table:style-name="ce5" table:formula="of:=[.A3]/100" office:value-type="float" office:value="11">
            <text:p>11</text:p>
          </table:table-cell>
          <table:table-cell table:style-name="ce5" office:value-type="float" office:value="71">
            <text:p>71</text:p>
          </table:table-cell>
          <table:table-cell table:number-columns-repeated="1021"/>
        </table:table-row>
        <table:table-row table:style-name="ro1">
          <table:table-cell table:style-name="ce5" office:value-type="float" office:value="1200">
            <text:p>1200</text:p>
          </table:table-cell>
          <table:table-cell table:style-name="ce5" table:formula="of:=[.A4]/100" office:value-type="float" office:value="12">
            <text:p>12</text:p>
          </table:table-cell>
          <table:table-cell table:style-name="ce5" office:value-type="float" office:value="83">
            <text:p>83</text:p>
          </table:table-cell>
          <table:table-cell table:number-columns-repeated="1021"/>
        </table:table-row>
        <table:table-row table:style-name="ro1">
          <table:table-cell table:style-name="ce5" office:value-type="float" office:value="1300">
            <text:p>1300</text:p>
          </table:table-cell>
          <table:table-cell table:style-name="ce5" table:formula="of:=[.A5]/100" office:value-type="float" office:value="13">
            <text:p>13</text:p>
          </table:table-cell>
          <table:table-cell table:style-name="ce5" office:value-type="float" office:value="93">
            <text:p>93</text:p>
          </table:table-cell>
          <table:table-cell table:number-columns-repeated="1021"/>
        </table:table-row>
        <table:table-row table:style-name="ro1">
          <table:table-cell table:style-name="ce5" office:value-type="float" office:value="1400">
            <text:p>1400</text:p>
          </table:table-cell>
          <table:table-cell table:style-name="ce5" table:formula="of:=[.A6]/100" office:value-type="float" office:value="14">
            <text:p>14</text:p>
          </table:table-cell>
          <table:table-cell table:style-name="ce5"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table:style-name="ce5" office:value-type="float" office:value="1500">
            <text:p>1500</text:p>
          </table:table-cell>
          <table:table-cell table:style-name="ce5" table:formula="of:=[.A7]/100" office:value-type="float" office:value="15">
            <text:p>15</text:p>
          </table:table-cell>
          <table:table-cell table:style-name="ce5"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 table:style-name="ce5" office:value-type="float" office:value="1600">
            <text:p>1600</text:p>
          </table:table-cell>
          <table:table-cell table:style-name="ce5" table:formula="of:=[.A8]/100" office:value-type="float" office:value="16">
            <text:p>16</text:p>
          </table:table-cell>
          <table:table-cell table:style-name="ce5"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 table:style-name="ce5" office:value-type="float" office:value="1700">
            <text:p>1700</text:p>
          </table:table-cell>
          <table:table-cell table:style-name="ce5" table:formula="of:=[.A9]/100" office:value-type="float" office:value="17">
            <text:p>17</text:p>
          </table:table-cell>
          <table:table-cell table:style-name="ce5"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 table:style-name="ce5" office:value-type="float" office:value="1800">
            <text:p>1800</text:p>
          </table:table-cell>
          <table:table-cell table:style-name="ce5" table:formula="of:=[.A10]/100" office:value-type="float" office:value="18">
            <text:p>18</text:p>
          </table:table-cell>
          <table:table-cell table:style-name="ce5"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table:style-name="ce5" office:value-type="float" office:value="1900">
            <text:p>1900</text:p>
          </table:table-cell>
          <table:table-cell table:style-name="ce5" table:formula="of:=[.A11]/100" office:value-type="float" office:value="19">
            <text:p>19</text:p>
          </table:table-cell>
          <table:table-cell table:style-name="ce5"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 table:style-name="ce5" office:value-type="float" office:value="2000">
            <text:p>2000</text:p>
          </table:table-cell>
          <table:table-cell table:style-name="ce5" table:formula="of:=[.A12]/100" office:value-type="float" office:value="20">
            <text:p>20</text:p>
          </table:table-cell>
          <table:table-cell table:style-name="ce5"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 table:style-name="ce5" office:value-type="float" office:value="2100">
            <text:p>2100</text:p>
          </table:table-cell>
          <table:table-cell table:style-name="ce5" table:formula="of:=[.A13]/100" office:value-type="float" office:value="21">
            <text:p>21</text:p>
          </table:table-cell>
          <table:table-cell table:style-name="ce5" office:value-type="float" office:value="142">
            <text:p>142</text:p>
          </table:table-cell>
          <table:table-cell table:number-columns-repeated="1021"/>
        </table:table-row>
        <table:table-row table:style-name="ro1">
          <table:table-cell table:style-name="ce5" office:value-type="float" office:value="2200">
            <text:p>2200</text:p>
          </table:table-cell>
          <table:table-cell table:style-name="ce5" table:formula="of:=[.A14]/100" office:value-type="float" office:value="22">
            <text:p>22</text:p>
          </table:table-cell>
          <table:table-cell table:style-name="ce5" office:value-type="float" office:value="147">
            <text:p>147</text:p>
          </table:table-cell>
          <table:table-cell table:number-columns-repeated="1021"/>
        </table:table-row>
        <table:table-row table:style-name="ro1">
          <table:table-cell table:style-name="ce5" office:value-type="float" office:value="2300">
            <text:p>2300</text:p>
          </table:table-cell>
          <table:table-cell table:style-name="ce5" table:formula="of:=[.A15]/100" office:value-type="float" office:value="23">
            <text:p>23</text:p>
          </table:table-cell>
          <table:table-cell table:style-name="ce5" office:value-type="float" office:value="152">
            <text:p>152</text:p>
          </table:table-cell>
          <table:table-cell table:number-columns-repeated="1021"/>
        </table:table-row>
        <table:table-row table:style-name="ro1">
          <table:table-cell table:style-name="ce5" office:value-type="float" office:value="2400">
            <text:p>2400</text:p>
          </table:table-cell>
          <table:table-cell table:style-name="ce5" table:formula="of:=[.A16]/100" office:value-type="float" office:value="24">
            <text:p>24</text:p>
          </table:table-cell>
          <table:table-cell table:style-name="ce5" office:value-type="float" office:value="157">
            <text:p>157</text:p>
          </table:table-cell>
          <table:table-cell table:number-columns-repeated="1021"/>
        </table:table-row>
        <table:table-row table:style-name="ro1">
          <table:table-cell table:style-name="ce5" office:value-type="float" office:value="2500">
            <text:p>2500</text:p>
          </table:table-cell>
          <table:table-cell table:style-name="ce5" table:formula="of:=[.A17]/100" office:value-type="float" office:value="25">
            <text:p>25</text:p>
          </table:table-cell>
          <table:table-cell table:style-name="ce5" office:value-type="float" office:value="161">
            <text:p>161</text:p>
          </table:table-cell>
          <table:table-cell table:number-columns-repeated="1021"/>
        </table:table-row>
        <table:table-row table:style-name="ro1">
          <table:table-cell table:style-name="ce5" office:value-type="float" office:value="2600">
            <text:p>2600</text:p>
          </table:table-cell>
          <table:table-cell table:style-name="ce5" table:formula="of:=[.A18]/100" office:value-type="float" office:value="26">
            <text:p>26</text:p>
          </table:table-cell>
          <table:table-cell table:style-name="ce5" office:value-type="float" office:value="165">
            <text:p>165</text:p>
          </table:table-cell>
          <table:table-cell table:number-columns-repeated="1021"/>
        </table:table-row>
        <table:table-row table:style-name="ro1">
          <table:table-cell table:style-name="ce5" office:value-type="float" office:value="2700">
            <text:p>2700</text:p>
          </table:table-cell>
          <table:table-cell table:style-name="ce5" table:formula="of:=[.A19]/100" office:value-type="float" office:value="27">
            <text:p>27</text:p>
          </table:table-cell>
          <table:table-cell table:style-name="ce5" office:value-type="float" office:value="169">
            <text:p>169</text:p>
          </table:table-cell>
          <table:table-cell table:number-columns-repeated="1021"/>
        </table:table-row>
        <table:table-row table:style-name="ro1">
          <table:table-cell table:style-name="ce5" office:value-type="float" office:value="2800">
            <text:p>2800</text:p>
          </table:table-cell>
          <table:table-cell table:style-name="ce5" table:formula="of:=[.A20]/100" office:value-type="float" office:value="28">
            <text:p>28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2900">
            <text:p>2900</text:p>
          </table:table-cell>
          <table:table-cell table:style-name="ce5" table:formula="of:=[.A21]/100" office:value-type="float" office:value="29">
            <text:p>29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table:formula="of:=[.A22]/100" office:value-type="float" office:value="30">
            <text:p>30</text:p>
          </table:table-cell>
          <table:table-cell table:style-name="ce5" office:value-type="float" office:value="180">
            <text:p>180</text:p>
          </table:table-cell>
          <table:table-cell table:number-columns-repeated="1021"/>
        </table:table-row>
        <table:table-row table:style-name="ro1">
          <table:table-cell table:style-name="ce5" office:value-type="float" office:value="3100">
            <text:p>3100</text:p>
          </table:table-cell>
          <table:table-cell table:style-name="ce5" table:formula="of:=[.A23]/100" office:value-type="float" office:value="31">
            <text:p>31</text:p>
          </table:table-cell>
          <table:table-cell table:style-name="ce5"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 table:style-name="ce5" office:value-type="float" office:value="3200">
            <text:p>3200</text:p>
          </table:table-cell>
          <table:table-cell table:style-name="ce5" table:formula="of:=[.A24]/100" office:value-type="float" office:value="32">
            <text:p>32</text:p>
          </table:table-cell>
          <table:table-cell table:style-name="ce5"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 table:style-name="ce5" office:value-type="float" office:value="3300">
            <text:p>3300</text:p>
          </table:table-cell>
          <table:table-cell table:style-name="ce5" table:formula="of:=[.A25]/100" office:value-type="float" office:value="33">
            <text:p>33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400">
            <text:p>3400</text:p>
          </table:table-cell>
          <table:table-cell table:style-name="ce5" table:formula="of:=[.A26]/100" office:value-type="float" office:value="34">
            <text:p>34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3500">
            <text:p>3500</text:p>
          </table:table-cell>
          <table:table-cell table:style-name="ce5" table:formula="of:=[.A27]/100" office:value-type="float" office:value="35">
            <text:p>35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3600">
            <text:p>3600</text:p>
          </table:table-cell>
          <table:table-cell table:style-name="ce5" table:formula="of:=[.A28]/100" office:value-type="float" office:value="36">
            <text:p>36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3700">
            <text:p>3700</text:p>
          </table:table-cell>
          <table:table-cell table:style-name="ce5" table:formula="of:=[.A29]/100" office:value-type="float" office:value="37">
            <text:p>37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3800">
            <text:p>3800</text:p>
          </table:table-cell>
          <table:table-cell table:style-name="ce5" table:formula="of:=[.A30]/100" office:value-type="float" office:value="38">
            <text:p>38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3900">
            <text:p>3900</text:p>
          </table:table-cell>
          <table:table-cell table:style-name="ce5" table:formula="of:=[.A31]/100" office:value-type="float" office:value="39">
            <text:p>39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4000">
            <text:p>4000</text:p>
          </table:table-cell>
          <table:table-cell table:style-name="ce5" table:formula="of:=[.A32]/100" office:value-type="float" office:value="40">
            <text:p>40</text:p>
          </table:table-cell>
          <table:table-cell table:style-name="ce5"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table:style-name="ce5" office:value-type="float" office:value="4100">
            <text:p>4100</text:p>
          </table:table-cell>
          <table:table-cell table:style-name="ce5" table:formula="of:=[.A33]/100" office:value-type="float" office:value="41">
            <text:p>41</text:p>
          </table:table-cell>
          <table:table-cell table:style-name="ce5"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table:style-name="ce5" office:value-type="float" office:value="4200">
            <text:p>4200</text:p>
          </table:table-cell>
          <table:table-cell table:style-name="ce5" table:formula="of:=[.A34]/100" office:value-type="float" office:value="42">
            <text:p>42</text:p>
          </table:table-cell>
          <table:table-cell table:style-name="ce5"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table:style-name="ce5" office:value-type="float" office:value="4300">
            <text:p>4300</text:p>
          </table:table-cell>
          <table:table-cell table:style-name="ce5" table:formula="of:=[.A35]/100" office:value-type="float" office:value="43">
            <text:p>43</text:p>
          </table:table-cell>
          <table:table-cell table:style-name="ce5" office:value-type="float" office:value="215">
            <text:p>215</text:p>
          </table:table-cell>
          <table:table-cell table:number-columns-repeated="1021"/>
        </table:table-row>
        <table:table-row table:style-name="ro1">
          <table:table-cell table:style-name="ce5" office:value-type="float" office:value="4400">
            <text:p>4400</text:p>
          </table:table-cell>
          <table:table-cell table:style-name="ce5" table:formula="of:=[.A36]/100" office:value-type="float" office:value="44">
            <text:p>44</text:p>
          </table:table-cell>
          <table:table-cell table:style-name="ce5"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table:style-name="ce5" office:value-type="float" office:value="4500">
            <text:p>4500</text:p>
          </table:table-cell>
          <table:table-cell table:style-name="ce5" table:formula="of:=[.A37]/100" office:value-type="float" office:value="45">
            <text:p>45</text:p>
          </table:table-cell>
          <table:table-cell table:style-name="ce5" office:value-type="float" office:value="219">
            <text:p>219</text:p>
          </table:table-cell>
          <table:table-cell table:number-columns-repeated="1021"/>
        </table:table-row>
        <table:table-row table:style-name="ro1">
          <table:table-cell table:style-name="ce5" office:value-type="float" office:value="4600">
            <text:p>4600</text:p>
          </table:table-cell>
          <table:table-cell table:style-name="ce5" table:formula="of:=[.A38]/100" office:value-type="float" office:value="46">
            <text:p>46</text:p>
          </table:table-cell>
          <table:table-cell table:style-name="ce5" office:value-type="float" office:value="221">
            <text:p>221</text:p>
          </table:table-cell>
          <table:table-cell table:number-columns-repeated="1021"/>
        </table:table-row>
        <table:table-row table:style-name="ro1">
          <table:table-cell table:style-name="ce5" office:value-type="float" office:value="4700">
            <text:p>4700</text:p>
          </table:table-cell>
          <table:table-cell table:style-name="ce5" table:formula="of:=[.A39]/100" office:value-type="float" office:value="47">
            <text:p>47</text:p>
          </table:table-cell>
          <table:table-cell table:style-name="ce5" office:value-type="float" office:value="223">
            <text:p>223</text:p>
          </table:table-cell>
          <table:table-cell table:number-columns-repeated="1021"/>
        </table:table-row>
        <table:table-row table:style-name="ro1">
          <table:table-cell table:style-name="ce5" office:value-type="float" office:value="4800">
            <text:p>4800</text:p>
          </table:table-cell>
          <table:table-cell table:style-name="ce5" table:formula="of:=[.A40]/100" office:value-type="float" office:value="48">
            <text:p>48</text:p>
          </table:table-cell>
          <table:table-cell table:style-name="ce5"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table:style-name="ce5" office:value-type="float" office:value="4900">
            <text:p>4900</text:p>
          </table:table-cell>
          <table:table-cell table:style-name="ce5" table:formula="of:=[.A41]/100" office:value-type="float" office:value="49">
            <text:p>49</text:p>
          </table:table-cell>
          <table:table-cell table:style-name="ce5"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5" table:formula="of:=[.A42]/100" office:value-type="float" office:value="50">
            <text:p>50</text:p>
          </table:table-cell>
          <table:table-cell table:style-name="ce5" office:value-type="float" office:value="228">
            <text:p>228</text:p>
          </table:table-cell>
          <table:table-cell table:number-columns-repeated="1021"/>
        </table:table-row>
        <table:table-row table:style-name="ro1">
          <table:table-cell table:style-name="ce5" office:value-type="float" office:value="5100">
            <text:p>5100</text:p>
          </table:table-cell>
          <table:table-cell table:style-name="ce5" table:formula="of:=[.A43]/100" office:value-type="float" office:value="51">
            <text:p>51</text:p>
          </table:table-cell>
          <table:table-cell table:style-name="ce5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table:style-name="ce5" office:value-type="float" office:value="5200">
            <text:p>5200</text:p>
          </table:table-cell>
          <table:table-cell table:style-name="ce5" table:formula="of:=[.A44]/100" office:value-type="float" office:value="52">
            <text:p>52</text:p>
          </table:table-cell>
          <table:table-cell table:style-name="ce5" office:value-type="float" office:value="232">
            <text:p>232</text:p>
          </table:table-cell>
          <table:table-cell table:number-columns-repeated="1021"/>
        </table:table-row>
        <table:table-row table:style-name="ro1">
          <table:table-cell table:style-name="ce5" office:value-type="float" office:value="5300">
            <text:p>5300</text:p>
          </table:table-cell>
          <table:table-cell table:style-name="ce5" table:formula="of:=[.A45]/100" office:value-type="float" office:value="53">
            <text:p>53</text:p>
          </table:table-cell>
          <table:table-cell table:style-name="ce5" office:value-type="float" office:value="233">
            <text:p>233</text:p>
          </table:table-cell>
          <table:table-cell table:number-columns-repeated="1021"/>
        </table:table-row>
        <table:table-row table:style-name="ro1">
          <table:table-cell table:style-name="ce5" office:value-type="float" office:value="5400">
            <text:p>5400</text:p>
          </table:table-cell>
          <table:table-cell table:style-name="ce5" table:formula="of:=[.A46]/100" office:value-type="float" office:value="54">
            <text:p>54</text:p>
          </table:table-cell>
          <table:table-cell table:style-name="ce5" office:value-type="float" office:value="235">
            <text:p>235</text:p>
          </table:table-cell>
          <table:table-cell table:number-columns-repeated="1021"/>
        </table:table-row>
        <table:table-row table:style-name="ro1">
          <table:table-cell table:style-name="ce5" office:value-type="float" office:value="5500">
            <text:p>5500</text:p>
          </table:table-cell>
          <table:table-cell table:style-name="ce5" table:formula="of:=[.A47]/100" office:value-type="float" office:value="55">
            <text:p>55</text:p>
          </table:table-cell>
          <table:table-cell table:style-name="ce5" office:value-type="float" office:value="236">
            <text:p>236</text:p>
          </table:table-cell>
          <table:table-cell table:number-columns-repeated="1021"/>
        </table:table-row>
        <table:table-row table:style-name="ro1">
          <table:table-cell table:style-name="ce5" office:value-type="float" office:value="5600">
            <text:p>5600</text:p>
          </table:table-cell>
          <table:table-cell table:style-name="ce5" table:formula="of:=[.A48]/100" office:value-type="float" office:value="56">
            <text:p>56</text:p>
          </table:table-cell>
          <table:table-cell table:style-name="ce5" office:value-type="float" office:value="238">
            <text:p>238</text:p>
          </table:table-cell>
          <table:table-cell table:number-columns-repeated="1021"/>
        </table:table-row>
        <table:table-row table:style-name="ro1">
          <table:table-cell table:style-name="ce5" office:value-type="float" office:value="5700">
            <text:p>5700</text:p>
          </table:table-cell>
          <table:table-cell table:style-name="ce5" table:formula="of:=[.A49]/100" office:value-type="float" office:value="57">
            <text:p>57</text:p>
          </table:table-cell>
          <table:table-cell table:style-name="ce5" office:value-type="float" office:value="239">
            <text:p>239</text:p>
          </table:table-cell>
          <table:table-cell table:number-columns-repeated="1021"/>
        </table:table-row>
        <table:table-row table:style-name="ro1">
          <table:table-cell table:style-name="ce5" office:value-type="float" office:value="5800">
            <text:p>5800</text:p>
          </table:table-cell>
          <table:table-cell table:style-name="ce5" table:formula="of:=[.A50]/100" office:value-type="float" office:value="58">
            <text:p>58</text:p>
          </table:table-cell>
          <table:table-cell table:style-name="ce5" office:value-type="float" office:value="240">
            <text:p>240</text:p>
          </table:table-cell>
          <table:table-cell table:number-columns-repeated="1021"/>
        </table:table-row>
        <table:table-row table:style-name="ro1">
          <table:table-cell table:style-name="ce5" office:value-type="float" office:value="5900">
            <text:p>5900</text:p>
          </table:table-cell>
          <table:table-cell table:style-name="ce5" table:formula="of:=[.A51]/100" office:value-type="float" office:value="59">
            <text:p>59</text:p>
          </table:table-cell>
          <table:table-cell table:style-name="ce5" office:value-type="float" office:value="242">
            <text:p>242</text:p>
          </table:table-cell>
          <table:table-cell table:number-columns-repeated="1021"/>
        </table:table-row>
        <table:table-row table:style-name="ro1">
          <table:table-cell table:style-name="ce5" office:value-type="float" office:value="6000">
            <text:p>6000</text:p>
          </table:table-cell>
          <table:table-cell table:style-name="ce5" table:formula="of:=[.A52]/100" office:value-type="float" office:value="60">
            <text:p>60</text:p>
          </table:table-cell>
          <table:table-cell table:style-name="ce5" office:value-type="float" office:value="243">
            <text:p>243</text:p>
          </table:table-cell>
          <table:table-cell table:number-columns-repeated="1021"/>
        </table:table-row>
        <table:table-row table:style-name="ro1">
          <table:table-cell table:style-name="ce5" office:value-type="float" office:value="6100">
            <text:p>6100</text:p>
          </table:table-cell>
          <table:table-cell table:style-name="ce5" table:formula="of:=[.A53]/100" office:value-type="float" office:value="61">
            <text:p>61</text:p>
          </table:table-cell>
          <table:table-cell table:style-name="ce5" office:value-type="float" office:value="244">
            <text:p>244</text:p>
          </table:table-cell>
          <table:table-cell table:number-columns-repeated="1021"/>
        </table:table-row>
        <table:table-row table:style-name="ro1">
          <table:table-cell table:style-name="ce5" office:value-type="float" office:value="6200">
            <text:p>6200</text:p>
          </table:table-cell>
          <table:table-cell table:style-name="ce5" table:formula="of:=[.A54]/100" office:value-type="float" office:value="62">
            <text:p>62</text:p>
          </table:table-cell>
          <table:table-cell table:style-name="ce5" office:value-type="float" office:value="245">
            <text:p>245</text:p>
          </table:table-cell>
          <table:table-cell table:number-columns-repeated="1021"/>
        </table:table-row>
        <table:table-row table:style-name="ro1">
          <table:table-cell table:style-name="ce5" office:value-type="float" office:value="6300">
            <text:p>6300</text:p>
          </table:table-cell>
          <table:table-cell table:style-name="ce5" table:formula="of:=[.A55]/100" office:value-type="float" office:value="63">
            <text:p>63</text:p>
          </table:table-cell>
          <table:table-cell table:style-name="ce5" office:value-type="float" office:value="246">
            <text:p>246</text:p>
          </table:table-cell>
          <table:table-cell table:number-columns-repeated="1021"/>
        </table:table-row>
        <table:table-row table:style-name="ro1">
          <table:table-cell table:style-name="ce5" office:value-type="float" office:value="6400">
            <text:p>6400</text:p>
          </table:table-cell>
          <table:table-cell table:style-name="ce5" table:formula="of:=[.A56]/100" office:value-type="float" office:value="64">
            <text:p>64</text:p>
          </table:table-cell>
          <table:table-cell table:style-name="ce5" office:value-type="float" office:value="248">
            <text:p>248</text:p>
          </table:table-cell>
          <table:table-cell table:number-columns-repeated="1021"/>
        </table:table-row>
        <table:table-row table:style-name="ro1">
          <table:table-cell table:style-name="ce5" office:value-type="float" office:value="6500">
            <text:p>6500</text:p>
          </table:table-cell>
          <table:table-cell table:style-name="ce5" table:formula="of:=[.A57]/100" office:value-type="float" office:value="65">
            <text:p>65</text:p>
          </table:table-cell>
          <table:table-cell table:style-name="ce5" office:value-type="float" office:value="249">
            <text:p>249</text:p>
          </table:table-cell>
          <table:table-cell table:number-columns-repeated="1021"/>
        </table:table-row>
        <table:table-row table:style-name="ro1">
          <table:table-cell table:style-name="ce5" office:value-type="float" office:value="6600">
            <text:p>6600</text:p>
          </table:table-cell>
          <table:table-cell table:style-name="ce5" table:formula="of:=[.A58]/100" office:value-type="float" office:value="66">
            <text:p>66</text:p>
          </table:table-cell>
          <table:table-cell table:style-name="ce5" office:value-type="float" office:value="249">
            <text:p>249</text:p>
          </table:table-cell>
          <table:table-cell table:number-columns-repeated="1021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 &gt;= 6700K" table:style-name="ta1">
        <table:shapes>
          <draw:frame draw:z-index="0" draw:style-name="gr1" svg:width="8in" svg:height="6in" svg:x="4.9709in" svg:y="1.0713in">
            <draw:object draw:notify-on-update-of-ranges="'Green &gt;= 6700K'.B1:'Green &gt;= 6700K'.B1 'Green &gt;= 6700K'.B2:'Green &gt;= 6700K'.B335 'Green &gt;= 6700K'.C1:'Green &gt;= 6700K'.C1 'Green &gt;= 6700K'.C2:'Green &gt;= 6700K'.C3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ce6"/>
        <table:table-column table:style-name="co7" table:default-cell-style-name="ce6"/>
        <table:table-column table:style-name="co10" table:default-cell-style-name="ce6"/>
        <table:table-column table:style-name="co2" table:number-columns-repeated="1021" table:default-cell-style-name="ce6"/>
        <table:table-row table:style-name="ro1">
          <table:table-cell table:style-name="ce4" office:value-type="string">
            <text:p>Temperature (K)</text:p>
          </table:table-cell>
          <table:table-cell table:style-name="ce4" office:value-type="string">
            <text:p>Modified temperature</text:p>
          </table:table-cell>
          <table:table-cell table:style-name="ce4" office:value-type="string">
            <text:p>Green value</text:p>
          </table:table-cell>
          <table:table-cell table:number-columns-repeated="1021"/>
        </table:table-row>
        <table:table-row table:style-name="ro1">
          <table:table-cell table:style-name="ce5" office:value-type="float" office:value="6700">
            <text:p>6700</text:p>
          </table:table-cell>
          <table:table-cell table:style-name="ce5" table:formula="of:=([.A2]/100)-60" office:value-type="float" office:value="7">
            <text:p>7</text:p>
          </table:table-cell>
          <table:table-cell table:style-name="ce5" office:value-type="float" office:value="247">
            <text:p>247</text:p>
          </table:table-cell>
          <table:table-cell table:number-columns-repeated="1021"/>
        </table:table-row>
        <table:table-row table:style-name="ro1">
          <table:table-cell table:style-name="ce5" office:value-type="float" office:value="6800">
            <text:p>6800</text:p>
          </table:table-cell>
          <table:table-cell table:style-name="ce5" table:formula="of:=([.A3]/100)-60" office:value-type="float" office:value="8">
            <text:p>8</text:p>
          </table:table-cell>
          <table:table-cell table:style-name="ce5" office:value-type="float" office:value="246">
            <text:p>246</text:p>
          </table:table-cell>
          <table:table-cell table:number-columns-repeated="1021"/>
        </table:table-row>
        <table:table-row table:style-name="ro1">
          <table:table-cell table:style-name="ce5" office:value-type="float" office:value="6900">
            <text:p>6900</text:p>
          </table:table-cell>
          <table:table-cell table:style-name="ce5" table:formula="of:=([.A4]/100)-60" office:value-type="float" office:value="9">
            <text:p>9</text:p>
          </table:table-cell>
          <table:table-cell table:style-name="ce5" office:value-type="float" office:value="245">
            <text:p>245</text:p>
          </table:table-cell>
          <table:table-cell table:number-columns-repeated="1021"/>
        </table:table-row>
        <table:table-row table:style-name="ro1">
          <table:table-cell table:style-name="ce5" office:value-type="float" office:value="7000">
            <text:p>7000</text:p>
          </table:table-cell>
          <table:table-cell table:style-name="ce5" table:formula="of:=([.A5]/100)-60" office:value-type="float" office:value="10">
            <text:p>10</text:p>
          </table:table-cell>
          <table:table-cell table:style-name="ce5" office:value-type="float" office:value="243">
            <text:p>243</text:p>
          </table:table-cell>
          <table:table-cell table:number-columns-repeated="1021"/>
        </table:table-row>
        <table:table-row table:style-name="ro1">
          <table:table-cell table:style-name="ce5" office:value-type="float" office:value="7100">
            <text:p>7100</text:p>
          </table:table-cell>
          <table:table-cell table:style-name="ce5" table:formula="of:=([.A6]/100)-60" office:value-type="float" office:value="11">
            <text:p>11</text:p>
          </table:table-cell>
          <table:table-cell table:style-name="ce5" office:value-type="float" office:value="242">
            <text:p>242</text:p>
          </table:table-cell>
          <table:table-cell table:number-columns-repeated="1021"/>
        </table:table-row>
        <table:table-row table:style-name="ro1">
          <table:table-cell table:style-name="ce5" office:value-type="float" office:value="7200">
            <text:p>7200</text:p>
          </table:table-cell>
          <table:table-cell table:style-name="ce5" table:formula="of:=([.A7]/100)-60" office:value-type="float" office:value="12">
            <text:p>12</text:p>
          </table:table-cell>
          <table:table-cell table:style-name="ce5" office:value-type="float" office:value="241">
            <text:p>241</text:p>
          </table:table-cell>
          <table:table-cell table:number-columns-repeated="1021"/>
        </table:table-row>
        <table:table-row table:style-name="ro1">
          <table:table-cell table:style-name="ce5" office:value-type="float" office:value="7300">
            <text:p>7300</text:p>
          </table:table-cell>
          <table:table-cell table:style-name="ce5" table:formula="of:=([.A8]/100)-60" office:value-type="float" office:value="13">
            <text:p>13</text:p>
          </table:table-cell>
          <table:table-cell table:style-name="ce5" office:value-type="float" office:value="240">
            <text:p>240</text:p>
          </table:table-cell>
          <table:table-cell table:number-columns-repeated="1021"/>
        </table:table-row>
        <table:table-row table:style-name="ro1">
          <table:table-cell table:style-name="ce5" office:value-type="float" office:value="7400">
            <text:p>7400</text:p>
          </table:table-cell>
          <table:table-cell table:style-name="ce5" table:formula="of:=([.A9]/100)-60" office:value-type="float" office:value="14">
            <text:p>14</text:p>
          </table:table-cell>
          <table:table-cell table:style-name="ce5" office:value-type="float" office:value="239">
            <text:p>239</text:p>
          </table:table-cell>
          <table:table-cell table:number-columns-repeated="1021"/>
        </table:table-row>
        <table:table-row table:style-name="ro1">
          <table:table-cell table:style-name="ce5" office:value-type="float" office:value="7500">
            <text:p>7500</text:p>
          </table:table-cell>
          <table:table-cell table:style-name="ce5" table:formula="of:=([.A10]/100)-60" office:value-type="float" office:value="15">
            <text:p>15</text:p>
          </table:table-cell>
          <table:table-cell table:style-name="ce5" office:value-type="float" office:value="238">
            <text:p>238</text:p>
          </table:table-cell>
          <table:table-cell table:number-columns-repeated="1021"/>
        </table:table-row>
        <table:table-row table:style-name="ro1">
          <table:table-cell table:style-name="ce5" office:value-type="float" office:value="7600">
            <text:p>7600</text:p>
          </table:table-cell>
          <table:table-cell table:style-name="ce5" table:formula="of:=([.A11]/100)-60" office:value-type="float" office:value="16">
            <text:p>16</text:p>
          </table:table-cell>
          <table:table-cell table:style-name="ce5" office:value-type="float" office:value="237">
            <text:p>237</text:p>
          </table:table-cell>
          <table:table-cell table:number-columns-repeated="1021"/>
        </table:table-row>
        <table:table-row table:style-name="ro1">
          <table:table-cell table:style-name="ce5" office:value-type="float" office:value="7700">
            <text:p>7700</text:p>
          </table:table-cell>
          <table:table-cell table:style-name="ce5" table:formula="of:=([.A12]/100)-60" office:value-type="float" office:value="17">
            <text:p>17</text:p>
          </table:table-cell>
          <table:table-cell table:style-name="ce5" office:value-type="float" office:value="236">
            <text:p>236</text:p>
          </table:table-cell>
          <table:table-cell table:number-columns-repeated="1021"/>
        </table:table-row>
        <table:table-row table:style-name="ro1">
          <table:table-cell table:style-name="ce5" office:value-type="float" office:value="7800">
            <text:p>7800</text:p>
          </table:table-cell>
          <table:table-cell table:style-name="ce5" table:formula="of:=([.A13]/100)-60" office:value-type="float" office:value="18">
            <text:p>18</text:p>
          </table:table-cell>
          <table:table-cell table:style-name="ce5" office:value-type="float" office:value="235">
            <text:p>235</text:p>
          </table:table-cell>
          <table:table-cell table:number-columns-repeated="1021"/>
        </table:table-row>
        <table:table-row table:style-name="ro1">
          <table:table-cell table:style-name="ce5" office:value-type="float" office:value="7900">
            <text:p>7900</text:p>
          </table:table-cell>
          <table:table-cell table:style-name="ce5" table:formula="of:=([.A14]/100)-60" office:value-type="float" office:value="19">
            <text:p>19</text:p>
          </table:table-cell>
          <table:table-cell table:style-name="ce5" office:value-type="float" office:value="234">
            <text:p>234</text:p>
          </table:table-cell>
          <table:table-cell table:number-columns-repeated="1021"/>
        </table:table-row>
        <table:table-row table:style-name="ro1">
          <table:table-cell table:style-name="ce5" office:value-type="float" office:value="8000">
            <text:p>8000</text:p>
          </table:table-cell>
          <table:table-cell table:style-name="ce5" table:formula="of:=([.A15]/100)-60" office:value-type="float" office:value="20">
            <text:p>20</text:p>
          </table:table-cell>
          <table:table-cell table:style-name="ce5" office:value-type="float" office:value="233">
            <text:p>233</text:p>
          </table:table-cell>
          <table:table-cell table:number-columns-repeated="1021"/>
        </table:table-row>
        <table:table-row table:style-name="ro1">
          <table:table-cell table:style-name="ce5" office:value-type="float" office:value="8100">
            <text:p>8100</text:p>
          </table:table-cell>
          <table:table-cell table:style-name="ce5" table:formula="of:=([.A16]/100)-60" office:value-type="float" office:value="21">
            <text:p>21</text:p>
          </table:table-cell>
          <table:table-cell table:style-name="ce5" office:value-type="float" office:value="232">
            <text:p>232</text:p>
          </table:table-cell>
          <table:table-cell table:number-columns-repeated="1021"/>
        </table:table-row>
        <table:table-row table:style-name="ro1">
          <table:table-cell table:style-name="ce5" office:value-type="float" office:value="8200">
            <text:p>8200</text:p>
          </table:table-cell>
          <table:table-cell table:style-name="ce5" table:formula="of:=([.A17]/100)-60" office:value-type="float" office:value="22">
            <text:p>22</text:p>
          </table:table-cell>
          <table:table-cell table:style-name="ce5" office:value-type="float" office:value="231">
            <text:p>231</text:p>
          </table:table-cell>
          <table:table-cell table:number-columns-repeated="1021"/>
        </table:table-row>
        <table:table-row table:style-name="ro1">
          <table:table-cell table:style-name="ce5" office:value-type="float" office:value="8300">
            <text:p>8300</text:p>
          </table:table-cell>
          <table:table-cell table:style-name="ce5" table:formula="of:=([.A18]/100)-60" office:value-type="float" office:value="23">
            <text:p>23</text:p>
          </table:table-cell>
          <table:table-cell table:style-name="ce5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table:style-name="ce5" office:value-type="float" office:value="8400">
            <text:p>8400</text:p>
          </table:table-cell>
          <table:table-cell table:style-name="ce5" table:formula="of:=([.A19]/100)-60" office:value-type="float" office:value="24">
            <text:p>24</text:p>
          </table:table-cell>
          <table:table-cell table:style-name="ce5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table:style-name="ce5" office:value-type="float" office:value="8500">
            <text:p>8500</text:p>
          </table:table-cell>
          <table:table-cell table:style-name="ce5" table:formula="of:=([.A20]/100)-60" office:value-type="float" office:value="25">
            <text:p>25</text:p>
          </table:table-cell>
          <table:table-cell table:style-name="ce5" office:value-type="float" office:value="229">
            <text:p>229</text:p>
          </table:table-cell>
          <table:table-cell table:number-columns-repeated="1021"/>
        </table:table-row>
        <table:table-row table:style-name="ro1">
          <table:table-cell table:style-name="ce5" office:value-type="float" office:value="8600">
            <text:p>8600</text:p>
          </table:table-cell>
          <table:table-cell table:style-name="ce5" table:formula="of:=([.A21]/100)-60" office:value-type="float" office:value="26">
            <text:p>26</text:p>
          </table:table-cell>
          <table:table-cell table:style-name="ce5" office:value-type="float" office:value="228">
            <text:p>228</text:p>
          </table:table-cell>
          <table:table-cell table:number-columns-repeated="1021"/>
        </table:table-row>
        <table:table-row table:style-name="ro1">
          <table:table-cell table:style-name="ce5" office:value-type="float" office:value="8700">
            <text:p>8700</text:p>
          </table:table-cell>
          <table:table-cell table:style-name="ce5" table:formula="of:=([.A22]/100)-60" office:value-type="float" office:value="27">
            <text:p>27</text:p>
          </table:table-cell>
          <table:table-cell table:style-name="ce5"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table:style-name="ce5" office:value-type="float" office:value="8800">
            <text:p>8800</text:p>
          </table:table-cell>
          <table:table-cell table:style-name="ce5" table:formula="of:=([.A23]/100)-60" office:value-type="float" office:value="28">
            <text:p>28</text:p>
          </table:table-cell>
          <table:table-cell table:style-name="ce5"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table:style-name="ce5" office:value-type="float" office:value="8900">
            <text:p>8900</text:p>
          </table:table-cell>
          <table:table-cell table:style-name="ce5" table:formula="of:=([.A24]/100)-60" office:value-type="float" office:value="29">
            <text:p>29</text:p>
          </table:table-cell>
          <table:table-cell table:style-name="ce5" office:value-type="float" office:value="226">
            <text:p>226</text:p>
          </table:table-cell>
          <table:table-cell table:number-columns-repeated="1021"/>
        </table:table-row>
        <table:table-row table:style-name="ro1">
          <table:table-cell table:style-name="ce5" office:value-type="float" office:value="9000">
            <text:p>9000</text:p>
          </table:table-cell>
          <table:table-cell table:style-name="ce5" table:formula="of:=([.A25]/100)-60" office:value-type="float" office:value="30">
            <text:p>30</text:p>
          </table:table-cell>
          <table:table-cell table:style-name="ce5"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table:style-name="ce5" office:value-type="float" office:value="9100">
            <text:p>9100</text:p>
          </table:table-cell>
          <table:table-cell table:style-name="ce5" table:formula="of:=([.A26]/100)-60" office:value-type="float" office:value="31">
            <text:p>31</text:p>
          </table:table-cell>
          <table:table-cell table:style-name="ce5" office:value-type="float" office:value="225">
            <text:p>225</text:p>
          </table:table-cell>
          <table:table-cell table:number-columns-repeated="1021"/>
        </table:table-row>
        <table:table-row table:style-name="ro1">
          <table:table-cell table:style-name="ce5" office:value-type="float" office:value="9200">
            <text:p>9200</text:p>
          </table:table-cell>
          <table:table-cell table:style-name="ce5" table:formula="of:=([.A27]/100)-60" office:value-type="float" office:value="32">
            <text:p>32</text:p>
          </table:table-cell>
          <table:table-cell table:style-name="ce5" office:value-type="float" office:value="224">
            <text:p>224</text:p>
          </table:table-cell>
          <table:table-cell table:number-columns-repeated="1021"/>
        </table:table-row>
        <table:table-row table:style-name="ro1">
          <table:table-cell table:style-name="ce5" office:value-type="float" office:value="9300">
            <text:p>9300</text:p>
          </table:table-cell>
          <table:table-cell table:style-name="ce5" table:formula="of:=([.A28]/100)-60" office:value-type="float" office:value="33">
            <text:p>33</text:p>
          </table:table-cell>
          <table:table-cell table:style-name="ce5" office:value-type="float" office:value="223">
            <text:p>223</text:p>
          </table:table-cell>
          <table:table-cell table:number-columns-repeated="1021"/>
        </table:table-row>
        <table:table-row table:style-name="ro1">
          <table:table-cell table:style-name="ce5" office:value-type="float" office:value="9400">
            <text:p>9400</text:p>
          </table:table-cell>
          <table:table-cell table:style-name="ce5" table:formula="of:=([.A29]/100)-60" office:value-type="float" office:value="34">
            <text:p>34</text:p>
          </table:table-cell>
          <table:table-cell table:style-name="ce5" office:value-type="float" office:value="223">
            <text:p>223</text:p>
          </table:table-cell>
          <table:table-cell table:number-columns-repeated="1021"/>
        </table:table-row>
        <table:table-row table:style-name="ro1">
          <table:table-cell table:style-name="ce5" office:value-type="float" office:value="9500">
            <text:p>9500</text:p>
          </table:table-cell>
          <table:table-cell table:style-name="ce5" table:formula="of:=([.A30]/100)-60" office:value-type="float" office:value="35">
            <text:p>35</text:p>
          </table:table-cell>
          <table:table-cell table:style-name="ce5" office:value-type="float" office:value="222">
            <text:p>222</text:p>
          </table:table-cell>
          <table:table-cell table:number-columns-repeated="1021"/>
        </table:table-row>
        <table:table-row table:style-name="ro1">
          <table:table-cell table:style-name="ce5" office:value-type="float" office:value="9600">
            <text:p>9600</text:p>
          </table:table-cell>
          <table:table-cell table:style-name="ce5" table:formula="of:=([.A31]/100)-60" office:value-type="float" office:value="36">
            <text:p>36</text:p>
          </table:table-cell>
          <table:table-cell table:style-name="ce5" office:value-type="float" office:value="221">
            <text:p>221</text:p>
          </table:table-cell>
          <table:table-cell table:number-columns-repeated="1021"/>
        </table:table-row>
        <table:table-row table:style-name="ro1">
          <table:table-cell table:style-name="ce5" office:value-type="float" office:value="9700">
            <text:p>9700</text:p>
          </table:table-cell>
          <table:table-cell table:style-name="ce5" table:formula="of:=([.A32]/100)-60" office:value-type="float" office:value="37">
            <text:p>37</text:p>
          </table:table-cell>
          <table:table-cell table:style-name="ce5" office:value-type="float" office:value="221">
            <text:p>221</text:p>
          </table:table-cell>
          <table:table-cell table:number-columns-repeated="1021"/>
        </table:table-row>
        <table:table-row table:style-name="ro1">
          <table:table-cell table:style-name="ce5" office:value-type="float" office:value="9800">
            <text:p>9800</text:p>
          </table:table-cell>
          <table:table-cell table:style-name="ce5" table:formula="of:=([.A33]/100)-60" office:value-type="float" office:value="38">
            <text:p>38</text:p>
          </table:table-cell>
          <table:table-cell table:style-name="ce5"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 table:style-name="ce5" office:value-type="float" office:value="9900">
            <text:p>9900</text:p>
          </table:table-cell>
          <table:table-cell table:style-name="ce5" table:formula="of:=([.A34]/100)-60" office:value-type="float" office:value="39">
            <text:p>39</text:p>
          </table:table-cell>
          <table:table-cell table:style-name="ce5"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 table:style-name="ce5" office:value-type="float" office:value="10000">
            <text:p>10000</text:p>
          </table:table-cell>
          <table:table-cell table:style-name="ce5" table:formula="of:=([.A35]/100)-60" office:value-type="float" office:value="40">
            <text:p>40</text:p>
          </table:table-cell>
          <table:table-cell table:style-name="ce5" office:value-type="float" office:value="219">
            <text:p>219</text:p>
          </table:table-cell>
          <table:table-cell table:number-columns-repeated="1021"/>
        </table:table-row>
        <table:table-row table:style-name="ro1">
          <table:table-cell table:style-name="ce5" office:value-type="float" office:value="10100">
            <text:p>10100</text:p>
          </table:table-cell>
          <table:table-cell table:style-name="ce5" table:formula="of:=([.A36]/100)-60" office:value-type="float" office:value="41">
            <text:p>41</text:p>
          </table:table-cell>
          <table:table-cell table:style-name="ce5" office:value-type="float" office:value="219">
            <text:p>219</text:p>
          </table:table-cell>
          <table:table-cell table:number-columns-repeated="1021"/>
        </table:table-row>
        <table:table-row table:style-name="ro1">
          <table:table-cell table:style-name="ce5" office:value-type="float" office:value="10200">
            <text:p>10200</text:p>
          </table:table-cell>
          <table:table-cell table:style-name="ce5" table:formula="of:=([.A37]/100)-60" office:value-type="float" office:value="42">
            <text:p>42</text:p>
          </table:table-cell>
          <table:table-cell table:style-name="ce5" office:value-type="float" office:value="218">
            <text:p>218</text:p>
          </table:table-cell>
          <table:table-cell table:number-columns-repeated="1021"/>
        </table:table-row>
        <table:table-row table:style-name="ro1">
          <table:table-cell table:style-name="ce5" office:value-type="float" office:value="10300">
            <text:p>10300</text:p>
          </table:table-cell>
          <table:table-cell table:style-name="ce5" table:formula="of:=([.A38]/100)-60" office:value-type="float" office:value="43">
            <text:p>43</text:p>
          </table:table-cell>
          <table:table-cell table:style-name="ce5" office:value-type="float" office:value="218">
            <text:p>218</text:p>
          </table:table-cell>
          <table:table-cell table:number-columns-repeated="1021"/>
        </table:table-row>
        <table:table-row table:style-name="ro1">
          <table:table-cell table:style-name="ce5" office:value-type="float" office:value="10400">
            <text:p>10400</text:p>
          </table:table-cell>
          <table:table-cell table:style-name="ce5" table:formula="of:=([.A39]/100)-60" office:value-type="float" office:value="44">
            <text:p>44</text:p>
          </table:table-cell>
          <table:table-cell table:style-name="ce5"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table:style-name="ce5" office:value-type="float" office:value="10500">
            <text:p>10500</text:p>
          </table:table-cell>
          <table:table-cell table:style-name="ce5" table:formula="of:=([.A40]/100)-60" office:value-type="float" office:value="45">
            <text:p>45</text:p>
          </table:table-cell>
          <table:table-cell table:style-name="ce5"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table:style-name="ce5" office:value-type="float" office:value="10600">
            <text:p>10600</text:p>
          </table:table-cell>
          <table:table-cell table:style-name="ce5" table:formula="of:=([.A41]/100)-60" office:value-type="float" office:value="46">
            <text:p>46</text:p>
          </table:table-cell>
          <table:table-cell table:style-name="ce5" office:value-type="float" office:value="216">
            <text:p>216</text:p>
          </table:table-cell>
          <table:table-cell table:number-columns-repeated="1021"/>
        </table:table-row>
        <table:table-row table:style-name="ro1">
          <table:table-cell table:style-name="ce5" office:value-type="float" office:value="10700">
            <text:p>10700</text:p>
          </table:table-cell>
          <table:table-cell table:style-name="ce5" table:formula="of:=([.A42]/100)-60" office:value-type="float" office:value="47">
            <text:p>47</text:p>
          </table:table-cell>
          <table:table-cell table:style-name="ce5" office:value-type="float" office:value="216">
            <text:p>216</text:p>
          </table:table-cell>
          <table:table-cell table:number-columns-repeated="1021"/>
        </table:table-row>
        <table:table-row table:style-name="ro1">
          <table:table-cell table:style-name="ce5" office:value-type="float" office:value="10800">
            <text:p>10800</text:p>
          </table:table-cell>
          <table:table-cell table:style-name="ce5" table:formula="of:=([.A43]/100)-60" office:value-type="float" office:value="48">
            <text:p>48</text:p>
          </table:table-cell>
          <table:table-cell table:style-name="ce5" office:value-type="float" office:value="216">
            <text:p>216</text:p>
          </table:table-cell>
          <table:table-cell table:number-columns-repeated="1021"/>
        </table:table-row>
        <table:table-row table:style-name="ro1">
          <table:table-cell table:style-name="ce5" office:value-type="float" office:value="10900">
            <text:p>10900</text:p>
          </table:table-cell>
          <table:table-cell table:style-name="ce5" table:formula="of:=([.A44]/100)-60" office:value-type="float" office:value="49">
            <text:p>49</text:p>
          </table:table-cell>
          <table:table-cell table:style-name="ce5" office:value-type="float" office:value="215">
            <text:p>215</text:p>
          </table:table-cell>
          <table:table-cell table:number-columns-repeated="1021"/>
        </table:table-row>
        <table:table-row table:style-name="ro1">
          <table:table-cell table:style-name="ce5" office:value-type="float" office:value="11000">
            <text:p>11000</text:p>
          </table:table-cell>
          <table:table-cell table:style-name="ce5" table:formula="of:=([.A45]/100)-60" office:value-type="float" office:value="50">
            <text:p>50</text:p>
          </table:table-cell>
          <table:table-cell table:style-name="ce5" office:value-type="float" office:value="215">
            <text:p>215</text:p>
          </table:table-cell>
          <table:table-cell table:number-columns-repeated="1021"/>
        </table:table-row>
        <table:table-row table:style-name="ro1">
          <table:table-cell table:style-name="ce5" office:value-type="float" office:value="11100">
            <text:p>11100</text:p>
          </table:table-cell>
          <table:table-cell table:style-name="ce5" table:formula="of:=([.A46]/100)-60" office:value-type="float" office:value="51">
            <text:p>51</text:p>
          </table:table-cell>
          <table:table-cell table:style-name="ce5" office:value-type="float" office:value="214">
            <text:p>214</text:p>
          </table:table-cell>
          <table:table-cell table:number-columns-repeated="1021"/>
        </table:table-row>
        <table:table-row table:style-name="ro1">
          <table:table-cell table:style-name="ce5" office:value-type="float" office:value="11200">
            <text:p>11200</text:p>
          </table:table-cell>
          <table:table-cell table:style-name="ce5" table:formula="of:=([.A47]/100)-60" office:value-type="float" office:value="52">
            <text:p>52</text:p>
          </table:table-cell>
          <table:table-cell table:style-name="ce5" office:value-type="float" office:value="214">
            <text:p>214</text:p>
          </table:table-cell>
          <table:table-cell table:number-columns-repeated="1021"/>
        </table:table-row>
        <table:table-row table:style-name="ro1">
          <table:table-cell table:style-name="ce5" office:value-type="float" office:value="11300">
            <text:p>11300</text:p>
          </table:table-cell>
          <table:table-cell table:style-name="ce5" table:formula="of:=([.A48]/100)-60" office:value-type="float" office:value="53">
            <text:p>53</text:p>
          </table:table-cell>
          <table:table-cell table:style-name="ce5" office:value-type="float" office:value="214">
            <text:p>214</text:p>
          </table:table-cell>
          <table:table-cell table:number-columns-repeated="1021"/>
        </table:table-row>
        <table:table-row table:style-name="ro1">
          <table:table-cell table:style-name="ce5" office:value-type="float" office:value="11400">
            <text:p>11400</text:p>
          </table:table-cell>
          <table:table-cell table:style-name="ce5" table:formula="of:=([.A49]/100)-60" office:value-type="float" office:value="54">
            <text:p>54</text:p>
          </table:table-cell>
          <table:table-cell table:style-name="ce5"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table:style-name="ce5" office:value-type="float" office:value="11500">
            <text:p>11500</text:p>
          </table:table-cell>
          <table:table-cell table:style-name="ce5" table:formula="of:=([.A50]/100)-60" office:value-type="float" office:value="55">
            <text:p>55</text:p>
          </table:table-cell>
          <table:table-cell table:style-name="ce5"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table:style-name="ce5" office:value-type="float" office:value="11600">
            <text:p>11600</text:p>
          </table:table-cell>
          <table:table-cell table:style-name="ce5" table:formula="of:=([.A51]/100)-60" office:value-type="float" office:value="56">
            <text:p>56</text:p>
          </table:table-cell>
          <table:table-cell table:style-name="ce5" office:value-type="float" office:value="212">
            <text:p>212</text:p>
          </table:table-cell>
          <table:table-cell table:number-columns-repeated="1021"/>
        </table:table-row>
        <table:table-row table:style-name="ro1">
          <table:table-cell table:style-name="ce5" office:value-type="float" office:value="11700">
            <text:p>11700</text:p>
          </table:table-cell>
          <table:table-cell table:style-name="ce5" table:formula="of:=([.A52]/100)-60" office:value-type="float" office:value="57">
            <text:p>57</text:p>
          </table:table-cell>
          <table:table-cell table:style-name="ce5" office:value-type="float" office:value="212">
            <text:p>212</text:p>
          </table:table-cell>
          <table:table-cell table:number-columns-repeated="1021"/>
        </table:table-row>
        <table:table-row table:style-name="ro1">
          <table:table-cell table:style-name="ce5" office:value-type="float" office:value="11800">
            <text:p>11800</text:p>
          </table:table-cell>
          <table:table-cell table:style-name="ce5" table:formula="of:=([.A53]/100)-60" office:value-type="float" office:value="58">
            <text:p>58</text:p>
          </table:table-cell>
          <table:table-cell table:style-name="ce5" office:value-type="float" office:value="212">
            <text:p>212</text:p>
          </table:table-cell>
          <table:table-cell table:number-columns-repeated="1021"/>
        </table:table-row>
        <table:table-row table:style-name="ro1">
          <table:table-cell table:style-name="ce5" office:value-type="float" office:value="11900">
            <text:p>11900</text:p>
          </table:table-cell>
          <table:table-cell table:style-name="ce5" table:formula="of:=([.A54]/100)-60" office:value-type="float" office:value="59">
            <text:p>59</text:p>
          </table:table-cell>
          <table:table-cell table:style-name="ce5"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table:style-name="ce5" office:value-type="float" office:value="12000">
            <text:p>12000</text:p>
          </table:table-cell>
          <table:table-cell table:style-name="ce5" table:formula="of:=([.A55]/100)-60" office:value-type="float" office:value="60">
            <text:p>60</text:p>
          </table:table-cell>
          <table:table-cell table:style-name="ce5"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table:style-name="ce5" office:value-type="float" office:value="12100">
            <text:p>12100</text:p>
          </table:table-cell>
          <table:table-cell table:style-name="ce5" table:formula="of:=([.A56]/100)-60" office:value-type="float" office:value="61">
            <text:p>61</text:p>
          </table:table-cell>
          <table:table-cell table:style-name="ce5" office:value-type="float" office:value="211">
            <text:p>211</text:p>
          </table:table-cell>
          <table:table-cell table:number-columns-repeated="1021"/>
        </table:table-row>
        <table:table-row table:style-name="ro1">
          <table:table-cell table:style-name="ce5" office:value-type="float" office:value="12200">
            <text:p>12200</text:p>
          </table:table-cell>
          <table:table-cell table:style-name="ce5" table:formula="of:=([.A57]/100)-60" office:value-type="float" office:value="62">
            <text:p>62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12300">
            <text:p>12300</text:p>
          </table:table-cell>
          <table:table-cell table:style-name="ce5" table:formula="of:=([.A58]/100)-60" office:value-type="float" office:value="63">
            <text:p>63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12400">
            <text:p>12400</text:p>
          </table:table-cell>
          <table:table-cell table:style-name="ce5" table:formula="of:=([.A59]/100)-60" office:value-type="float" office:value="64">
            <text:p>64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12500">
            <text:p>12500</text:p>
          </table:table-cell>
          <table:table-cell table:style-name="ce5" table:formula="of:=([.A60]/100)-60" office:value-type="float" office:value="65">
            <text:p>65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12600">
            <text:p>12600</text:p>
          </table:table-cell>
          <table:table-cell table:style-name="ce5" table:formula="of:=([.A61]/100)-60" office:value-type="float" office:value="66">
            <text:p>66</text:p>
          </table:table-cell>
          <table:table-cell table:style-name="ce5"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table:style-name="ce5" office:value-type="float" office:value="12700">
            <text:p>12700</text:p>
          </table:table-cell>
          <table:table-cell table:style-name="ce5" table:formula="of:=([.A62]/100)-60" office:value-type="float" office:value="67">
            <text:p>67</text:p>
          </table:table-cell>
          <table:table-cell table:style-name="ce5"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table:style-name="ce5" office:value-type="float" office:value="12800">
            <text:p>12800</text:p>
          </table:table-cell>
          <table:table-cell table:style-name="ce5" table:formula="of:=([.A63]/100)-60" office:value-type="float" office:value="68">
            <text:p>68</text:p>
          </table:table-cell>
          <table:table-cell table:style-name="ce5" office:value-type="float" office:value="209">
            <text:p>209</text:p>
          </table:table-cell>
          <table:table-cell table:number-columns-repeated="1021"/>
        </table:table-row>
        <table:table-row table:style-name="ro1">
          <table:table-cell table:style-name="ce5" office:value-type="float" office:value="12900">
            <text:p>12900</text:p>
          </table:table-cell>
          <table:table-cell table:style-name="ce5" table:formula="of:=([.A64]/100)-60" office:value-type="float" office:value="69">
            <text:p>69</text:p>
          </table:table-cell>
          <table:table-cell table:style-name="ce5"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table:style-name="ce5" office:value-type="float" office:value="13000">
            <text:p>13000</text:p>
          </table:table-cell>
          <table:table-cell table:style-name="ce5" table:formula="of:=([.A65]/100)-60" office:value-type="float" office:value="70">
            <text:p>70</text:p>
          </table:table-cell>
          <table:table-cell table:style-name="ce5"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table:style-name="ce5" office:value-type="float" office:value="13100">
            <text:p>13100</text:p>
          </table:table-cell>
          <table:table-cell table:style-name="ce5" table:formula="of:=([.A66]/100)-60" office:value-type="float" office:value="71">
            <text:p>71</text:p>
          </table:table-cell>
          <table:table-cell table:style-name="ce5"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table:style-name="ce5" office:value-type="float" office:value="13200">
            <text:p>13200</text:p>
          </table:table-cell>
          <table:table-cell table:style-name="ce5" table:formula="of:=([.A67]/100)-60" office:value-type="float" office:value="72">
            <text:p>72</text:p>
          </table:table-cell>
          <table:table-cell table:style-name="ce5" office:value-type="float" office:value="208">
            <text:p>208</text:p>
          </table:table-cell>
          <table:table-cell table:number-columns-repeated="1021"/>
        </table:table-row>
        <table:table-row table:style-name="ro1">
          <table:table-cell table:style-name="ce5" office:value-type="float" office:value="13300">
            <text:p>13300</text:p>
          </table:table-cell>
          <table:table-cell table:style-name="ce5" table:formula="of:=([.A68]/100)-60" office:value-type="float" office:value="73">
            <text:p>73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13400">
            <text:p>13400</text:p>
          </table:table-cell>
          <table:table-cell table:style-name="ce5" table:formula="of:=([.A69]/100)-60" office:value-type="float" office:value="74">
            <text:p>74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13500">
            <text:p>13500</text:p>
          </table:table-cell>
          <table:table-cell table:style-name="ce5" table:formula="of:=([.A70]/100)-60" office:value-type="float" office:value="75">
            <text:p>75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13600">
            <text:p>13600</text:p>
          </table:table-cell>
          <table:table-cell table:style-name="ce5" table:formula="of:=([.A71]/100)-60" office:value-type="float" office:value="76">
            <text:p>76</text:p>
          </table:table-cell>
          <table:table-cell table:style-name="ce5" office:value-type="float" office:value="207">
            <text:p>207</text:p>
          </table:table-cell>
          <table:table-cell table:number-columns-repeated="1021"/>
        </table:table-row>
        <table:table-row table:style-name="ro1">
          <table:table-cell table:style-name="ce5" office:value-type="float" office:value="13700">
            <text:p>13700</text:p>
          </table:table-cell>
          <table:table-cell table:style-name="ce5" table:formula="of:=([.A72]/100)-60" office:value-type="float" office:value="77">
            <text:p>77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13800">
            <text:p>13800</text:p>
          </table:table-cell>
          <table:table-cell table:style-name="ce5" table:formula="of:=([.A73]/100)-60" office:value-type="float" office:value="78">
            <text:p>78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13900">
            <text:p>13900</text:p>
          </table:table-cell>
          <table:table-cell table:style-name="ce5" table:formula="of:=([.A74]/100)-60" office:value-type="float" office:value="79">
            <text:p>79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14000">
            <text:p>14000</text:p>
          </table:table-cell>
          <table:table-cell table:style-name="ce5" table:formula="of:=([.A75]/100)-60" office:value-type="float" office:value="80">
            <text:p>80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14100">
            <text:p>14100</text:p>
          </table:table-cell>
          <table:table-cell table:style-name="ce5" table:formula="of:=([.A76]/100)-60" office:value-type="float" office:value="81">
            <text:p>81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4200">
            <text:p>14200</text:p>
          </table:table-cell>
          <table:table-cell table:style-name="ce5" table:formula="of:=([.A77]/100)-60" office:value-type="float" office:value="82">
            <text:p>82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4300">
            <text:p>14300</text:p>
          </table:table-cell>
          <table:table-cell table:style-name="ce5" table:formula="of:=([.A78]/100)-60" office:value-type="float" office:value="83">
            <text:p>83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4400">
            <text:p>14400</text:p>
          </table:table-cell>
          <table:table-cell table:style-name="ce5" table:formula="of:=([.A79]/100)-60" office:value-type="float" office:value="84">
            <text:p>84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4500">
            <text:p>14500</text:p>
          </table:table-cell>
          <table:table-cell table:style-name="ce5" table:formula="of:=([.A80]/100)-60" office:value-type="float" office:value="85">
            <text:p>85</text:p>
          </table:table-cell>
          <table:table-cell table:style-name="ce5" office:value-type="float" office:value="205">
            <text:p>205</text:p>
          </table:table-cell>
          <table:table-cell table:number-columns-repeated="1021"/>
        </table:table-row>
        <table:table-row table:style-name="ro1">
          <table:table-cell table:style-name="ce5" office:value-type="float" office:value="14600">
            <text:p>14600</text:p>
          </table:table-cell>
          <table:table-cell table:style-name="ce5" table:formula="of:=([.A81]/100)-60" office:value-type="float" office:value="86">
            <text:p>86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4700">
            <text:p>14700</text:p>
          </table:table-cell>
          <table:table-cell table:style-name="ce5" table:formula="of:=([.A82]/100)-60" office:value-type="float" office:value="87">
            <text:p>87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4800">
            <text:p>14800</text:p>
          </table:table-cell>
          <table:table-cell table:style-name="ce5" table:formula="of:=([.A83]/100)-60" office:value-type="float" office:value="88">
            <text:p>88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4900">
            <text:p>14900</text:p>
          </table:table-cell>
          <table:table-cell table:style-name="ce5" table:formula="of:=([.A84]/100)-60" office:value-type="float" office:value="89">
            <text:p>89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5000">
            <text:p>15000</text:p>
          </table:table-cell>
          <table:table-cell table:style-name="ce5" table:formula="of:=([.A85]/100)-60" office:value-type="float" office:value="90">
            <text:p>90</text:p>
          </table:table-cell>
          <table:table-cell table:style-name="ce5" office:value-type="float" office:value="204">
            <text:p>204</text:p>
          </table:table-cell>
          <table:table-cell table:number-columns-repeated="1021"/>
        </table:table-row>
        <table:table-row table:style-name="ro1">
          <table:table-cell table:style-name="ce5" office:value-type="float" office:value="15100">
            <text:p>15100</text:p>
          </table:table-cell>
          <table:table-cell table:style-name="ce5" table:formula="of:=([.A86]/100)-60" office:value-type="float" office:value="91">
            <text:p>91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5200">
            <text:p>15200</text:p>
          </table:table-cell>
          <table:table-cell table:style-name="ce5" table:formula="of:=([.A87]/100)-60" office:value-type="float" office:value="92">
            <text:p>92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5300">
            <text:p>15300</text:p>
          </table:table-cell>
          <table:table-cell table:style-name="ce5" table:formula="of:=([.A88]/100)-60" office:value-type="float" office:value="93">
            <text:p>93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5400">
            <text:p>15400</text:p>
          </table:table-cell>
          <table:table-cell table:style-name="ce5" table:formula="of:=([.A89]/100)-60" office:value-type="float" office:value="94">
            <text:p>94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5500">
            <text:p>15500</text:p>
          </table:table-cell>
          <table:table-cell table:style-name="ce5" table:formula="of:=([.A90]/100)-60" office:value-type="float" office:value="95">
            <text:p>95</text:p>
          </table:table-cell>
          <table:table-cell table:style-name="ce5" office:value-type="float" office:value="203">
            <text:p>203</text:p>
          </table:table-cell>
          <table:table-cell table:number-columns-repeated="1021"/>
        </table:table-row>
        <table:table-row table:style-name="ro1">
          <table:table-cell table:style-name="ce5" office:value-type="float" office:value="15600">
            <text:p>15600</text:p>
          </table:table-cell>
          <table:table-cell table:style-name="ce5" table:formula="of:=([.A91]/100)-60" office:value-type="float" office:value="96">
            <text:p>96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5700">
            <text:p>15700</text:p>
          </table:table-cell>
          <table:table-cell table:style-name="ce5" table:formula="of:=([.A92]/100)-60" office:value-type="float" office:value="97">
            <text:p>97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5800">
            <text:p>15800</text:p>
          </table:table-cell>
          <table:table-cell table:style-name="ce5" table:formula="of:=([.A93]/100)-60" office:value-type="float" office:value="98">
            <text:p>98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5900">
            <text:p>15900</text:p>
          </table:table-cell>
          <table:table-cell table:style-name="ce5" table:formula="of:=([.A94]/100)-60" office:value-type="float" office:value="99">
            <text:p>99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6000">
            <text:p>16000</text:p>
          </table:table-cell>
          <table:table-cell table:style-name="ce5" table:formula="of:=([.A95]/100)-60" office:value-type="float" office:value="100">
            <text:p>100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6100">
            <text:p>16100</text:p>
          </table:table-cell>
          <table:table-cell table:style-name="ce5" table:formula="of:=([.A96]/100)-60" office:value-type="float" office:value="101">
            <text:p>101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16200">
            <text:p>16200</text:p>
          </table:table-cell>
          <table:table-cell table:style-name="ce5" table:formula="of:=([.A97]/100)-60" office:value-type="float" office:value="102">
            <text:p>102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300">
            <text:p>16300</text:p>
          </table:table-cell>
          <table:table-cell table:style-name="ce5" table:formula="of:=([.A98]/100)-60" office:value-type="float" office:value="103">
            <text:p>103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400">
            <text:p>16400</text:p>
          </table:table-cell>
          <table:table-cell table:style-name="ce5" table:formula="of:=([.A99]/100)-60" office:value-type="float" office:value="104">
            <text:p>104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500">
            <text:p>16500</text:p>
          </table:table-cell>
          <table:table-cell table:style-name="ce5" table:formula="of:=([.A100]/100)-60" office:value-type="float" office:value="105">
            <text:p>105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600">
            <text:p>16600</text:p>
          </table:table-cell>
          <table:table-cell table:style-name="ce5" table:formula="of:=([.A101]/100)-60" office:value-type="float" office:value="106">
            <text:p>106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700">
            <text:p>16700</text:p>
          </table:table-cell>
          <table:table-cell table:style-name="ce5" table:formula="of:=([.A102]/100)-60" office:value-type="float" office:value="107">
            <text:p>107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800">
            <text:p>16800</text:p>
          </table:table-cell>
          <table:table-cell table:style-name="ce5" table:formula="of:=([.A103]/100)-60" office:value-type="float" office:value="108">
            <text:p>108</text:p>
          </table:table-cell>
          <table:table-cell table:style-name="ce5" office:value-type="float" office:value="201">
            <text:p>201</text:p>
          </table:table-cell>
          <table:table-cell table:number-columns-repeated="1021"/>
        </table:table-row>
        <table:table-row table:style-name="ro1">
          <table:table-cell table:style-name="ce5" office:value-type="float" office:value="16900">
            <text:p>16900</text:p>
          </table:table-cell>
          <table:table-cell table:style-name="ce5" table:formula="of:=([.A104]/100)-60" office:value-type="float" office:value="109">
            <text:p>109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000">
            <text:p>17000</text:p>
          </table:table-cell>
          <table:table-cell table:style-name="ce5" table:formula="of:=([.A105]/100)-60" office:value-type="float" office:value="110">
            <text:p>110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100">
            <text:p>17100</text:p>
          </table:table-cell>
          <table:table-cell table:style-name="ce5" table:formula="of:=([.A106]/100)-60" office:value-type="float" office:value="111">
            <text:p>111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200">
            <text:p>17200</text:p>
          </table:table-cell>
          <table:table-cell table:style-name="ce5" table:formula="of:=([.A107]/100)-60" office:value-type="float" office:value="112">
            <text:p>112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300">
            <text:p>17300</text:p>
          </table:table-cell>
          <table:table-cell table:style-name="ce5" table:formula="of:=([.A108]/100)-60" office:value-type="float" office:value="113">
            <text:p>113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400">
            <text:p>17400</text:p>
          </table:table-cell>
          <table:table-cell table:style-name="ce5" table:formula="of:=([.A109]/100)-60" office:value-type="float" office:value="114">
            <text:p>114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500">
            <text:p>17500</text:p>
          </table:table-cell>
          <table:table-cell table:style-name="ce5" table:formula="of:=([.A110]/100)-60" office:value-type="float" office:value="115">
            <text:p>115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 table:style-name="ce5" office:value-type="float" office:value="17600">
            <text:p>17600</text:p>
          </table:table-cell>
          <table:table-cell table:style-name="ce5" table:formula="of:=([.A111]/100)-60" office:value-type="float" office:value="116">
            <text:p>116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7700">
            <text:p>17700</text:p>
          </table:table-cell>
          <table:table-cell table:style-name="ce5" table:formula="of:=([.A112]/100)-60" office:value-type="float" office:value="117">
            <text:p>117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7800">
            <text:p>17800</text:p>
          </table:table-cell>
          <table:table-cell table:style-name="ce5" table:formula="of:=([.A113]/100)-60" office:value-type="float" office:value="118">
            <text:p>118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7900">
            <text:p>17900</text:p>
          </table:table-cell>
          <table:table-cell table:style-name="ce5" table:formula="of:=([.A114]/100)-60" office:value-type="float" office:value="119">
            <text:p>119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8000">
            <text:p>18000</text:p>
          </table:table-cell>
          <table:table-cell table:style-name="ce5" table:formula="of:=([.A115]/100)-60" office:value-type="float" office:value="120">
            <text:p>120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8100">
            <text:p>18100</text:p>
          </table:table-cell>
          <table:table-cell table:style-name="ce5" table:formula="of:=([.A116]/100)-60" office:value-type="float" office:value="121">
            <text:p>121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8200">
            <text:p>18200</text:p>
          </table:table-cell>
          <table:table-cell table:style-name="ce5" table:formula="of:=([.A117]/100)-60" office:value-type="float" office:value="122">
            <text:p>122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8300">
            <text:p>18300</text:p>
          </table:table-cell>
          <table:table-cell table:style-name="ce5" table:formula="of:=([.A118]/100)-60" office:value-type="float" office:value="123">
            <text:p>123</text:p>
          </table:table-cell>
          <table:table-cell table:style-name="ce5" office:value-type="float" office:value="199">
            <text:p>199</text:p>
          </table:table-cell>
          <table:table-cell table:number-columns-repeated="1021"/>
        </table:table-row>
        <table:table-row table:style-name="ro1">
          <table:table-cell table:style-name="ce5" office:value-type="float" office:value="18400">
            <text:p>18400</text:p>
          </table:table-cell>
          <table:table-cell table:style-name="ce5" table:formula="of:=([.A119]/100)-60" office:value-type="float" office:value="124">
            <text:p>124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8500">
            <text:p>18500</text:p>
          </table:table-cell>
          <table:table-cell table:style-name="ce5" table:formula="of:=([.A120]/100)-60" office:value-type="float" office:value="125">
            <text:p>125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8600">
            <text:p>18600</text:p>
          </table:table-cell>
          <table:table-cell table:style-name="ce5" table:formula="of:=([.A121]/100)-60" office:value-type="float" office:value="126">
            <text:p>126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8700">
            <text:p>18700</text:p>
          </table:table-cell>
          <table:table-cell table:style-name="ce5" table:formula="of:=([.A122]/100)-60" office:value-type="float" office:value="127">
            <text:p>127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8800">
            <text:p>18800</text:p>
          </table:table-cell>
          <table:table-cell table:style-name="ce5" table:formula="of:=([.A123]/100)-60" office:value-type="float" office:value="128">
            <text:p>128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8900">
            <text:p>18900</text:p>
          </table:table-cell>
          <table:table-cell table:style-name="ce5" table:formula="of:=([.A124]/100)-60" office:value-type="float" office:value="129">
            <text:p>129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9000">
            <text:p>19000</text:p>
          </table:table-cell>
          <table:table-cell table:style-name="ce5" table:formula="of:=([.A125]/100)-60" office:value-type="float" office:value="130">
            <text:p>130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9100">
            <text:p>19100</text:p>
          </table:table-cell>
          <table:table-cell table:style-name="ce5" table:formula="of:=([.A126]/100)-60" office:value-type="float" office:value="131">
            <text:p>131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9200">
            <text:p>19200</text:p>
          </table:table-cell>
          <table:table-cell table:style-name="ce5" table:formula="of:=([.A127]/100)-60" office:value-type="float" office:value="132">
            <text:p>132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19300">
            <text:p>19300</text:p>
          </table:table-cell>
          <table:table-cell table:style-name="ce5" table:formula="of:=([.A128]/100)-60" office:value-type="float" office:value="133">
            <text:p>133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400">
            <text:p>19400</text:p>
          </table:table-cell>
          <table:table-cell table:style-name="ce5" table:formula="of:=([.A129]/100)-60" office:value-type="float" office:value="134">
            <text:p>134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500">
            <text:p>19500</text:p>
          </table:table-cell>
          <table:table-cell table:style-name="ce5" table:formula="of:=([.A130]/100)-60" office:value-type="float" office:value="135">
            <text:p>135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600">
            <text:p>19600</text:p>
          </table:table-cell>
          <table:table-cell table:style-name="ce5" table:formula="of:=([.A131]/100)-60" office:value-type="float" office:value="136">
            <text:p>136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700">
            <text:p>19700</text:p>
          </table:table-cell>
          <table:table-cell table:style-name="ce5" table:formula="of:=([.A132]/100)-60" office:value-type="float" office:value="137">
            <text:p>137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800">
            <text:p>19800</text:p>
          </table:table-cell>
          <table:table-cell table:style-name="ce5" table:formula="of:=([.A133]/100)-60" office:value-type="float" office:value="138">
            <text:p>138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19900">
            <text:p>19900</text:p>
          </table:table-cell>
          <table:table-cell table:style-name="ce5" table:formula="of:=([.A134]/100)-60" office:value-type="float" office:value="139">
            <text:p>139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20000">
            <text:p>20000</text:p>
          </table:table-cell>
          <table:table-cell table:style-name="ce5" table:formula="of:=([.A135]/100)-60" office:value-type="float" office:value="140">
            <text:p>140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20100">
            <text:p>20100</text:p>
          </table:table-cell>
          <table:table-cell table:style-name="ce5" table:formula="of:=([.A136]/100)-60" office:value-type="float" office:value="141">
            <text:p>141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20200">
            <text:p>20200</text:p>
          </table:table-cell>
          <table:table-cell table:style-name="ce5" table:formula="of:=([.A137]/100)-60" office:value-type="float" office:value="142">
            <text:p>142</text:p>
          </table:table-cell>
          <table:table-cell table:style-name="ce5" office:value-type="float" office:value="197">
            <text:p>197</text:p>
          </table:table-cell>
          <table:table-cell table:number-columns-repeated="1021"/>
        </table:table-row>
        <table:table-row table:style-name="ro1">
          <table:table-cell table:style-name="ce5" office:value-type="float" office:value="20300">
            <text:p>20300</text:p>
          </table:table-cell>
          <table:table-cell table:style-name="ce5" table:formula="of:=([.A138]/100)-60" office:value-type="float" office:value="143">
            <text:p>143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400">
            <text:p>20400</text:p>
          </table:table-cell>
          <table:table-cell table:style-name="ce5" table:formula="of:=([.A139]/100)-60" office:value-type="float" office:value="144">
            <text:p>144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500">
            <text:p>20500</text:p>
          </table:table-cell>
          <table:table-cell table:style-name="ce5" table:formula="of:=([.A140]/100)-60" office:value-type="float" office:value="145">
            <text:p>145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600">
            <text:p>20600</text:p>
          </table:table-cell>
          <table:table-cell table:style-name="ce5" table:formula="of:=([.A141]/100)-60" office:value-type="float" office:value="146">
            <text:p>146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700">
            <text:p>20700</text:p>
          </table:table-cell>
          <table:table-cell table:style-name="ce5" table:formula="of:=([.A142]/100)-60" office:value-type="float" office:value="147">
            <text:p>147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800">
            <text:p>20800</text:p>
          </table:table-cell>
          <table:table-cell table:style-name="ce5" table:formula="of:=([.A143]/100)-60" office:value-type="float" office:value="148">
            <text:p>148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0900">
            <text:p>20900</text:p>
          </table:table-cell>
          <table:table-cell table:style-name="ce5" table:formula="of:=([.A144]/100)-60" office:value-type="float" office:value="149">
            <text:p>149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1000">
            <text:p>21000</text:p>
          </table:table-cell>
          <table:table-cell table:style-name="ce5" table:formula="of:=([.A145]/100)-60" office:value-type="float" office:value="150">
            <text:p>150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1100">
            <text:p>21100</text:p>
          </table:table-cell>
          <table:table-cell table:style-name="ce5" table:formula="of:=([.A146]/100)-60" office:value-type="float" office:value="151">
            <text:p>151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1200">
            <text:p>21200</text:p>
          </table:table-cell>
          <table:table-cell table:style-name="ce5" table:formula="of:=([.A147]/100)-60" office:value-type="float" office:value="152">
            <text:p>152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1300">
            <text:p>21300</text:p>
          </table:table-cell>
          <table:table-cell table:style-name="ce5" table:formula="of:=([.A148]/100)-60" office:value-type="float" office:value="153">
            <text:p>153</text:p>
          </table:table-cell>
          <table:table-cell table:style-name="ce5" office:value-type="float" office:value="196">
            <text:p>196</text:p>
          </table:table-cell>
          <table:table-cell table:number-columns-repeated="1021"/>
        </table:table-row>
        <table:table-row table:style-name="ro1">
          <table:table-cell table:style-name="ce5" office:value-type="float" office:value="21400">
            <text:p>21400</text:p>
          </table:table-cell>
          <table:table-cell table:style-name="ce5" table:formula="of:=([.A149]/100)-60" office:value-type="float" office:value="154">
            <text:p>154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1500">
            <text:p>21500</text:p>
          </table:table-cell>
          <table:table-cell table:style-name="ce5" table:formula="of:=([.A150]/100)-60" office:value-type="float" office:value="155">
            <text:p>155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1600">
            <text:p>21600</text:p>
          </table:table-cell>
          <table:table-cell table:style-name="ce5" table:formula="of:=([.A151]/100)-60" office:value-type="float" office:value="156">
            <text:p>156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1700">
            <text:p>21700</text:p>
          </table:table-cell>
          <table:table-cell table:style-name="ce5" table:formula="of:=([.A152]/100)-60" office:value-type="float" office:value="157">
            <text:p>157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1800">
            <text:p>21800</text:p>
          </table:table-cell>
          <table:table-cell table:style-name="ce5" table:formula="of:=([.A153]/100)-60" office:value-type="float" office:value="158">
            <text:p>158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1900">
            <text:p>21900</text:p>
          </table:table-cell>
          <table:table-cell table:style-name="ce5" table:formula="of:=([.A154]/100)-60" office:value-type="float" office:value="159">
            <text:p>159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000">
            <text:p>22000</text:p>
          </table:table-cell>
          <table:table-cell table:style-name="ce5" table:formula="of:=([.A155]/100)-60" office:value-type="float" office:value="160">
            <text:p>160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100">
            <text:p>22100</text:p>
          </table:table-cell>
          <table:table-cell table:style-name="ce5" table:formula="of:=([.A156]/100)-60" office:value-type="float" office:value="161">
            <text:p>161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200">
            <text:p>22200</text:p>
          </table:table-cell>
          <table:table-cell table:style-name="ce5" table:formula="of:=([.A157]/100)-60" office:value-type="float" office:value="162">
            <text:p>162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300">
            <text:p>22300</text:p>
          </table:table-cell>
          <table:table-cell table:style-name="ce5" table:formula="of:=([.A158]/100)-60" office:value-type="float" office:value="163">
            <text:p>163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400">
            <text:p>22400</text:p>
          </table:table-cell>
          <table:table-cell table:style-name="ce5" table:formula="of:=([.A159]/100)-60" office:value-type="float" office:value="164">
            <text:p>164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500">
            <text:p>22500</text:p>
          </table:table-cell>
          <table:table-cell table:style-name="ce5" table:formula="of:=([.A160]/100)-60" office:value-type="float" office:value="165">
            <text:p>165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600">
            <text:p>22600</text:p>
          </table:table-cell>
          <table:table-cell table:style-name="ce5" table:formula="of:=([.A161]/100)-60" office:value-type="float" office:value="166">
            <text:p>166</text:p>
          </table:table-cell>
          <table:table-cell table:style-name="ce5" office:value-type="float" office:value="195">
            <text:p>195</text:p>
          </table:table-cell>
          <table:table-cell table:number-columns-repeated="1021"/>
        </table:table-row>
        <table:table-row table:style-name="ro1">
          <table:table-cell table:style-name="ce5" office:value-type="float" office:value="22700">
            <text:p>22700</text:p>
          </table:table-cell>
          <table:table-cell table:style-name="ce5" table:formula="of:=([.A162]/100)-60" office:value-type="float" office:value="167">
            <text:p>167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2800">
            <text:p>22800</text:p>
          </table:table-cell>
          <table:table-cell table:style-name="ce5" table:formula="of:=([.A163]/100)-60" office:value-type="float" office:value="168">
            <text:p>168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2900">
            <text:p>22900</text:p>
          </table:table-cell>
          <table:table-cell table:style-name="ce5" table:formula="of:=([.A164]/100)-60" office:value-type="float" office:value="169">
            <text:p>169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000">
            <text:p>23000</text:p>
          </table:table-cell>
          <table:table-cell table:style-name="ce5" table:formula="of:=([.A165]/100)-60" office:value-type="float" office:value="170">
            <text:p>170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100">
            <text:p>23100</text:p>
          </table:table-cell>
          <table:table-cell table:style-name="ce5" table:formula="of:=([.A166]/100)-60" office:value-type="float" office:value="171">
            <text:p>171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200">
            <text:p>23200</text:p>
          </table:table-cell>
          <table:table-cell table:style-name="ce5" table:formula="of:=([.A167]/100)-60" office:value-type="float" office:value="172">
            <text:p>172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300">
            <text:p>23300</text:p>
          </table:table-cell>
          <table:table-cell table:style-name="ce5" table:formula="of:=([.A168]/100)-60" office:value-type="float" office:value="173">
            <text:p>173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400">
            <text:p>23400</text:p>
          </table:table-cell>
          <table:table-cell table:style-name="ce5" table:formula="of:=([.A169]/100)-60" office:value-type="float" office:value="174">
            <text:p>174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500">
            <text:p>23500</text:p>
          </table:table-cell>
          <table:table-cell table:style-name="ce5" table:formula="of:=([.A170]/100)-60" office:value-type="float" office:value="175">
            <text:p>175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600">
            <text:p>23600</text:p>
          </table:table-cell>
          <table:table-cell table:style-name="ce5" table:formula="of:=([.A171]/100)-60" office:value-type="float" office:value="176">
            <text:p>176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700">
            <text:p>23700</text:p>
          </table:table-cell>
          <table:table-cell table:style-name="ce5" table:formula="of:=([.A172]/100)-60" office:value-type="float" office:value="177">
            <text:p>177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800">
            <text:p>23800</text:p>
          </table:table-cell>
          <table:table-cell table:style-name="ce5" table:formula="of:=([.A173]/100)-60" office:value-type="float" office:value="178">
            <text:p>178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3900">
            <text:p>23900</text:p>
          </table:table-cell>
          <table:table-cell table:style-name="ce5" table:formula="of:=([.A174]/100)-60" office:value-type="float" office:value="179">
            <text:p>179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4000">
            <text:p>24000</text:p>
          </table:table-cell>
          <table:table-cell table:style-name="ce5" table:formula="of:=([.A175]/100)-60" office:value-type="float" office:value="180">
            <text:p>180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4100">
            <text:p>24100</text:p>
          </table:table-cell>
          <table:table-cell table:style-name="ce5" table:formula="of:=([.A176]/100)-60" office:value-type="float" office:value="181">
            <text:p>181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24200">
            <text:p>24200</text:p>
          </table:table-cell>
          <table:table-cell table:style-name="ce5" table:formula="of:=([.A177]/100)-60" office:value-type="float" office:value="182">
            <text:p>182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300">
            <text:p>24300</text:p>
          </table:table-cell>
          <table:table-cell table:style-name="ce5" table:formula="of:=([.A178]/100)-60" office:value-type="float" office:value="183">
            <text:p>183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400">
            <text:p>24400</text:p>
          </table:table-cell>
          <table:table-cell table:style-name="ce5" table:formula="of:=([.A179]/100)-60" office:value-type="float" office:value="184">
            <text:p>184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500">
            <text:p>24500</text:p>
          </table:table-cell>
          <table:table-cell table:style-name="ce5" table:formula="of:=([.A180]/100)-60" office:value-type="float" office:value="185">
            <text:p>185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600">
            <text:p>24600</text:p>
          </table:table-cell>
          <table:table-cell table:style-name="ce5" table:formula="of:=([.A181]/100)-60" office:value-type="float" office:value="186">
            <text:p>186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700">
            <text:p>24700</text:p>
          </table:table-cell>
          <table:table-cell table:style-name="ce5" table:formula="of:=([.A182]/100)-60" office:value-type="float" office:value="187">
            <text:p>187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800">
            <text:p>24800</text:p>
          </table:table-cell>
          <table:table-cell table:style-name="ce5" table:formula="of:=([.A183]/100)-60" office:value-type="float" office:value="188">
            <text:p>188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4900">
            <text:p>24900</text:p>
          </table:table-cell>
          <table:table-cell table:style-name="ce5" table:formula="of:=([.A184]/100)-60" office:value-type="float" office:value="189">
            <text:p>189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000">
            <text:p>25000</text:p>
          </table:table-cell>
          <table:table-cell table:style-name="ce5" table:formula="of:=([.A185]/100)-60" office:value-type="float" office:value="190">
            <text:p>190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100">
            <text:p>25100</text:p>
          </table:table-cell>
          <table:table-cell table:style-name="ce5" table:formula="of:=([.A186]/100)-60" office:value-type="float" office:value="191">
            <text:p>191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200">
            <text:p>25200</text:p>
          </table:table-cell>
          <table:table-cell table:style-name="ce5" table:formula="of:=([.A187]/100)-60" office:value-type="float" office:value="192">
            <text:p>192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300">
            <text:p>25300</text:p>
          </table:table-cell>
          <table:table-cell table:style-name="ce5" table:formula="of:=([.A188]/100)-60" office:value-type="float" office:value="193">
            <text:p>193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400">
            <text:p>25400</text:p>
          </table:table-cell>
          <table:table-cell table:style-name="ce5" table:formula="of:=([.A189]/100)-60" office:value-type="float" office:value="194">
            <text:p>194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500">
            <text:p>25500</text:p>
          </table:table-cell>
          <table:table-cell table:style-name="ce5" table:formula="of:=([.A190]/100)-60" office:value-type="float" office:value="195">
            <text:p>195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600">
            <text:p>25600</text:p>
          </table:table-cell>
          <table:table-cell table:style-name="ce5" table:formula="of:=([.A191]/100)-60" office:value-type="float" office:value="196">
            <text:p>196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700">
            <text:p>25700</text:p>
          </table:table-cell>
          <table:table-cell table:style-name="ce5" table:formula="of:=([.A192]/100)-60" office:value-type="float" office:value="197">
            <text:p>197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800">
            <text:p>25800</text:p>
          </table:table-cell>
          <table:table-cell table:style-name="ce5" table:formula="of:=([.A193]/100)-60" office:value-type="float" office:value="198">
            <text:p>198</text:p>
          </table:table-cell>
          <table:table-cell table:style-name="ce5" office:value-type="float" office:value="193">
            <text:p>193</text:p>
          </table:table-cell>
          <table:table-cell table:number-columns-repeated="1021"/>
        </table:table-row>
        <table:table-row table:style-name="ro1">
          <table:table-cell table:style-name="ce5" office:value-type="float" office:value="25900">
            <text:p>25900</text:p>
          </table:table-cell>
          <table:table-cell table:style-name="ce5" table:formula="of:=([.A194]/100)-60" office:value-type="float" office:value="199">
            <text:p>199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000">
            <text:p>26000</text:p>
          </table:table-cell>
          <table:table-cell table:style-name="ce5" table:formula="of:=([.A195]/100)-60" office:value-type="float" office:value="200">
            <text:p>200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100">
            <text:p>26100</text:p>
          </table:table-cell>
          <table:table-cell table:style-name="ce5" table:formula="of:=([.A196]/100)-60" office:value-type="float" office:value="201">
            <text:p>201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200">
            <text:p>26200</text:p>
          </table:table-cell>
          <table:table-cell table:style-name="ce5" table:formula="of:=([.A197]/100)-60" office:value-type="float" office:value="202">
            <text:p>202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300">
            <text:p>26300</text:p>
          </table:table-cell>
          <table:table-cell table:style-name="ce5" table:formula="of:=([.A198]/100)-60" office:value-type="float" office:value="203">
            <text:p>203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400">
            <text:p>26400</text:p>
          </table:table-cell>
          <table:table-cell table:style-name="ce5" table:formula="of:=([.A199]/100)-60" office:value-type="float" office:value="204">
            <text:p>204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500">
            <text:p>26500</text:p>
          </table:table-cell>
          <table:table-cell table:style-name="ce5" table:formula="of:=([.A200]/100)-60" office:value-type="float" office:value="205">
            <text:p>205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600">
            <text:p>26600</text:p>
          </table:table-cell>
          <table:table-cell table:style-name="ce5" table:formula="of:=([.A201]/100)-60" office:value-type="float" office:value="206">
            <text:p>206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700">
            <text:p>26700</text:p>
          </table:table-cell>
          <table:table-cell table:style-name="ce5" table:formula="of:=([.A202]/100)-60" office:value-type="float" office:value="207">
            <text:p>207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800">
            <text:p>26800</text:p>
          </table:table-cell>
          <table:table-cell table:style-name="ce5" table:formula="of:=([.A203]/100)-60" office:value-type="float" office:value="208">
            <text:p>208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6900">
            <text:p>26900</text:p>
          </table:table-cell>
          <table:table-cell table:style-name="ce5" table:formula="of:=([.A204]/100)-60" office:value-type="float" office:value="209">
            <text:p>209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000">
            <text:p>27000</text:p>
          </table:table-cell>
          <table:table-cell table:style-name="ce5" table:formula="of:=([.A205]/100)-60" office:value-type="float" office:value="210">
            <text:p>210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100">
            <text:p>27100</text:p>
          </table:table-cell>
          <table:table-cell table:style-name="ce5" table:formula="of:=([.A206]/100)-60" office:value-type="float" office:value="211">
            <text:p>211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200">
            <text:p>27200</text:p>
          </table:table-cell>
          <table:table-cell table:style-name="ce5" table:formula="of:=([.A207]/100)-60" office:value-type="float" office:value="212">
            <text:p>212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300">
            <text:p>27300</text:p>
          </table:table-cell>
          <table:table-cell table:style-name="ce5" table:formula="of:=([.A208]/100)-60" office:value-type="float" office:value="213">
            <text:p>213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400">
            <text:p>27400</text:p>
          </table:table-cell>
          <table:table-cell table:style-name="ce5" table:formula="of:=([.A209]/100)-60" office:value-type="float" office:value="214">
            <text:p>214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500">
            <text:p>27500</text:p>
          </table:table-cell>
          <table:table-cell table:style-name="ce5" table:formula="of:=([.A210]/100)-60" office:value-type="float" office:value="215">
            <text:p>215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600">
            <text:p>27600</text:p>
          </table:table-cell>
          <table:table-cell table:style-name="ce5" table:formula="of:=([.A211]/100)-60" office:value-type="float" office:value="216">
            <text:p>216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700">
            <text:p>27700</text:p>
          </table:table-cell>
          <table:table-cell table:style-name="ce5" table:formula="of:=([.A212]/100)-60" office:value-type="float" office:value="217">
            <text:p>217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800">
            <text:p>27800</text:p>
          </table:table-cell>
          <table:table-cell table:style-name="ce5" table:formula="of:=([.A213]/100)-60" office:value-type="float" office:value="218">
            <text:p>218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7900">
            <text:p>27900</text:p>
          </table:table-cell>
          <table:table-cell table:style-name="ce5" table:formula="of:=([.A214]/100)-60" office:value-type="float" office:value="219">
            <text:p>219</text:p>
          </table:table-cell>
          <table:table-cell table:style-name="ce5" office:value-type="float" office:value="192">
            <text:p>192</text:p>
          </table:table-cell>
          <table:table-cell table:number-columns-repeated="1021"/>
        </table:table-row>
        <table:table-row table:style-name="ro1">
          <table:table-cell table:style-name="ce5" office:value-type="float" office:value="28000">
            <text:p>28000</text:p>
          </table:table-cell>
          <table:table-cell table:style-name="ce5" table:formula="of:=([.A215]/100)-60" office:value-type="float" office:value="220">
            <text:p>220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100">
            <text:p>28100</text:p>
          </table:table-cell>
          <table:table-cell table:style-name="ce5" table:formula="of:=([.A216]/100)-60" office:value-type="float" office:value="221">
            <text:p>221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200">
            <text:p>28200</text:p>
          </table:table-cell>
          <table:table-cell table:style-name="ce5" table:formula="of:=([.A217]/100)-60" office:value-type="float" office:value="222">
            <text:p>222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300">
            <text:p>28300</text:p>
          </table:table-cell>
          <table:table-cell table:style-name="ce5" table:formula="of:=([.A218]/100)-60" office:value-type="float" office:value="223">
            <text:p>223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400">
            <text:p>28400</text:p>
          </table:table-cell>
          <table:table-cell table:style-name="ce5" table:formula="of:=([.A219]/100)-60" office:value-type="float" office:value="224">
            <text:p>224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500">
            <text:p>28500</text:p>
          </table:table-cell>
          <table:table-cell table:style-name="ce5" table:formula="of:=([.A220]/100)-60" office:value-type="float" office:value="225">
            <text:p>225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600">
            <text:p>28600</text:p>
          </table:table-cell>
          <table:table-cell table:style-name="ce5" table:formula="of:=([.A221]/100)-60" office:value-type="float" office:value="226">
            <text:p>226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700">
            <text:p>28700</text:p>
          </table:table-cell>
          <table:table-cell table:style-name="ce5" table:formula="of:=([.A222]/100)-60" office:value-type="float" office:value="227">
            <text:p>227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800">
            <text:p>28800</text:p>
          </table:table-cell>
          <table:table-cell table:style-name="ce5" table:formula="of:=([.A223]/100)-60" office:value-type="float" office:value="228">
            <text:p>228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8900">
            <text:p>28900</text:p>
          </table:table-cell>
          <table:table-cell table:style-name="ce5" table:formula="of:=([.A224]/100)-60" office:value-type="float" office:value="229">
            <text:p>229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000">
            <text:p>29000</text:p>
          </table:table-cell>
          <table:table-cell table:style-name="ce5" table:formula="of:=([.A225]/100)-60" office:value-type="float" office:value="230">
            <text:p>230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100">
            <text:p>29100</text:p>
          </table:table-cell>
          <table:table-cell table:style-name="ce5" table:formula="of:=([.A226]/100)-60" office:value-type="float" office:value="231">
            <text:p>231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200">
            <text:p>29200</text:p>
          </table:table-cell>
          <table:table-cell table:style-name="ce5" table:formula="of:=([.A227]/100)-60" office:value-type="float" office:value="232">
            <text:p>232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300">
            <text:p>29300</text:p>
          </table:table-cell>
          <table:table-cell table:style-name="ce5" table:formula="of:=([.A228]/100)-60" office:value-type="float" office:value="233">
            <text:p>233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400">
            <text:p>29400</text:p>
          </table:table-cell>
          <table:table-cell table:style-name="ce5" table:formula="of:=([.A229]/100)-60" office:value-type="float" office:value="234">
            <text:p>234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500">
            <text:p>29500</text:p>
          </table:table-cell>
          <table:table-cell table:style-name="ce5" table:formula="of:=([.A230]/100)-60" office:value-type="float" office:value="235">
            <text:p>235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600">
            <text:p>29600</text:p>
          </table:table-cell>
          <table:table-cell table:style-name="ce5" table:formula="of:=([.A231]/100)-60" office:value-type="float" office:value="236">
            <text:p>236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700">
            <text:p>29700</text:p>
          </table:table-cell>
          <table:table-cell table:style-name="ce5" table:formula="of:=([.A232]/100)-60" office:value-type="float" office:value="237">
            <text:p>237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800">
            <text:p>29800</text:p>
          </table:table-cell>
          <table:table-cell table:style-name="ce5" table:formula="of:=([.A233]/100)-60" office:value-type="float" office:value="238">
            <text:p>238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29900">
            <text:p>29900</text:p>
          </table:table-cell>
          <table:table-cell table:style-name="ce5" table:formula="of:=([.A234]/100)-60" office:value-type="float" office:value="239">
            <text:p>239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30000">
            <text:p>30000</text:p>
          </table:table-cell>
          <table:table-cell table:style-name="ce5" table:formula="of:=([.A235]/100)-60" office:value-type="float" office:value="240">
            <text:p>240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30100">
            <text:p>30100</text:p>
          </table:table-cell>
          <table:table-cell table:style-name="ce5" table:formula="of:=([.A236]/100)-60" office:value-type="float" office:value="241">
            <text:p>241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30200">
            <text:p>30200</text:p>
          </table:table-cell>
          <table:table-cell table:style-name="ce5" table:formula="of:=([.A237]/100)-60" office:value-type="float" office:value="242">
            <text:p>242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30300">
            <text:p>30300</text:p>
          </table:table-cell>
          <table:table-cell table:style-name="ce5" table:formula="of:=([.A238]/100)-60" office:value-type="float" office:value="243">
            <text:p>243</text:p>
          </table:table-cell>
          <table:table-cell table:style-name="ce5" office:value-type="float" office:value="191">
            <text:p>191</text:p>
          </table:table-cell>
          <table:table-cell table:number-columns-repeated="1021"/>
        </table:table-row>
        <table:table-row table:style-name="ro1">
          <table:table-cell table:style-name="ce5" office:value-type="float" office:value="30400">
            <text:p>30400</text:p>
          </table:table-cell>
          <table:table-cell table:style-name="ce5" table:formula="of:=([.A239]/100)-60" office:value-type="float" office:value="244">
            <text:p>244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0500">
            <text:p>30500</text:p>
          </table:table-cell>
          <table:table-cell table:style-name="ce5" table:formula="of:=([.A240]/100)-60" office:value-type="float" office:value="245">
            <text:p>245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0600">
            <text:p>30600</text:p>
          </table:table-cell>
          <table:table-cell table:style-name="ce5" table:formula="of:=([.A241]/100)-60" office:value-type="float" office:value="246">
            <text:p>246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0700">
            <text:p>30700</text:p>
          </table:table-cell>
          <table:table-cell table:style-name="ce5" table:formula="of:=([.A242]/100)-60" office:value-type="float" office:value="247">
            <text:p>247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0800">
            <text:p>30800</text:p>
          </table:table-cell>
          <table:table-cell table:style-name="ce5" table:formula="of:=([.A243]/100)-60" office:value-type="float" office:value="248">
            <text:p>248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0900">
            <text:p>30900</text:p>
          </table:table-cell>
          <table:table-cell table:style-name="ce5" table:formula="of:=([.A244]/100)-60" office:value-type="float" office:value="249">
            <text:p>249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000">
            <text:p>31000</text:p>
          </table:table-cell>
          <table:table-cell table:style-name="ce5" table:formula="of:=([.A245]/100)-60" office:value-type="float" office:value="250">
            <text:p>250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100">
            <text:p>31100</text:p>
          </table:table-cell>
          <table:table-cell table:style-name="ce5" table:formula="of:=([.A246]/100)-60" office:value-type="float" office:value="251">
            <text:p>251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200">
            <text:p>31200</text:p>
          </table:table-cell>
          <table:table-cell table:style-name="ce5" table:formula="of:=([.A247]/100)-60" office:value-type="float" office:value="252">
            <text:p>252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300">
            <text:p>31300</text:p>
          </table:table-cell>
          <table:table-cell table:style-name="ce5" table:formula="of:=([.A248]/100)-60" office:value-type="float" office:value="253">
            <text:p>253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400">
            <text:p>31400</text:p>
          </table:table-cell>
          <table:table-cell table:style-name="ce5" table:formula="of:=([.A249]/100)-60" office:value-type="float" office:value="254">
            <text:p>254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500">
            <text:p>31500</text:p>
          </table:table-cell>
          <table:table-cell table:style-name="ce5" table:formula="of:=([.A250]/100)-60" office:value-type="float" office:value="255">
            <text:p>255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600">
            <text:p>31600</text:p>
          </table:table-cell>
          <table:table-cell table:style-name="ce5" table:formula="of:=([.A251]/100)-60" office:value-type="float" office:value="256">
            <text:p>256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700">
            <text:p>31700</text:p>
          </table:table-cell>
          <table:table-cell table:style-name="ce5" table:formula="of:=([.A252]/100)-60" office:value-type="float" office:value="257">
            <text:p>257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800">
            <text:p>31800</text:p>
          </table:table-cell>
          <table:table-cell table:style-name="ce5" table:formula="of:=([.A253]/100)-60" office:value-type="float" office:value="258">
            <text:p>258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1900">
            <text:p>31900</text:p>
          </table:table-cell>
          <table:table-cell table:style-name="ce5" table:formula="of:=([.A254]/100)-60" office:value-type="float" office:value="259">
            <text:p>259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000">
            <text:p>32000</text:p>
          </table:table-cell>
          <table:table-cell table:style-name="ce5" table:formula="of:=([.A255]/100)-60" office:value-type="float" office:value="260">
            <text:p>260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100">
            <text:p>32100</text:p>
          </table:table-cell>
          <table:table-cell table:style-name="ce5" table:formula="of:=([.A256]/100)-60" office:value-type="float" office:value="261">
            <text:p>261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200">
            <text:p>32200</text:p>
          </table:table-cell>
          <table:table-cell table:style-name="ce5" table:formula="of:=([.A257]/100)-60" office:value-type="float" office:value="262">
            <text:p>262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300">
            <text:p>32300</text:p>
          </table:table-cell>
          <table:table-cell table:style-name="ce5" table:formula="of:=([.A258]/100)-60" office:value-type="float" office:value="263">
            <text:p>263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400">
            <text:p>32400</text:p>
          </table:table-cell>
          <table:table-cell table:style-name="ce5" table:formula="of:=([.A259]/100)-60" office:value-type="float" office:value="264">
            <text:p>264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500">
            <text:p>32500</text:p>
          </table:table-cell>
          <table:table-cell table:style-name="ce5" table:formula="of:=([.A260]/100)-60" office:value-type="float" office:value="265">
            <text:p>265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600">
            <text:p>32600</text:p>
          </table:table-cell>
          <table:table-cell table:style-name="ce5" table:formula="of:=([.A261]/100)-60" office:value-type="float" office:value="266">
            <text:p>266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700">
            <text:p>32700</text:p>
          </table:table-cell>
          <table:table-cell table:style-name="ce5" table:formula="of:=([.A262]/100)-60" office:value-type="float" office:value="267">
            <text:p>267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800">
            <text:p>32800</text:p>
          </table:table-cell>
          <table:table-cell table:style-name="ce5" table:formula="of:=([.A263]/100)-60" office:value-type="float" office:value="268">
            <text:p>268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2900">
            <text:p>32900</text:p>
          </table:table-cell>
          <table:table-cell table:style-name="ce5" table:formula="of:=([.A264]/100)-60" office:value-type="float" office:value="269">
            <text:p>269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3000">
            <text:p>33000</text:p>
          </table:table-cell>
          <table:table-cell table:style-name="ce5" table:formula="of:=([.A265]/100)-60" office:value-type="float" office:value="270">
            <text:p>270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3100">
            <text:p>33100</text:p>
          </table:table-cell>
          <table:table-cell table:style-name="ce5" table:formula="of:=([.A266]/100)-60" office:value-type="float" office:value="271">
            <text:p>271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3200">
            <text:p>33200</text:p>
          </table:table-cell>
          <table:table-cell table:style-name="ce5" table:formula="of:=([.A267]/100)-60" office:value-type="float" office:value="272">
            <text:p>272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3300">
            <text:p>33300</text:p>
          </table:table-cell>
          <table:table-cell table:style-name="ce5" table:formula="of:=([.A268]/100)-60" office:value-type="float" office:value="273">
            <text:p>273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33400">
            <text:p>33400</text:p>
          </table:table-cell>
          <table:table-cell table:style-name="ce5" table:formula="of:=([.A269]/100)-60" office:value-type="float" office:value="274">
            <text:p>274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3500">
            <text:p>33500</text:p>
          </table:table-cell>
          <table:table-cell table:style-name="ce5" table:formula="of:=([.A270]/100)-60" office:value-type="float" office:value="275">
            <text:p>275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3600">
            <text:p>33600</text:p>
          </table:table-cell>
          <table:table-cell table:style-name="ce5" table:formula="of:=([.A271]/100)-60" office:value-type="float" office:value="276">
            <text:p>276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3700">
            <text:p>33700</text:p>
          </table:table-cell>
          <table:table-cell table:style-name="ce5" table:formula="of:=([.A272]/100)-60" office:value-type="float" office:value="277">
            <text:p>277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3800">
            <text:p>33800</text:p>
          </table:table-cell>
          <table:table-cell table:style-name="ce5" table:formula="of:=([.A273]/100)-60" office:value-type="float" office:value="278">
            <text:p>278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3900">
            <text:p>33900</text:p>
          </table:table-cell>
          <table:table-cell table:style-name="ce5" table:formula="of:=([.A274]/100)-60" office:value-type="float" office:value="279">
            <text:p>279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000">
            <text:p>34000</text:p>
          </table:table-cell>
          <table:table-cell table:style-name="ce5" table:formula="of:=([.A275]/100)-60" office:value-type="float" office:value="280">
            <text:p>280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100">
            <text:p>34100</text:p>
          </table:table-cell>
          <table:table-cell table:style-name="ce5" table:formula="of:=([.A276]/100)-60" office:value-type="float" office:value="281">
            <text:p>281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200">
            <text:p>34200</text:p>
          </table:table-cell>
          <table:table-cell table:style-name="ce5" table:formula="of:=([.A277]/100)-60" office:value-type="float" office:value="282">
            <text:p>282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300">
            <text:p>34300</text:p>
          </table:table-cell>
          <table:table-cell table:style-name="ce5" table:formula="of:=([.A278]/100)-60" office:value-type="float" office:value="283">
            <text:p>283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400">
            <text:p>34400</text:p>
          </table:table-cell>
          <table:table-cell table:style-name="ce5" table:formula="of:=([.A279]/100)-60" office:value-type="float" office:value="284">
            <text:p>284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500">
            <text:p>34500</text:p>
          </table:table-cell>
          <table:table-cell table:style-name="ce5" table:formula="of:=([.A280]/100)-60" office:value-type="float" office:value="285">
            <text:p>285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600">
            <text:p>34600</text:p>
          </table:table-cell>
          <table:table-cell table:style-name="ce5" table:formula="of:=([.A281]/100)-60" office:value-type="float" office:value="286">
            <text:p>286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700">
            <text:p>34700</text:p>
          </table:table-cell>
          <table:table-cell table:style-name="ce5" table:formula="of:=([.A282]/100)-60" office:value-type="float" office:value="287">
            <text:p>287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800">
            <text:p>34800</text:p>
          </table:table-cell>
          <table:table-cell table:style-name="ce5" table:formula="of:=([.A283]/100)-60" office:value-type="float" office:value="288">
            <text:p>288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4900">
            <text:p>34900</text:p>
          </table:table-cell>
          <table:table-cell table:style-name="ce5" table:formula="of:=([.A284]/100)-60" office:value-type="float" office:value="289">
            <text:p>289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000">
            <text:p>35000</text:p>
          </table:table-cell>
          <table:table-cell table:style-name="ce5" table:formula="of:=([.A285]/100)-60" office:value-type="float" office:value="290">
            <text:p>290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100">
            <text:p>35100</text:p>
          </table:table-cell>
          <table:table-cell table:style-name="ce5" table:formula="of:=([.A286]/100)-60" office:value-type="float" office:value="291">
            <text:p>291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200">
            <text:p>35200</text:p>
          </table:table-cell>
          <table:table-cell table:style-name="ce5" table:formula="of:=([.A287]/100)-60" office:value-type="float" office:value="292">
            <text:p>292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300">
            <text:p>35300</text:p>
          </table:table-cell>
          <table:table-cell table:style-name="ce5" table:formula="of:=([.A288]/100)-60" office:value-type="float" office:value="293">
            <text:p>293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400">
            <text:p>35400</text:p>
          </table:table-cell>
          <table:table-cell table:style-name="ce5" table:formula="of:=([.A289]/100)-60" office:value-type="float" office:value="294">
            <text:p>294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500">
            <text:p>35500</text:p>
          </table:table-cell>
          <table:table-cell table:style-name="ce5" table:formula="of:=([.A290]/100)-60" office:value-type="float" office:value="295">
            <text:p>295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600">
            <text:p>35600</text:p>
          </table:table-cell>
          <table:table-cell table:style-name="ce5" table:formula="of:=([.A291]/100)-60" office:value-type="float" office:value="296">
            <text:p>296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700">
            <text:p>35700</text:p>
          </table:table-cell>
          <table:table-cell table:style-name="ce5" table:formula="of:=([.A292]/100)-60" office:value-type="float" office:value="297">
            <text:p>297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800">
            <text:p>35800</text:p>
          </table:table-cell>
          <table:table-cell table:style-name="ce5" table:formula="of:=([.A293]/100)-60" office:value-type="float" office:value="298">
            <text:p>298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5900">
            <text:p>35900</text:p>
          </table:table-cell>
          <table:table-cell table:style-name="ce5" table:formula="of:=([.A294]/100)-60" office:value-type="float" office:value="299">
            <text:p>299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000">
            <text:p>36000</text:p>
          </table:table-cell>
          <table:table-cell table:style-name="ce5" table:formula="of:=([.A295]/100)-60" office:value-type="float" office:value="300">
            <text:p>300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100">
            <text:p>36100</text:p>
          </table:table-cell>
          <table:table-cell table:style-name="ce5" table:formula="of:=([.A296]/100)-60" office:value-type="float" office:value="301">
            <text:p>301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200">
            <text:p>36200</text:p>
          </table:table-cell>
          <table:table-cell table:style-name="ce5" table:formula="of:=([.A297]/100)-60" office:value-type="float" office:value="302">
            <text:p>302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300">
            <text:p>36300</text:p>
          </table:table-cell>
          <table:table-cell table:style-name="ce5" table:formula="of:=([.A298]/100)-60" office:value-type="float" office:value="303">
            <text:p>303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400">
            <text:p>36400</text:p>
          </table:table-cell>
          <table:table-cell table:style-name="ce5" table:formula="of:=([.A299]/100)-60" office:value-type="float" office:value="304">
            <text:p>304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500">
            <text:p>36500</text:p>
          </table:table-cell>
          <table:table-cell table:style-name="ce5" table:formula="of:=([.A300]/100)-60" office:value-type="float" office:value="305">
            <text:p>305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600">
            <text:p>36600</text:p>
          </table:table-cell>
          <table:table-cell table:style-name="ce5" table:formula="of:=([.A301]/100)-60" office:value-type="float" office:value="306">
            <text:p>306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700">
            <text:p>36700</text:p>
          </table:table-cell>
          <table:table-cell table:style-name="ce5" table:formula="of:=([.A302]/100)-60" office:value-type="float" office:value="307">
            <text:p>307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800">
            <text:p>36800</text:p>
          </table:table-cell>
          <table:table-cell table:style-name="ce5" table:formula="of:=([.A303]/100)-60" office:value-type="float" office:value="308">
            <text:p>308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6900">
            <text:p>36900</text:p>
          </table:table-cell>
          <table:table-cell table:style-name="ce5" table:formula="of:=([.A304]/100)-60" office:value-type="float" office:value="309">
            <text:p>309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7000">
            <text:p>37000</text:p>
          </table:table-cell>
          <table:table-cell table:style-name="ce5" table:formula="of:=([.A305]/100)-60" office:value-type="float" office:value="310">
            <text:p>310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7100">
            <text:p>37100</text:p>
          </table:table-cell>
          <table:table-cell table:style-name="ce5" table:formula="of:=([.A306]/100)-60" office:value-type="float" office:value="311">
            <text:p>311</text:p>
          </table:table-cell>
          <table:table-cell table:style-name="ce5" office:value-type="float" office:value="189">
            <text:p>189</text:p>
          </table:table-cell>
          <table:table-cell table:number-columns-repeated="1021"/>
        </table:table-row>
        <table:table-row table:style-name="ro1">
          <table:table-cell table:style-name="ce5" office:value-type="float" office:value="37200">
            <text:p>37200</text:p>
          </table:table-cell>
          <table:table-cell table:style-name="ce5" table:formula="of:=([.A307]/100)-60" office:value-type="float" office:value="312">
            <text:p>312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300">
            <text:p>37300</text:p>
          </table:table-cell>
          <table:table-cell table:style-name="ce5" table:formula="of:=([.A308]/100)-60" office:value-type="float" office:value="313">
            <text:p>313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400">
            <text:p>37400</text:p>
          </table:table-cell>
          <table:table-cell table:style-name="ce5" table:formula="of:=([.A309]/100)-60" office:value-type="float" office:value="314">
            <text:p>314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500">
            <text:p>37500</text:p>
          </table:table-cell>
          <table:table-cell table:style-name="ce5" table:formula="of:=([.A310]/100)-60" office:value-type="float" office:value="315">
            <text:p>315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600">
            <text:p>37600</text:p>
          </table:table-cell>
          <table:table-cell table:style-name="ce5" table:formula="of:=([.A311]/100)-60" office:value-type="float" office:value="316">
            <text:p>316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700">
            <text:p>37700</text:p>
          </table:table-cell>
          <table:table-cell table:style-name="ce5" table:formula="of:=([.A312]/100)-60" office:value-type="float" office:value="317">
            <text:p>317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800">
            <text:p>37800</text:p>
          </table:table-cell>
          <table:table-cell table:style-name="ce5" table:formula="of:=([.A313]/100)-60" office:value-type="float" office:value="318">
            <text:p>318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7900">
            <text:p>37900</text:p>
          </table:table-cell>
          <table:table-cell table:style-name="ce5" table:formula="of:=([.A314]/100)-60" office:value-type="float" office:value="319">
            <text:p>319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000">
            <text:p>38000</text:p>
          </table:table-cell>
          <table:table-cell table:style-name="ce5" table:formula="of:=([.A315]/100)-60" office:value-type="float" office:value="320">
            <text:p>320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100">
            <text:p>38100</text:p>
          </table:table-cell>
          <table:table-cell table:style-name="ce5" table:formula="of:=([.A316]/100)-60" office:value-type="float" office:value="321">
            <text:p>321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200">
            <text:p>38200</text:p>
          </table:table-cell>
          <table:table-cell table:style-name="ce5" table:formula="of:=([.A317]/100)-60" office:value-type="float" office:value="322">
            <text:p>322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300">
            <text:p>38300</text:p>
          </table:table-cell>
          <table:table-cell table:style-name="ce5" table:formula="of:=([.A318]/100)-60" office:value-type="float" office:value="323">
            <text:p>323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400">
            <text:p>38400</text:p>
          </table:table-cell>
          <table:table-cell table:style-name="ce5" table:formula="of:=([.A319]/100)-60" office:value-type="float" office:value="324">
            <text:p>324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500">
            <text:p>38500</text:p>
          </table:table-cell>
          <table:table-cell table:style-name="ce5" table:formula="of:=([.A320]/100)-60" office:value-type="float" office:value="325">
            <text:p>325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600">
            <text:p>38600</text:p>
          </table:table-cell>
          <table:table-cell table:style-name="ce5" table:formula="of:=([.A321]/100)-60" office:value-type="float" office:value="326">
            <text:p>326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700">
            <text:p>38700</text:p>
          </table:table-cell>
          <table:table-cell table:style-name="ce5" table:formula="of:=([.A322]/100)-60" office:value-type="float" office:value="327">
            <text:p>327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800">
            <text:p>38800</text:p>
          </table:table-cell>
          <table:table-cell table:style-name="ce5" table:formula="of:=([.A323]/100)-60" office:value-type="float" office:value="328">
            <text:p>328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8900">
            <text:p>38900</text:p>
          </table:table-cell>
          <table:table-cell table:style-name="ce5" table:formula="of:=([.A324]/100)-60" office:value-type="float" office:value="329">
            <text:p>329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000">
            <text:p>39000</text:p>
          </table:table-cell>
          <table:table-cell table:style-name="ce5" table:formula="of:=([.A325]/100)-60" office:value-type="float" office:value="330">
            <text:p>330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100">
            <text:p>39100</text:p>
          </table:table-cell>
          <table:table-cell table:style-name="ce5" table:formula="of:=([.A326]/100)-60" office:value-type="float" office:value="331">
            <text:p>331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200">
            <text:p>39200</text:p>
          </table:table-cell>
          <table:table-cell table:style-name="ce5" table:formula="of:=([.A327]/100)-60" office:value-type="float" office:value="332">
            <text:p>332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300">
            <text:p>39300</text:p>
          </table:table-cell>
          <table:table-cell table:style-name="ce5" table:formula="of:=([.A328]/100)-60" office:value-type="float" office:value="333">
            <text:p>333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400">
            <text:p>39400</text:p>
          </table:table-cell>
          <table:table-cell table:style-name="ce5" table:formula="of:=([.A329]/100)-60" office:value-type="float" office:value="334">
            <text:p>334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500">
            <text:p>39500</text:p>
          </table:table-cell>
          <table:table-cell table:style-name="ce5" table:formula="of:=([.A330]/100)-60" office:value-type="float" office:value="335">
            <text:p>335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600">
            <text:p>39600</text:p>
          </table:table-cell>
          <table:table-cell table:style-name="ce5" table:formula="of:=([.A331]/100)-60" office:value-type="float" office:value="336">
            <text:p>336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700">
            <text:p>39700</text:p>
          </table:table-cell>
          <table:table-cell table:style-name="ce5" table:formula="of:=([.A332]/100)-60" office:value-type="float" office:value="337">
            <text:p>337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800">
            <text:p>39800</text:p>
          </table:table-cell>
          <table:table-cell table:style-name="ce5" table:formula="of:=([.A333]/100)-60" office:value-type="float" office:value="338">
            <text:p>338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39900">
            <text:p>39900</text:p>
          </table:table-cell>
          <table:table-cell table:style-name="ce5" table:formula="of:=([.A334]/100)-60" office:value-type="float" office:value="339">
            <text:p>339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 table:style-name="ce5" office:value-type="float" office:value="40000">
            <text:p>40000</text:p>
          </table:table-cell>
          <table:table-cell table:style-name="ce5" table:formula="of:=([.A335]/100)-60" office:value-type="float" office:value="340">
            <text:p>340</text:p>
          </table:table-cell>
          <table:table-cell table:style-name="ce5" office:value-type="float" office:value="188">
            <text:p>188</text:p>
          </table:table-cell>
          <table:table-cell table:number-columns-repeated="1021"/>
        </table:table-row>
        <table:table-row table:style-name="ro1" table:number-rows-repeated="10482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ue &gt;= 2000K, &lt;=6500 K" table:style-name="ta1">
        <table:shapes>
          <draw:frame draw:z-index="0" draw:style-name="gr1" svg:width="8in" svg:height="6in" svg:x="4.1484in" svg:y="0.6303in">
            <draw:object draw:notify-on-update-of-ranges="'Blue &gt;= 2000K, &lt;=6500 K'.B1:'Blue &gt;= 2000K, &lt;=6500 K'.B1 'Blue &gt;= 2000K, &lt;=6500 K'.B2:'Blue &gt;= 2000K, &lt;=6500 K'.B47 'Blue &gt;= 2000K, &lt;=6500 K'.C1:'Blue &gt;= 2000K, &lt;=6500 K'.C1 'Blue &gt;= 2000K, &lt;=6500 K'.C2:'Blue &gt;= 2000K, &lt;=6500 K'.C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ce3"/>
        <table:table-column table:style-name="co11" table:default-cell-style-name="ce3"/>
        <table:table-column table:style-name="co2" table:number-columns-repeated="1022" table:default-cell-style-name="ce3"/>
        <table:table-row table:style-name="ro1">
          <table:table-cell table:style-name="ce4" office:value-type="string">
            <text:p>Temperature (K)</text:p>
          </table:table-cell>
          <table:table-cell table:style-name="ce4" office:value-type="string">
            <text:p>Modified temperature</text:p>
          </table:table-cell>
          <table:table-cell table:style-name="ce4" office:value-type="string">
            <text:p>Blue value</text:p>
          </table:table-cell>
          <table:table-cell table:number-columns-repeated="1021"/>
        </table:table-row>
        <table:table-row table:style-name="ro1">
          <table:table-cell table:style-name="ce5" office:value-type="float" office:value="2000">
            <text:p>2000</text:p>
          </table:table-cell>
          <table:table-cell table:style-name="ce5" table:formula="of:=[.A2] / 100- 10" office:value-type="float" office:value="10">
            <text:p>10</text:p>
          </table:table-cell>
          <table:table-cell table:style-name="ce5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5" office:value-type="float" office:value="2100">
            <text:p>2100</text:p>
          </table:table-cell>
          <table:table-cell table:style-name="ce5" table:formula="of:=[.A3] / 100- 10" office:value-type="float" office:value="11">
            <text:p>11</text:p>
          </table:table-cell>
          <table:table-cell table:style-name="ce5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5" office:value-type="float" office:value="2200">
            <text:p>2200</text:p>
          </table:table-cell>
          <table:table-cell table:style-name="ce5" table:formula="of:=[.A4] / 100- 10" office:value-type="float" office:value="12">
            <text:p>12</text:p>
          </table:table-cell>
          <table:table-cell table:style-name="ce5" office:value-type="float" office:value="44">
            <text:p>44</text:p>
          </table:table-cell>
          <table:table-cell table:number-columns-repeated="1021"/>
        </table:table-row>
        <table:table-row table:style-name="ro1">
          <table:table-cell table:style-name="ce5" office:value-type="float" office:value="2300">
            <text:p>2300</text:p>
          </table:table-cell>
          <table:table-cell table:style-name="ce5" table:formula="of:=[.A5] / 100- 10" office:value-type="float" office:value="13">
            <text:p>13</text:p>
          </table:table-cell>
          <table:table-cell table:style-name="ce5" office:value-type="float" office:value="54">
            <text:p>54</text:p>
          </table:table-cell>
          <table:table-cell table:number-columns-repeated="1021"/>
        </table:table-row>
        <table:table-row table:style-name="ro1">
          <table:table-cell table:style-name="ce5" office:value-type="float" office:value="2400">
            <text:p>2400</text:p>
          </table:table-cell>
          <table:table-cell table:style-name="ce5" table:formula="of:=[.A6] / 100- 10" office:value-type="float" office:value="14">
            <text:p>14</text:p>
          </table:table-cell>
          <table:table-cell table:style-name="ce5" office:value-type="float" office:value="63">
            <text:p>63</text:p>
          </table:table-cell>
          <table:table-cell table:number-columns-repeated="1021"/>
        </table:table-row>
        <table:table-row table:style-name="ro1">
          <table:table-cell table:style-name="ce5" office:value-type="float" office:value="2500">
            <text:p>2500</text:p>
          </table:table-cell>
          <table:table-cell table:style-name="ce5" table:formula="of:=[.A7] / 100- 10" office:value-type="float" office:value="15">
            <text:p>15</text:p>
          </table:table-cell>
          <table:table-cell table:style-name="ce5" office:value-type="float" office:value="72">
            <text:p>72</text:p>
          </table:table-cell>
          <table:table-cell table:number-columns-repeated="1021"/>
        </table:table-row>
        <table:table-row table:style-name="ro1">
          <table:table-cell table:style-name="ce5" office:value-type="float" office:value="2600">
            <text:p>2600</text:p>
          </table:table-cell>
          <table:table-cell table:style-name="ce5" table:formula="of:=[.A8] / 100- 10" office:value-type="float" office:value="16">
            <text:p>16</text:p>
          </table:table-cell>
          <table:table-cell table:style-name="ce5" office:value-type="float" office:value="79">
            <text:p>79</text:p>
          </table:table-cell>
          <table:table-cell table:number-columns-repeated="1021"/>
        </table:table-row>
        <table:table-row table:style-name="ro1">
          <table:table-cell table:style-name="ce5" office:value-type="float" office:value="2700">
            <text:p>2700</text:p>
          </table:table-cell>
          <table:table-cell table:style-name="ce5" table:formula="of:=[.A9] / 100- 10" office:value-type="float" office:value="17">
            <text:p>17</text:p>
          </table:table-cell>
          <table:table-cell table:style-name="ce5" office:value-type="float" office:value="87">
            <text:p>87</text:p>
          </table:table-cell>
          <table:table-cell table:number-columns-repeated="1021"/>
        </table:table-row>
        <table:table-row table:style-name="ro1">
          <table:table-cell table:style-name="ce5" office:value-type="float" office:value="2800">
            <text:p>2800</text:p>
          </table:table-cell>
          <table:table-cell table:style-name="ce5" table:formula="of:=[.A10] / 100- 10" office:value-type="float" office:value="18">
            <text:p>18</text:p>
          </table:table-cell>
          <table:table-cell table:style-name="ce5" office:value-type="float" office:value="94">
            <text:p>94</text:p>
          </table:table-cell>
          <table:table-cell table:number-columns-repeated="1021"/>
        </table:table-row>
        <table:table-row table:style-name="ro1">
          <table:table-cell table:style-name="ce5" office:value-type="float" office:value="2900">
            <text:p>2900</text:p>
          </table:table-cell>
          <table:table-cell table:style-name="ce5" table:formula="of:=[.A11] / 100- 10" office:value-type="float" office:value="19">
            <text:p>19</text:p>
          </table:table-cell>
          <table:table-cell table:style-name="ce5"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 table:style-name="ce5" office:value-type="float" office:value="3000">
            <text:p>3000</text:p>
          </table:table-cell>
          <table:table-cell table:style-name="ce5" table:formula="of:=[.A12] / 100- 10" office:value-type="float" office:value="20">
            <text:p>20</text:p>
          </table:table-cell>
          <table:table-cell table:style-name="ce5"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 table:style-name="ce5" office:value-type="float" office:value="3100">
            <text:p>3100</text:p>
          </table:table-cell>
          <table:table-cell table:style-name="ce5" table:formula="of:=[.A13] / 100- 10" office:value-type="float" office:value="21">
            <text:p>21</text:p>
          </table:table-cell>
          <table:table-cell table:style-name="ce5"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 table:style-name="ce5" office:value-type="float" office:value="3200">
            <text:p>3200</text:p>
          </table:table-cell>
          <table:table-cell table:style-name="ce5" table:formula="of:=[.A14] / 100- 10" office:value-type="float" office:value="22">
            <text:p>22</text:p>
          </table:table-cell>
          <table:table-cell table:style-name="ce5"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 table:style-name="ce5" office:value-type="float" office:value="3300">
            <text:p>3300</text:p>
          </table:table-cell>
          <table:table-cell table:style-name="ce5" table:formula="of:=[.A15] / 100- 10" office:value-type="float" office:value="23">
            <text:p>23</text:p>
          </table:table-cell>
          <table:table-cell table:style-name="ce5"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 table:style-name="ce5" office:value-type="float" office:value="3400">
            <text:p>3400</text:p>
          </table:table-cell>
          <table:table-cell table:style-name="ce5" table:formula="of:=[.A16] / 100- 10" office:value-type="float" office:value="24">
            <text:p>24</text:p>
          </table:table-cell>
          <table:table-cell table:style-name="ce5"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 table:style-name="ce5" office:value-type="float" office:value="3500">
            <text:p>3500</text:p>
          </table:table-cell>
          <table:table-cell table:style-name="ce5" table:formula="of:=[.A17] / 100- 10" office:value-type="float" office:value="25">
            <text:p>25</text:p>
          </table:table-cell>
          <table:table-cell table:style-name="ce5"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 table:style-name="ce5" office:value-type="float" office:value="3600">
            <text:p>3600</text:p>
          </table:table-cell>
          <table:table-cell table:style-name="ce5" table:formula="of:=[.A18] / 100- 10" office:value-type="float" office:value="26">
            <text:p>26</text:p>
          </table:table-cell>
          <table:table-cell table:style-name="ce5" office:value-type="float" office:value="143">
            <text:p>143</text:p>
          </table:table-cell>
          <table:table-cell table:number-columns-repeated="1021"/>
        </table:table-row>
        <table:table-row table:style-name="ro1">
          <table:table-cell table:style-name="ce5" office:value-type="float" office:value="3700">
            <text:p>3700</text:p>
          </table:table-cell>
          <table:table-cell table:style-name="ce5" table:formula="of:=[.A19] / 100- 10" office:value-type="float" office:value="27">
            <text:p>27</text:p>
          </table:table-cell>
          <table:table-cell table:style-name="ce5" office:value-type="float" office:value="148">
            <text:p>148</text:p>
          </table:table-cell>
          <table:table-cell table:number-columns-repeated="1021"/>
        </table:table-row>
        <table:table-row table:style-name="ro1">
          <table:table-cell table:style-name="ce5" office:value-type="float" office:value="3800">
            <text:p>3800</text:p>
          </table:table-cell>
          <table:table-cell table:style-name="ce5" table:formula="of:=[.A20] / 100- 10" office:value-type="float" office:value="28">
            <text:p>28</text:p>
          </table:table-cell>
          <table:table-cell table:style-name="ce5" office:value-type="float" office:value="153">
            <text:p>153</text:p>
          </table:table-cell>
          <table:table-cell table:number-columns-repeated="1021"/>
        </table:table-row>
        <table:table-row table:style-name="ro1">
          <table:table-cell table:style-name="ce5" office:value-type="float" office:value="3900">
            <text:p>3900</text:p>
          </table:table-cell>
          <table:table-cell table:style-name="ce5" table:formula="of:=[.A21] / 100- 10" office:value-type="float" office:value="29">
            <text:p>29</text:p>
          </table:table-cell>
          <table:table-cell table:style-name="ce5" office:value-type="float" office:value="159">
            <text:p>159</text:p>
          </table:table-cell>
          <table:table-cell table:number-columns-repeated="1021"/>
        </table:table-row>
        <table:table-row table:style-name="ro1">
          <table:table-cell table:style-name="ce5" office:value-type="float" office:value="4000">
            <text:p>4000</text:p>
          </table:table-cell>
          <table:table-cell table:style-name="ce5" table:formula="of:=[.A22] / 100- 10" office:value-type="float" office:value="30">
            <text:p>30</text:p>
          </table:table-cell>
          <table:table-cell table:style-name="ce5" office:value-type="float" office:value="163">
            <text:p>163</text:p>
          </table:table-cell>
          <table:table-cell table:number-columns-repeated="1021"/>
        </table:table-row>
        <table:table-row table:style-name="ro1">
          <table:table-cell table:style-name="ce5" office:value-type="float" office:value="4100">
            <text:p>4100</text:p>
          </table:table-cell>
          <table:table-cell table:style-name="ce5" table:formula="of:=[.A23] / 100- 10" office:value-type="float" office:value="31">
            <text:p>31</text:p>
          </table:table-cell>
          <table:table-cell table:style-name="ce5" office:value-type="float" office:value="168">
            <text:p>168</text:p>
          </table:table-cell>
          <table:table-cell table:number-columns-repeated="1021"/>
        </table:table-row>
        <table:table-row table:style-name="ro1">
          <table:table-cell table:style-name="ce5" office:value-type="float" office:value="4200">
            <text:p>4200</text:p>
          </table:table-cell>
          <table:table-cell table:style-name="ce5" table:formula="of:=[.A24] / 100- 10" office:value-type="float" office:value="32">
            <text:p>32</text:p>
          </table:table-cell>
          <table:table-cell table:style-name="ce5" office:value-type="float" office:value="173">
            <text:p>173</text:p>
          </table:table-cell>
          <table:table-cell table:number-columns-repeated="1021"/>
        </table:table-row>
        <table:table-row table:style-name="ro1">
          <table:table-cell table:style-name="ce5" office:value-type="float" office:value="4300">
            <text:p>4300</text:p>
          </table:table-cell>
          <table:table-cell table:style-name="ce5" table:formula="of:=[.A25] / 100- 10" office:value-type="float" office:value="33">
            <text:p>33</text:p>
          </table:table-cell>
          <table:table-cell table:style-name="ce5" office:value-type="float" office:value="177">
            <text:p>177</text:p>
          </table:table-cell>
          <table:table-cell table:number-columns-repeated="1021"/>
        </table:table-row>
        <table:table-row table:style-name="ro1">
          <table:table-cell table:style-name="ce5" office:value-type="float" office:value="4400">
            <text:p>4400</text:p>
          </table:table-cell>
          <table:table-cell table:style-name="ce5" table:formula="of:=[.A26] / 100- 10" office:value-type="float" office:value="34">
            <text:p>34</text:p>
          </table:table-cell>
          <table:table-cell table:style-name="ce5"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 table:style-name="ce5" office:value-type="float" office:value="4500">
            <text:p>4500</text:p>
          </table:table-cell>
          <table:table-cell table:style-name="ce5" table:formula="of:=[.A27] / 100- 10" office:value-type="float" office:value="35">
            <text:p>35</text:p>
          </table:table-cell>
          <table:table-cell table:style-name="ce5"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 table:style-name="ce5" office:value-type="float" office:value="4600">
            <text:p>4600</text:p>
          </table:table-cell>
          <table:table-cell table:style-name="ce5" table:formula="of:=[.A28] / 100- 10" office:value-type="float" office:value="36">
            <text:p>36</text:p>
          </table:table-cell>
          <table:table-cell table:style-name="ce5" office:value-type="float" office:value="190">
            <text:p>190</text:p>
          </table:table-cell>
          <table:table-cell table:number-columns-repeated="1021"/>
        </table:table-row>
        <table:table-row table:style-name="ro1">
          <table:table-cell table:style-name="ce5" office:value-type="float" office:value="4700">
            <text:p>4700</text:p>
          </table:table-cell>
          <table:table-cell table:style-name="ce5" table:formula="of:=[.A29] / 100- 10" office:value-type="float" office:value="37">
            <text:p>37</text:p>
          </table:table-cell>
          <table:table-cell table:style-name="ce5" office:value-type="float" office:value="194">
            <text:p>194</text:p>
          </table:table-cell>
          <table:table-cell table:number-columns-repeated="1021"/>
        </table:table-row>
        <table:table-row table:style-name="ro1">
          <table:table-cell table:style-name="ce5" office:value-type="float" office:value="4800">
            <text:p>4800</text:p>
          </table:table-cell>
          <table:table-cell table:style-name="ce5" table:formula="of:=[.A30] / 100- 10" office:value-type="float" office:value="38">
            <text:p>38</text:p>
          </table:table-cell>
          <table:table-cell table:style-name="ce5" office:value-type="float" office:value="198">
            <text:p>198</text:p>
          </table:table-cell>
          <table:table-cell table:number-columns-repeated="1021"/>
        </table:table-row>
        <table:table-row table:style-name="ro1">
          <table:table-cell table:style-name="ce5" office:value-type="float" office:value="4900">
            <text:p>4900</text:p>
          </table:table-cell>
          <table:table-cell table:style-name="ce5" table:formula="of:=[.A31] / 100- 10" office:value-type="float" office:value="39">
            <text:p>39</text:p>
          </table:table-cell>
          <table:table-cell table:style-name="ce5" office:value-type="float" office:value="202">
            <text:p>202</text:p>
          </table:table-cell>
          <table:table-cell table:number-columns-repeated="1021"/>
        </table:table-row>
        <table:table-row table:style-name="ro1">
          <table:table-cell table:style-name="ce5" office:value-type="float" office:value="5000">
            <text:p>5000</text:p>
          </table:table-cell>
          <table:table-cell table:style-name="ce5" table:formula="of:=[.A32] / 100- 10" office:value-type="float" office:value="40">
            <text:p>40</text:p>
          </table:table-cell>
          <table:table-cell table:style-name="ce5" office:value-type="float" office:value="206">
            <text:p>206</text:p>
          </table:table-cell>
          <table:table-cell table:number-columns-repeated="1021"/>
        </table:table-row>
        <table:table-row table:style-name="ro1">
          <table:table-cell table:style-name="ce5" office:value-type="float" office:value="5100">
            <text:p>5100</text:p>
          </table:table-cell>
          <table:table-cell table:style-name="ce5" table:formula="of:=[.A33] / 100- 10" office:value-type="float" office:value="41">
            <text:p>41</text:p>
          </table:table-cell>
          <table:table-cell table:style-name="ce5" office:value-type="float" office:value="210">
            <text:p>210</text:p>
          </table:table-cell>
          <table:table-cell table:number-columns-repeated="1021"/>
        </table:table-row>
        <table:table-row table:style-name="ro1">
          <table:table-cell table:style-name="ce5" office:value-type="float" office:value="5200">
            <text:p>5200</text:p>
          </table:table-cell>
          <table:table-cell table:style-name="ce5" table:formula="of:=[.A34] / 100- 10" office:value-type="float" office:value="42">
            <text:p>42</text:p>
          </table:table-cell>
          <table:table-cell table:style-name="ce5" office:value-type="float" office:value="213">
            <text:p>213</text:p>
          </table:table-cell>
          <table:table-cell table:number-columns-repeated="1021"/>
        </table:table-row>
        <table:table-row table:style-name="ro1">
          <table:table-cell table:style-name="ce5" office:value-type="float" office:value="5300">
            <text:p>5300</text:p>
          </table:table-cell>
          <table:table-cell table:style-name="ce5" table:formula="of:=[.A35] / 100- 10" office:value-type="float" office:value="43">
            <text:p>43</text:p>
          </table:table-cell>
          <table:table-cell table:style-name="ce5" office:value-type="float" office:value="217">
            <text:p>217</text:p>
          </table:table-cell>
          <table:table-cell table:number-columns-repeated="1021"/>
        </table:table-row>
        <table:table-row table:style-name="ro1">
          <table:table-cell table:style-name="ce5" office:value-type="float" office:value="5400">
            <text:p>5400</text:p>
          </table:table-cell>
          <table:table-cell table:style-name="ce5" table:formula="of:=[.A36] / 100- 10" office:value-type="float" office:value="44">
            <text:p>44</text:p>
          </table:table-cell>
          <table:table-cell table:style-name="ce5" office:value-type="float" office:value="220">
            <text:p>220</text:p>
          </table:table-cell>
          <table:table-cell table:number-columns-repeated="1021"/>
        </table:table-row>
        <table:table-row table:style-name="ro1">
          <table:table-cell table:style-name="ce5" office:value-type="float" office:value="5500">
            <text:p>5500</text:p>
          </table:table-cell>
          <table:table-cell table:style-name="ce5" table:formula="of:=[.A37] / 100- 10" office:value-type="float" office:value="45">
            <text:p>45</text:p>
          </table:table-cell>
          <table:table-cell table:style-name="ce5" office:value-type="float" office:value="224">
            <text:p>224</text:p>
          </table:table-cell>
          <table:table-cell table:number-columns-repeated="1021"/>
        </table:table-row>
        <table:table-row table:style-name="ro1">
          <table:table-cell table:style-name="ce5" office:value-type="float" office:value="5600">
            <text:p>5600</text:p>
          </table:table-cell>
          <table:table-cell table:style-name="ce5" table:formula="of:=[.A38] / 100- 10" office:value-type="float" office:value="46">
            <text:p>46</text:p>
          </table:table-cell>
          <table:table-cell table:style-name="ce5" office:value-type="float" office:value="227">
            <text:p>227</text:p>
          </table:table-cell>
          <table:table-cell table:number-columns-repeated="1021"/>
        </table:table-row>
        <table:table-row table:style-name="ro1">
          <table:table-cell table:style-name="ce5" office:value-type="float" office:value="5700">
            <text:p>5700</text:p>
          </table:table-cell>
          <table:table-cell table:style-name="ce5" table:formula="of:=[.A39] / 100- 10" office:value-type="float" office:value="47">
            <text:p>47</text:p>
          </table:table-cell>
          <table:table-cell table:style-name="ce5" office:value-type="float" office:value="230">
            <text:p>230</text:p>
          </table:table-cell>
          <table:table-cell table:number-columns-repeated="1021"/>
        </table:table-row>
        <table:table-row table:style-name="ro1">
          <table:table-cell table:style-name="ce5" office:value-type="float" office:value="5800">
            <text:p>5800</text:p>
          </table:table-cell>
          <table:table-cell table:style-name="ce5" table:formula="of:=[.A40] / 100- 10" office:value-type="float" office:value="48">
            <text:p>48</text:p>
          </table:table-cell>
          <table:table-cell table:style-name="ce5" office:value-type="float" office:value="233">
            <text:p>233</text:p>
          </table:table-cell>
          <table:table-cell table:number-columns-repeated="1021"/>
        </table:table-row>
        <table:table-row table:style-name="ro1">
          <table:table-cell table:style-name="ce5" office:value-type="float" office:value="5900">
            <text:p>5900</text:p>
          </table:table-cell>
          <table:table-cell table:style-name="ce5" table:formula="of:=[.A41] / 100- 10" office:value-type="float" office:value="49">
            <text:p>49</text:p>
          </table:table-cell>
          <table:table-cell table:style-name="ce5" office:value-type="float" office:value="236">
            <text:p>236</text:p>
          </table:table-cell>
          <table:table-cell table:number-columns-repeated="1021"/>
        </table:table-row>
        <table:table-row table:style-name="ro1">
          <table:table-cell table:style-name="ce5" office:value-type="float" office:value="6000">
            <text:p>6000</text:p>
          </table:table-cell>
          <table:table-cell table:style-name="ce5" table:formula="of:=[.A42] / 100- 10" office:value-type="float" office:value="50">
            <text:p>50</text:p>
          </table:table-cell>
          <table:table-cell table:style-name="ce5" office:value-type="float" office:value="239">
            <text:p>239</text:p>
          </table:table-cell>
          <table:table-cell table:number-columns-repeated="1021"/>
        </table:table-row>
        <table:table-row table:style-name="ro1">
          <table:table-cell table:style-name="ce5" office:value-type="float" office:value="6100">
            <text:p>6100</text:p>
          </table:table-cell>
          <table:table-cell table:style-name="ce5" table:formula="of:=[.A43] / 100- 10" office:value-type="float" office:value="51">
            <text:p>51</text:p>
          </table:table-cell>
          <table:table-cell table:style-name="ce5" office:value-type="float" office:value="242">
            <text:p>242</text:p>
          </table:table-cell>
          <table:table-cell table:number-columns-repeated="1021"/>
        </table:table-row>
        <table:table-row table:style-name="ro1">
          <table:table-cell table:style-name="ce5" office:value-type="float" office:value="6200">
            <text:p>6200</text:p>
          </table:table-cell>
          <table:table-cell table:style-name="ce5" table:formula="of:=[.A44] / 100- 10" office:value-type="float" office:value="52">
            <text:p>52</text:p>
          </table:table-cell>
          <table:table-cell table:style-name="ce5" office:value-type="float" office:value="245">
            <text:p>245</text:p>
          </table:table-cell>
          <table:table-cell table:number-columns-repeated="1021"/>
        </table:table-row>
        <table:table-row table:style-name="ro1">
          <table:table-cell table:style-name="ce5" office:value-type="float" office:value="6300">
            <text:p>6300</text:p>
          </table:table-cell>
          <table:table-cell table:style-name="ce5" table:formula="of:=[.A45] / 100- 10" office:value-type="float" office:value="53">
            <text:p>53</text:p>
          </table:table-cell>
          <table:table-cell table:style-name="ce5" office:value-type="float" office:value="248">
            <text:p>248</text:p>
          </table:table-cell>
          <table:table-cell table:number-columns-repeated="1021"/>
        </table:table-row>
        <table:table-row table:style-name="ro1">
          <table:table-cell table:style-name="ce5" office:value-type="float" office:value="6400">
            <text:p>6400</text:p>
          </table:table-cell>
          <table:table-cell table:style-name="ce5" table:formula="of:=[.A46] / 100- 10" office:value-type="float" office:value="54">
            <text:p>54</text:p>
          </table:table-cell>
          <table:table-cell table:style-name="ce5" office:value-type="float" office:value="251">
            <text:p>251</text:p>
          </table:table-cell>
          <table:table-cell table:number-columns-repeated="1021"/>
        </table:table-row>
        <table:table-row table:style-name="ro1">
          <table:table-cell table:style-name="ce5" office:value-type="float" office:value="6500">
            <text:p>6500</text:p>
          </table:table-cell>
          <table:table-cell table:style-name="ce5" table:formula="of:=[.A47] / 100- 10" office:value-type="float" office:value="55">
            <text:p>55</text:p>
          </table:table-cell>
          <table:table-cell table:style-name="ce5" office:value-type="float" office:value="253">
            <text:p>253</text:p>
          </table:table-cell>
          <table:table-cell table:number-columns-repeated="102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ll Data'.A8:'All Data'.AMI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6T21:12:56.42</meta:creation-date>
    <dc:date>2012-09-17T20:54:46.50</dc:date>
    <meta:editing-duration>PT15H7M39S</meta:editing-duration>
    <meta:editing-cycles>9</meta:editing-cycles>
    <meta:generator>LibreOffice/3.6$Windows_x86 LibreOffice_project/932b512-69e3009-7a10e5c-fc86223-a55908</meta:generator>
    <meta:document-statistic meta:table-count="5" meta:cell-count="467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family="Tahoma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Regular"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regression-type="logarithmic">
        <chart:symbol-image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regression-type="logarithmic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width="0.051cm" svg:stroke-color="#c5000b"/>
    </style:style>
    <style:style style:name="ch10" style:family="chart">
      <style:text-properties fo:font-family="Tahoma" style:font-style-name="Regula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scatter" chart:style-name="ch1">
        <chart:title svg:x="4.031cm" svg:y="0.439cm" chart:style-name="ch2">
          <text:p>Modified Temperature (K / 100 - 10) &lt;-&gt; Blue values</text:p>
        </chart:title>
        <chart:subtitle svg:x="0.578cm" svg:y="1.577cm" chart:style-name="ch3">
          <text:p>(CIE 1964 10 degree CMFs, original data courtesy http://www.vendian.org/mncharity/dir3/blackbody/UnstableURLs/bbr_color.html)</text:p>
        </chart:subtitle>
        <chart:legend chart:legend-position="bottom" svg:x="6.433cm" svg:y="14.432cm" style:legend-expansion="wide" chart:style-name="ch4"/>
        <chart:plot-area chart:style-name="ch5" table:cell-range-address="'Blue &gt;= 2000K, &lt;=6500 K'.B1:'Blue &gt;= 2000K, &lt;=6500 K'.C47" chart:data-source-has-labels="both" svg:x="0.856cm" svg:y="2.746cm" svg:width="18.653cm" svg:height="10.962cm">
          <chartooo:coordinate-region svg:x="1.663cm" svg:y="2.958cm" svg:width="17.659cm" svg:height="10.077cm"/>
          <chart:axis chart:dimension="x" chart:name="primary-x" chart:style-name="ch6" chartooo:axis-type="auto">
            <chart:categories table:cell-range-address="'Blue &gt;= 2000K, &lt;=6500 K'.B2:'Blue &gt;= 2000K, &lt;=6500 K'.B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lue &gt;= 2000K, &lt;=6500 K'.C2:'Blue &gt;= 2000K, &lt;=6500 K'.C47" chart:label-cell-address="'Blue &gt;= 2000K, &lt;=6500 K'.C1:'Blue &gt;= 2000K, &lt;=6500 K'.C1" chart:class="chart:scatter">
            <chart:domain table:cell-range-address="'Blue &gt;= 2000K, &lt;=6500 K'.B2:'Blue &gt;= 2000K, &lt;=6500 K'.B47"/>
            <chart:regression-curve chart:style-name="ch9">
              <chart:equation chart:display-r-square="true" svg:x="3.006cm" svg:y="4.832cm" chart:style-name="ch10"/>
            </chart:regression-curve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 value</text:p>
                <draw:g>
                  <svg:desc>'Blue &gt;= 2000K, &lt;=6500 K'.C1:'Blue &gt;= 2000K, &lt;=6500 K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Blue &gt;= 2000K, &lt;=6500 K'.B2:'Blue &gt;= 2000K, &lt;=6500 K'.B47</svg:desc>
                </draw:g>
              </table:table-cell>
              <table:table-cell office:value-type="float" office:value="18">
                <text:p>18</text:p>
                <draw:g>
                  <svg:desc>'Blue &gt;= 2000K, &lt;=6500 K'.C2:'Blue &gt;= 2000K, &lt;=6500 K'.C47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family="Tahoma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Regular"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regression-type="logarithmic">
        <chart:symbol-image xlink:href="Pictures/20000011000000DF000000DF4B456C51.svm" xlink:type="simple" xlink:actuate="onLoad"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15cm" chart:symbol-height="0.15cm" chart:regression-type="logarithmic">
        <chart:symbol-image xlink:href="Pictures/20000011000000DF000000DF4B456C51.svm" xlink:type="simple" xlink:actuate="onLoad"/>
      </style:chart-properties>
      <style:graphic-properties draw:stroke="none" svg:stroke-width="0.08cm" svg:stroke-color="#00ae00" draw:fill-color="#00ae00" dr3d:edge-rounding="5%"/>
      <style:text-properties fo:font-size="10pt" style:font-size-asian="10pt" style:font-size-complex="10pt"/>
    </style:style>
    <style:style style:name="ch9" style:family="chart">
      <style:graphic-properties svg:stroke-width="0.051cm" svg:stroke-color="#004586"/>
    </style:style>
    <style:style style:name="ch10" style:family="chart">
      <style:text-properties fo:font-family="Tahoma" style:font-style-name="Regular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scatter" chart:style-name="ch1">
        <chart:title svg:x="4.375cm" svg:y="0.439cm" chart:style-name="ch2">
          <text:p>Modified Temperature (K / 100) &lt;-&gt; Green values</text:p>
        </chart:title>
        <chart:subtitle svg:x="0.578cm" svg:y="1.577cm" chart:style-name="ch3">
          <text:p>(CIE 1964 10 degree CMFs, original data courtesy http://www.vendian.org/mncharity/dir3/blackbody/UnstableURLs/bbr_color.html)</text:p>
        </chart:subtitle>
        <chart:legend chart:legend-position="bottom" svg:x="6.168cm" svg:y="14.432cm" style:legend-expansion="wide" chart:style-name="ch4"/>
        <chart:plot-area chart:style-name="ch5" table:cell-range-address="'Green &lt;= 6600K'.B1:'Green &lt;= 6600K'.C58" chart:data-source-has-labels="both" svg:x="0.856cm" svg:y="2.746cm" svg:width="18.653cm" svg:height="10.962cm">
          <chartooo:coordinate-region svg:x="1.663cm" svg:y="2.958cm" svg:width="17.659cm" svg:height="10.077cm"/>
          <chart:axis chart:dimension="x" chart:name="primary-x" chart:style-name="ch6" chartooo:axis-type="auto">
            <chart:categories table:cell-range-address="'Green &lt;= 6600K'.B2:'Green &lt;= 6600K'.B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een &lt;= 6600K'.C2:'Green &lt;= 6600K'.C58" chart:label-cell-address="'Green &lt;= 6600K'.C1:'Green &lt;= 6600K'.C1" chart:class="chart:scatter">
            <chart:domain table:cell-range-address="'Green &lt;= 6600K'.B2:'Green &lt;= 6600K'.B58"/>
            <chart:regression-curve chart:style-name="ch9">
              <chart:equation chart:display-r-square="true" svg:x="2.236cm" svg:y="4.028cm" chart:style-name="ch10"/>
            </chart:regression-curve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n value</text:p>
                <draw:g>
                  <svg:desc>'Green &lt;= 6600K'.C1:'Green &lt;= 6600K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Green &lt;= 6600K'.B2:'Green &lt;= 6600K'.B58</svg:desc>
                </draw:g>
              </table:table-cell>
              <table:table-cell office:value-type="float" office:value="56">
                <text:p>56</text:p>
                <draw:g>
                  <svg:desc>'Green &lt;= 6600K'.C2:'Green &lt;= 6600K'.C58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49">
                <text:p>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family="Tahoma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Regular"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regression-type="power">
        <chart:symbol-image xlink:href="Pictures/20000011000000DF000000DF4B456C51.svm" xlink:type="simple" xlink:actuate="onLoad"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50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5cm" chart:symbol-height="0.15cm" chart:regression-type="power">
        <chart:symbol-image xlink:href="Pictures/20000011000000DF000000DF4B456C51.svm" xlink:type="simple" xlink:actuate="onLoad"/>
      </style:chart-properties>
      <style:graphic-properties draw:stroke="none" svg:stroke-width="0.08cm" svg:stroke-color="#00ae00" draw:fill-color="#00ae00" dr3d:edge-rounding="5%"/>
      <style:text-properties fo:font-size="10pt" style:font-size-asian="10pt" style:font-size-complex="10pt"/>
    </style:style>
    <style:style style:name="ch10" style:family="chart">
      <style:graphic-properties svg:stroke-width="0.051cm" svg:stroke-color="#004586"/>
    </style:style>
    <style:style style:name="ch11" style:family="chart">
      <style:text-properties fo:font-family="Tahoma" style:font-style-name="Regular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scatter" chart:style-name="ch1">
        <chart:title svg:x="3.859cm" svg:y="0.439cm" chart:style-name="ch2">
          <text:p>Modified Temperature (K / 100 - 60) &lt;-&gt; Green values</text:p>
        </chart:title>
        <chart:subtitle svg:x="0.578cm" svg:y="1.577cm" chart:style-name="ch3">
          <text:p>(CIE 1964 10 degree CMFs, original data courtesy http://www.vendian.org/mncharity/dir3/blackbody/UnstableURLs/bbr_color.html)</text:p>
        </chart:subtitle>
        <chart:legend chart:legend-position="bottom" svg:x="6.565cm" svg:y="14.432cm" style:legend-expansion="wide" chart:style-name="ch4"/>
        <chart:plot-area chart:style-name="ch5" table:cell-range-address="'Green &gt;= 6700K'.B1:'Green &gt;= 6700K'.C335" chart:data-source-has-labels="both" svg:x="0.856cm" svg:y="2.746cm" svg:width="18.653cm" svg:height="10.962cm">
          <chartooo:coordinate-region svg:x="1.663cm" svg:y="2.958cm" svg:width="17.566cm" svg:height="10.077cm"/>
          <chart:axis chart:dimension="x" chart:name="primary-x" chart:style-name="ch6" chartooo:axis-type="auto">
            <chart:categories table:cell-range-address="'Green &gt;= 6700K'.B2:'Green &gt;= 6700K'.B33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Green &gt;= 6700K'.C2:'Green &gt;= 6700K'.C335" chart:label-cell-address="'Green &gt;= 6700K'.C1:'Green &gt;= 6700K'.C1" chart:class="chart:scatter">
            <chart:domain table:cell-range-address="'Green &gt;= 6700K'.B2:'Green &gt;= 6700K'.B335"/>
            <chart:regression-curve chart:style-name="ch10">
              <chart:equation chart:display-r-square="true" svg:x="10.363cm" svg:y="5.01cm" chart:style-name="ch11"/>
            </chart:regression-curve>
            <chart:data-point chart:repeated="3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n value</text:p>
                <draw:g>
                  <svg:desc>'Green &gt;= 6700K'.C1:'Green &gt;= 6700K'.C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Green &gt;= 6700K'.B2:'Green &gt;= 6700K'.B335</svg:desc>
                </draw:g>
              </table:table-cell>
              <table:table-cell office:value-type="float" office:value="247">
                <text:p>247</text:p>
                <draw:g>
                  <svg:desc>'Green &gt;= 6700K'.C2:'Green &gt;= 6700K'.C335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family="Tahoma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Regular"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Regular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40000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ae00" draw:fill-color="#00ae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scatter" chart:style-name="ch1">
        <chart:title svg:x="5.592cm" svg:y="0.439cm" chart:style-name="ch2">
          <text:p>Plot of raw Temperature vs RGB values </text:p>
        </chart:title>
        <chart:subtitle svg:x="0.578cm" svg:y="1.577cm" chart:style-name="ch3">
          <text:p>(CIE 1964 10 degree CMFs, original data courtesy http://www.vendian.org/mncharity/dir3/blackbody/UnstableURLs/bbr_color.html)</text:p>
        </chart:subtitle>
        <chart:legend chart:legend-position="bottom" svg:x="7.4cm" svg:y="14.432cm" style:legend-expansion="wide" chart:style-name="ch4"/>
        <chart:plot-area chart:style-name="ch5" table:cell-range-address="'All Data'.A7:'All Data'.D398" chart:data-source-has-labels="both" svg:x="0.856cm" svg:y="2.746cm" svg:width="18.653cm" svg:height="10.962cm">
          <chartooo:coordinate-region svg:x="1.663cm" svg:y="2.958cm" svg:width="17.381cm" svg:height="10.077cm"/>
          <chart:axis chart:dimension="x" chart:name="primary-x" chart:style-name="ch6" chartooo:axis-type="auto">
            <chart:categories table:cell-range-address="'All Data'.A8:'All Data'.A39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All Data'.B8:'All Data'.B398" chart:label-cell-address="'All Data'.B7:'All Data'.B7" chart:class="chart:scatter">
            <chart:domain table:cell-range-address="'All Data'.A8:'All Data'.A398"/>
            <chart:data-point chart:repeated="391"/>
          </chart:series>
          <chart:series chart:style-name="ch10" chart:values-cell-range-address="'All Data'.C8:'All Data'.C398" chart:label-cell-address="'All Data'.C7:'All Data'.C7" chart:class="chart:scatter">
            <chart:data-point chart:repeated="391"/>
          </chart:series>
          <chart:series chart:style-name="ch11" chart:values-cell-range-address="'All Data'.D8:'All Data'.D398" chart:label-cell-address="'All Data'.D7:'All Data'.D7" chart:class="chart:scatter">
            <chart:data-point chart:repeated="3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</text:p>
                <draw:g>
                  <svg:desc>'All Data'.B7:'All Data'.B7</svg:desc>
                </draw:g>
              </table:table-cell>
              <table:table-cell office:value-type="string">
                <text:p>Green</text:p>
                <draw:g>
                  <svg:desc>'All Data'.C7:'All Data'.C7</svg:desc>
                </draw:g>
              </table:table-cell>
              <table:table-cell office:value-type="string">
                <text:p>Blue</text:p>
                <draw:g>
                  <svg:desc>'All Data'.D7:'All Data'.D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All Data'.A8:'All Data'.A398</svg:desc>
                </draw:g>
              </table:table-cell>
              <table:table-cell office:value-type="float" office:value="255">
                <text:p>255</text:p>
                <draw:g>
                  <svg:desc>'All Data'.B8:'All Data'.B398</svg:desc>
                </draw:g>
              </table:table-cell>
              <table:table-cell office:value-type="float" office:value="56">
                <text:p>56</text:p>
                <draw:g>
                  <svg:desc>'All Data'.C8:'All Data'.C398</svg:desc>
                </draw:g>
              </table:table-cell>
              <table:table-cell office:value-type="float" office:value="0">
                <text:p>0</text:p>
                <draw:g>
                  <svg:desc>'All Data'.D8:'All Data'.D398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55">
                <text:p>25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55">
                <text:p>25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55">
                <text:p>25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55">
                <text:p>255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55">
                <text:p>255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55">
                <text:p>25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55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55">
                <text:p>255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55">
                <text:p>255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55">
                <text:p>255</text:p>
              </table:table-cell>
              <table:table-cell office:value-type="float" office:value="137">
                <text:p>1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55">
                <text:p>255</text:p>
              </table:table-cell>
              <table:table-cell office:value-type="float" office:value="142">
                <text:p>1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55">
                <text:p>255</text:p>
              </table:table-cell>
              <table:table-cell office:value-type="float" office:value="147">
                <text:p>1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55">
                <text:p>255</text:p>
              </table:table-cell>
              <table:table-cell office:value-type="float" office:value="152">
                <text:p>1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55">
                <text:p>255</text:p>
              </table:table-cell>
              <table:table-cell office:value-type="float" office:value="157">
                <text:p>1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5">
                <text:p>255</text:p>
              </table:table-cell>
              <table:table-cell office:value-type="float" office:value="161">
                <text:p>1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55">
                <text:p>255</text:p>
              </table:table-cell>
              <table:table-cell office:value-type="float" office:value="165">
                <text:p>16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55">
                <text:p>255</text:p>
              </table:table-cell>
              <table:table-cell office:value-type="float" office:value="169">
                <text:p>16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55">
                <text:p>255</text:p>
              </table:table-cell>
              <table:table-cell office:value-type="float" office:value="173">
                <text:p>1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55">
                <text:p>255</text:p>
              </table:table-cell>
              <table:table-cell office:value-type="float" office:value="177">
                <text:p>1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55">
                <text:p>255</text:p>
              </table:table-cell>
              <table:table-cell office:value-type="float" office:value="180">
                <text:p>1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55">
                <text:p>255</text:p>
              </table:table-cell>
              <table:table-cell office:value-type="float" office:value="184">
                <text:p>1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55">
                <text:p>255</text:p>
              </table:table-cell>
              <table:table-cell office:value-type="float" office:value="190">
                <text:p>19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55">
                <text:p>255</text:p>
              </table:table-cell>
              <table:table-cell office:value-type="float" office:value="193">
                <text:p>19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55">
                <text:p>255</text:p>
              </table:table-cell>
              <table:table-cell office:value-type="float" office:value="196">
                <text:p>1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55">
                <text:p>255</text:p>
              </table:table-cell>
              <table:table-cell office:value-type="float" office:value="199">
                <text:p>1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55">
                <text:p>255</text:p>
              </table:table-cell>
              <table:table-cell office:value-type="float" office:value="201">
                <text:p>2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55">
                <text:p>255</text:p>
              </table:table-cell>
              <table:table-cell office:value-type="float" office:value="204">
                <text:p>20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255">
                <text:p>255</text:p>
              </table:table-cell>
              <table:table-cell office:value-type="float" office:value="206">
                <text:p>2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55">
                <text:p>255</text:p>
              </table:table-cell>
              <table:table-cell office:value-type="float" office:value="209">
                <text:p>209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55">
                <text:p>255</text:p>
              </table:table-cell>
              <table:table-cell office:value-type="float" office:value="211">
                <text:p>21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55">
                <text:p>255</text:p>
              </table:table-cell>
              <table:table-cell office:value-type="float" office:value="213">
                <text:p>21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55">
                <text:p>255</text:p>
              </table:table-cell>
              <table:table-cell office:value-type="float" office:value="215">
                <text:p>21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55">
                <text:p>255</text:p>
              </table:table-cell>
              <table:table-cell office:value-type="float" office:value="217">
                <text:p>21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55">
                <text:p>255</text:p>
              </table:table-cell>
              <table:table-cell office:value-type="float" office:value="219">
                <text:p>21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55">
                <text:p>255</text:p>
              </table:table-cell>
              <table:table-cell office:value-type="float" office:value="221">
                <text:p>2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55">
                <text:p>255</text:p>
              </table:table-cell>
              <table:table-cell office:value-type="float" office:value="223">
                <text:p>22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55">
                <text:p>255</text:p>
              </table:table-cell>
              <table:table-cell office:value-type="float" office:value="225">
                <text:p>2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55">
                <text:p>255</text:p>
              </table:table-cell>
              <table:table-cell office:value-type="float" office:value="227">
                <text:p>22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55">
                <text:p>255</text:p>
              </table:table-cell>
              <table:table-cell office:value-type="float" office:value="228">
                <text:p>22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55">
                <text:p>255</text:p>
              </table:table-cell>
              <table:table-cell office:value-type="float" office:value="230">
                <text:p>2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55">
                <text:p>255</text:p>
              </table:table-cell>
              <table:table-cell office:value-type="float" office:value="232">
                <text:p>23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55">
                <text:p>255</text:p>
              </table:table-cell>
              <table:table-cell office:value-type="float" office:value="233">
                <text:p>23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55">
                <text:p>255</text:p>
              </table:table-cell>
              <table:table-cell office:value-type="float" office:value="235">
                <text:p>23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55">
                <text:p>255</text:p>
              </table:table-cell>
              <table:table-cell office:value-type="float" office:value="236">
                <text:p>23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55">
                <text:p>255</text:p>
              </table:table-cell>
              <table:table-cell office:value-type="float" office:value="238">
                <text:p>23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255">
                <text:p>255</text:p>
              </table:table-cell>
              <table:table-cell office:value-type="float" office:value="239">
                <text:p>23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55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255">
                <text:p>255</text:p>
              </table:table-cell>
              <table:table-cell office:value-type="float" office:value="242">
                <text:p>2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255">
                <text:p>255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55">
                <text:p>255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255">
                <text:p>255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252">
                <text:p>252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249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240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239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237">
                <text:p>237</text:p>
              </table:table-cell>
              <table:table-cell office:value-type="float" office:value="239">
                <text:p>23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35">
                <text:p>235</text:p>
              </table:table-cell>
              <table:table-cell office:value-type="float" office:value="238">
                <text:p>23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233">
                <text:p>233</text:p>
              </table:table-cell>
              <table:table-cell office:value-type="float" office:value="237">
                <text:p>23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231">
                <text:p>231</text:p>
              </table:table-cell>
              <table:table-cell office:value-type="float" office:value="236">
                <text:p>23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230">
                <text:p>230</text:p>
              </table:table-cell>
              <table:table-cell office:value-type="float" office:value="235">
                <text:p>23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228">
                <text:p>228</text:p>
              </table:table-cell>
              <table:table-cell office:value-type="float" office:value="234">
                <text:p>23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27">
                <text:p>227</text:p>
              </table:table-cell>
              <table:table-cell office:value-type="float" office:value="233">
                <text:p>23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225">
                <text:p>225</text:p>
              </table:table-cell>
              <table:table-cell office:value-type="float" office:value="232">
                <text:p>23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222">
                <text:p>222</text:p>
              </table:table-cell>
              <table:table-cell office:value-type="float" office:value="230">
                <text:p>2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220">
                <text:p>220</text:p>
              </table:table-cell>
              <table:table-cell office:value-type="float" office:value="229">
                <text:p>2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218">
                <text:p>218</text:p>
              </table:table-cell>
              <table:table-cell office:value-type="float" office:value="228">
                <text:p>22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217">
                <text:p>217</text:p>
              </table:table-cell>
              <table:table-cell office:value-type="float" office:value="227">
                <text:p>2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216">
                <text:p>216</text:p>
              </table:table-cell>
              <table:table-cell office:value-type="float" office:value="227">
                <text:p>2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215">
                <text:p>215</text:p>
              </table:table-cell>
              <table:table-cell office:value-type="float" office:value="226">
                <text:p>2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14">
                <text:p>214</text:p>
              </table:table-cell>
              <table:table-cell office:value-type="float" office:value="225">
                <text:p>2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212">
                <text:p>212</text:p>
              </table:table-cell>
              <table:table-cell office:value-type="float" office:value="225">
                <text:p>2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211">
                <text:p>211</text:p>
              </table:table-cell>
              <table:table-cell office:value-type="float" office:value="224">
                <text:p>22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210">
                <text:p>210</text:p>
              </table:table-cell>
              <table:table-cell office:value-type="float" office:value="223">
                <text:p>2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209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08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207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207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206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205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4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203">
                <text:p>203</text:p>
              </table:table-cell>
              <table:table-cell office:value-type="float" office:value="219">
                <text:p>21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200">
                <text:p>10200</text:p>
              </table:table-cell>
              <table:table-cell office:value-type="float" office:value="202">
                <text:p>202</text:p>
              </table:table-cell>
              <table:table-cell office:value-type="float" office:value="218">
                <text:p>2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300">
                <text:p>10300</text:p>
              </table:table-cell>
              <table:table-cell office:value-type="float" office:value="201">
                <text:p>201</text:p>
              </table:table-cell>
              <table:table-cell office:value-type="float" office:value="218">
                <text:p>21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201">
                <text:p>201</text:p>
              </table:table-cell>
              <table:table-cell office:value-type="float" office:value="217">
                <text:p>2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199">
                <text:p>199</text:p>
              </table:table-cell>
              <table:table-cell office:value-type="float" office:value="216">
                <text:p>2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199">
                <text:p>199</text:p>
              </table:table-cell>
              <table:table-cell office:value-type="float" office:value="216">
                <text:p>2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198">
                <text:p>198</text:p>
              </table:table-cell>
              <table:table-cell office:value-type="float" office:value="216">
                <text:p>2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0900">
                <text:p>10900</text:p>
              </table:table-cell>
              <table:table-cell office:value-type="float" office:value="197">
                <text:p>197</text:p>
              </table:table-cell>
              <table:table-cell office:value-type="float" office:value="215">
                <text:p>2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96">
                <text:p>196</text:p>
              </table:table-cell>
              <table:table-cell office:value-type="float" office:value="215">
                <text:p>21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196">
                <text:p>196</text:p>
              </table:table-cell>
              <table:table-cell office:value-type="float" office:value="214">
                <text:p>2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195">
                <text:p>195</text:p>
              </table:table-cell>
              <table:table-cell office:value-type="float" office:value="214">
                <text:p>2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195">
                <text:p>195</text:p>
              </table:table-cell>
              <table:table-cell office:value-type="float" office:value="214">
                <text:p>21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400">
                <text:p>11400</text:p>
              </table:table-cell>
              <table:table-cell office:value-type="float" office:value="194">
                <text:p>194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193">
                <text:p>193</text:p>
              </table:table-cell>
              <table:table-cell office:value-type="float" office:value="213">
                <text:p>21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193">
                <text:p>193</text:p>
              </table:table-cell>
              <table:table-cell office:value-type="float" office:value="212">
                <text:p>2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700">
                <text:p>11700</text:p>
              </table:table-cell>
              <table:table-cell office:value-type="float" office:value="192">
                <text:p>192</text:p>
              </table:table-cell>
              <table:table-cell office:value-type="float" office:value="212">
                <text:p>2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192">
                <text:p>192</text:p>
              </table:table-cell>
              <table:table-cell office:value-type="float" office:value="212">
                <text:p>21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191">
                <text:p>191</text:p>
              </table:table-cell>
              <table:table-cell office:value-type="float" office:value="211">
                <text:p>2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91">
                <text:p>191</text:p>
              </table:table-cell>
              <table:table-cell office:value-type="float" office:value="211">
                <text:p>2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190">
                <text:p>190</text:p>
              </table:table-cell>
              <table:table-cell office:value-type="float" office:value="211">
                <text:p>21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300">
                <text:p>12300</text:p>
              </table:table-cell>
              <table:table-cell office:value-type="float" office:value="189">
                <text:p>189</text:p>
              </table:table-cell>
              <table:table-cell office:value-type="float" office:value="210">
                <text:p>2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189">
                <text:p>189</text:p>
              </table:table-cell>
              <table:table-cell office:value-type="float" office:value="210">
                <text:p>2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188">
                <text:p>188</text:p>
              </table:table-cell>
              <table:table-cell office:value-type="float" office:value="210">
                <text:p>2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188">
                <text:p>188</text:p>
              </table:table-cell>
              <table:table-cell office:value-type="float" office:value="209">
                <text:p>20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700">
                <text:p>12700</text:p>
              </table:table-cell>
              <table:table-cell office:value-type="float" office:value="187">
                <text:p>187</text:p>
              </table:table-cell>
              <table:table-cell office:value-type="float" office:value="209">
                <text:p>20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187">
                <text:p>187</text:p>
              </table:table-cell>
              <table:table-cell office:value-type="float" office:value="209">
                <text:p>20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186">
                <text:p>186</text:p>
              </table:table-cell>
              <table:table-cell office:value-type="float" office:value="208">
                <text:p>2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86">
                <text:p>186</text:p>
              </table:table-cell>
              <table:table-cell office:value-type="float" office:value="208">
                <text:p>2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185">
                <text:p>185</text:p>
              </table:table-cell>
              <table:table-cell office:value-type="float" office:value="208">
                <text:p>2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85">
                <text:p>185</text:p>
              </table:table-cell>
              <table:table-cell office:value-type="float" office:value="208">
                <text:p>20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300">
                <text:p>13300</text:p>
              </table:table-cell>
              <table:table-cell office:value-type="float" office:value="185">
                <text:p>185</text:p>
              </table:table-cell>
              <table:table-cell office:value-type="float" office:value="207">
                <text:p>2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184">
                <text:p>184</text:p>
              </table:table-cell>
              <table:table-cell office:value-type="float" office:value="207">
                <text:p>2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184">
                <text:p>184</text:p>
              </table:table-cell>
              <table:table-cell office:value-type="float" office:value="207">
                <text:p>2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83">
                <text:p>183</text:p>
              </table:table-cell>
              <table:table-cell office:value-type="float" office:value="207">
                <text:p>20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700">
                <text:p>13700</text:p>
              </table:table-cell>
              <table:table-cell office:value-type="float" office:value="183">
                <text:p>183</text:p>
              </table:table-cell>
              <table:table-cell office:value-type="float" office:value="206">
                <text:p>2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800">
                <text:p>13800</text:p>
              </table:table-cell>
              <table:table-cell office:value-type="float" office:value="183">
                <text:p>183</text:p>
              </table:table-cell>
              <table:table-cell office:value-type="float" office:value="206">
                <text:p>2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182">
                <text:p>182</text:p>
              </table:table-cell>
              <table:table-cell office:value-type="float" office:value="206">
                <text:p>2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82">
                <text:p>182</text:p>
              </table:table-cell>
              <table:table-cell office:value-type="float" office:value="206">
                <text:p>20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182">
                <text:p>182</text:p>
              </table:table-cell>
              <table:table-cell office:value-type="float" office:value="205">
                <text:p>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200">
                <text:p>14200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300">
                <text:p>14300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81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180">
                <text:p>180</text:p>
              </table:table-cell>
              <table:table-cell office:value-type="float" office:value="205">
                <text:p>20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180">
                <text:p>18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700">
                <text:p>14700</text:p>
              </table:table-cell>
              <table:table-cell office:value-type="float" office:value="180">
                <text:p>18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79">
                <text:p>179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4900">
                <text:p>14900</text:p>
              </table:table-cell>
              <table:table-cell office:value-type="float" office:value="179">
                <text:p>179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9">
                <text:p>179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178">
                <text:p>178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78">
                <text:p>178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300">
                <text:p>15300</text:p>
              </table:table-cell>
              <table:table-cell office:value-type="float" office:value="178">
                <text:p>178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400">
                <text:p>15400</text:p>
              </table:table-cell>
              <table:table-cell office:value-type="float" office:value="178">
                <text:p>178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177">
                <text:p>177</text:p>
              </table:table-cell>
              <table:table-cell office:value-type="float" office:value="203">
                <text:p>20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77">
                <text:p>177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700">
                <text:p>15700</text:p>
              </table:table-cell>
              <table:table-cell office:value-type="float" office:value="177">
                <text:p>177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800">
                <text:p>15800</text:p>
              </table:table-cell>
              <table:table-cell office:value-type="float" office:value="177">
                <text:p>177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176">
                <text:p>176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76">
                <text:p>176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176">
                <text:p>176</text:p>
              </table:table-cell>
              <table:table-cell office:value-type="float" office:value="202">
                <text:p>20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200">
                <text:p>16200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300">
                <text:p>16300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175">
                <text:p>175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700">
                <text:p>16700</text:p>
              </table:table-cell>
              <table:table-cell office:value-type="float" office:value="174">
                <text:p>174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74">
                <text:p>174</text:p>
              </table:table-cell>
              <table:table-cell office:value-type="float" office:value="201">
                <text:p>20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900">
                <text:p>16900</text:p>
              </table:table-cell>
              <table:table-cell office:value-type="float" office:value="174">
                <text:p>174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74">
                <text:p>174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300">
                <text:p>17300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400">
                <text:p>17400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173">
                <text:p>173</text:p>
              </table:table-cell>
              <table:table-cell office:value-type="float" office:value="200">
                <text:p>2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800">
                <text:p>17800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7900">
                <text:p>17900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72">
                <text:p>172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171">
                <text:p>171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200">
                <text:p>18200</text:p>
              </table:table-cell>
              <table:table-cell office:value-type="float" office:value="171">
                <text:p>171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300">
                <text:p>18300</text:p>
              </table:table-cell>
              <table:table-cell office:value-type="float" office:value="171">
                <text:p>171</text:p>
              </table:table-cell>
              <table:table-cell office:value-type="float" office:value="199">
                <text:p>19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71">
                <text:p>171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171">
                <text:p>171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700">
                <text:p>187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8900">
                <text:p>189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69">
                <text:p>169</text:p>
              </table:table-cell>
              <table:table-cell office:value-type="float" office:value="198">
                <text:p>19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300">
                <text:p>193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400">
                <text:p>194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700">
                <text:p>197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800">
                <text:p>19800</text:p>
              </table:table-cell>
              <table:table-cell office:value-type="float" office:value="169">
                <text:p>169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168">
                <text:p>168</text:p>
              </table:table-cell>
              <table:table-cell office:value-type="float" office:value="197">
                <text:p>19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300">
                <text:p>20300</text:p>
              </table:table-cell>
              <table:table-cell office:value-type="float" office:value="168">
                <text:p>168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168">
                <text:p>168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168">
                <text:p>168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700">
                <text:p>207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0900">
                <text:p>209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167">
                <text:p>167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300">
                <text:p>21300</text:p>
              </table:table-cell>
              <table:table-cell office:value-type="float" office:value="166">
                <text:p>166</text:p>
              </table:table-cell>
              <table:table-cell office:value-type="float" office:value="196">
                <text:p>19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400">
                <text:p>214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700">
                <text:p>217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800">
                <text:p>218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66">
                <text:p>166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165">
                <text:p>165</text:p>
              </table:table-cell>
              <table:table-cell office:value-type="float" office:value="195">
                <text:p>19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165">
                <text:p>165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165">
                <text:p>165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165">
                <text:p>165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300">
                <text:p>233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63">
                <text:p>163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163">
                <text:p>163</text:p>
              </table:table-cell>
              <table:table-cell office:value-type="float" office:value="194">
                <text:p>19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200">
                <text:p>242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300">
                <text:p>243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700">
                <text:p>247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900">
                <text:p>249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63">
                <text:p>163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400">
                <text:p>254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700">
                <text:p>257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800">
                <text:p>25800</text:p>
              </table:table-cell>
              <table:table-cell office:value-type="float" office:value="162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900">
                <text:p>25900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200">
                <text:p>26200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300">
                <text:p>26300</text:p>
              </table:table-cell>
              <table:table-cell office:value-type="float" office:value="162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400">
                <text:p>264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700">
                <text:p>267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800">
                <text:p>268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6900">
                <text:p>269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300">
                <text:p>273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400">
                <text:p>274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700">
                <text:p>2770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800">
                <text:p>27800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900">
                <text:p>27900</text:p>
              </table:table-cell>
              <table:table-cell office:value-type="float" office:value="160">
                <text:p>160</text:p>
              </table:table-cell>
              <table:table-cell office:value-type="float" office:value="192">
                <text:p>19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200">
                <text:p>282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300">
                <text:p>283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400">
                <text:p>284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700">
                <text:p>287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8900">
                <text:p>289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200">
                <text:p>29200</text:p>
              </table:table-cell>
              <table:table-cell office:value-type="float" office:value="160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300">
                <text:p>293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400">
                <text:p>294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700">
                <text:p>297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800">
                <text:p>298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9900">
                <text:p>299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200">
                <text:p>302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300">
                <text:p>30300</text:p>
              </table:table-cell>
              <table:table-cell office:value-type="float" office:value="159">
                <text:p>159</text:p>
              </table:table-cell>
              <table:table-cell office:value-type="float" office:value="191">
                <text:p>19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800">
                <text:p>308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0900">
                <text:p>309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159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200">
                <text:p>312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300">
                <text:p>313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400">
                <text:p>314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700">
                <text:p>317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800">
                <text:p>318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1900">
                <text:p>319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200">
                <text:p>322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300">
                <text:p>323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400">
                <text:p>324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700">
                <text:p>327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2900">
                <text:p>329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158">
                <text:p>158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200">
                <text:p>33200</text:p>
              </table:table-cell>
              <table:table-cell office:value-type="float" office:value="157">
                <text:p>157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300">
                <text:p>33300</text:p>
              </table:table-cell>
              <table:table-cell office:value-type="float" office:value="157">
                <text:p>157</text:p>
              </table:table-cell>
              <table:table-cell office:value-type="float" office:value="190">
                <text:p>1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400">
                <text:p>334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700">
                <text:p>337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800">
                <text:p>338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3900">
                <text:p>339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200">
                <text:p>342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300">
                <text:p>343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400">
                <text:p>344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800">
                <text:p>348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300">
                <text:p>353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400">
                <text:p>354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157">
                <text:p>157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700">
                <text:p>357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800">
                <text:p>358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5900">
                <text:p>359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200">
                <text:p>362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300">
                <text:p>363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400">
                <text:p>364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700">
                <text:p>367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6900">
                <text:p>369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156">
                <text:p>156</text:p>
              </table:table-cell>
              <table:table-cell office:value-type="float" office:value="189">
                <text:p>18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200">
                <text:p>372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300">
                <text:p>373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400">
                <text:p>374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700">
                <text:p>377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800">
                <text:p>378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7900">
                <text:p>379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300">
                <text:p>38300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700">
                <text:p>387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8900">
                <text:p>389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200">
                <text:p>392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300">
                <text:p>393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400">
                <text:p>394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700">
                <text:p>397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800">
                <text:p>398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39900">
                <text:p>399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55">
                <text:p>155</text:p>
              </table:table-cell>
              <table:table-cell office:value-type="float" office:value="188">
                <text:p>188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family="Tahoma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text-properties fo:font-family="Tahoma" style:font-style-name="Regular" fo:font-size="9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Tahoma" style:font-style-name="Regular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 chart:regression-type="power">
        <chart:symbol-image/>
      </style:chart-properties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00" chart:reverse-direction="false" text:line-break="false" chart:axis-position="0"/>
      <style:graphic-properties svg:stroke-color="#b3b3b3"/>
      <style:text-properties fo:font-family="Tahoma" style:font-style-name="Regular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cm" chart:symbol-height="0.1cm" chart:regression-type="power">
        <chart:symbol-image/>
      </style:chart-properties>
      <style:graphic-properties draw:stroke="none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svg:stroke-width="0.051cm" svg:stroke-color="#4b1f6f"/>
    </style:style>
    <style:style style:name="ch11" style:family="chart">
      <style:text-properties fo:font-family="Tahoma" style:font-style-name="Regular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1cm" svg:height="15.241cm" xlink:href=".." xlink:type="simple" chart:class="chart:scatter" chart:style-name="ch1">
        <chart:title svg:x="4.097cm" svg:y="0.439cm" chart:style-name="ch2">
          <text:p>Modified Temperature (K / 100 - 60) &lt;-&gt; Red values</text:p>
        </chart:title>
        <chart:subtitle svg:x="0.578cm" svg:y="1.577cm" chart:style-name="ch3">
          <text:p>(CIE 1964 10 degree CMFs, original data courtesy http://www.vendian.org/mncharity/dir3/blackbody/UnstableURLs/bbr_color.html)</text:p>
        </chart:subtitle>
        <chart:legend chart:legend-position="bottom" svg:x="6.882cm" svg:y="14.432cm" style:legend-expansion="wide" chart:style-name="ch4"/>
        <chart:plot-area chart:style-name="ch5" table:cell-range-address="'Red &gt;= 6700K'.B1:'Red &gt;= 6700K'.C336" chart:data-source-has-labels="both" svg:x="0.856cm" svg:y="2.746cm" svg:width="18.653cm" svg:height="10.962cm">
          <chartooo:coordinate-region svg:x="1.663cm" svg:y="2.959cm" svg:width="17.566cm" svg:height="10.076cm"/>
          <chart:axis chart:dimension="x" chart:name="primary-x" chart:style-name="ch6" chartooo:axis-type="auto">
            <chart:categories table:cell-range-address="'Red &gt;= 6700K'.B2:'Red &gt;= 6700K'.B33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Red &gt;= 6700K'.C2:'Red &gt;= 6700K'.C336" chart:label-cell-address="'Red &gt;= 6700K'.C1:'Red &gt;= 6700K'.C1" chart:class="chart:scatter">
            <chart:domain table:cell-range-address="'Red &gt;= 6700K'.B2:'Red &gt;= 6700K'.B336"/>
            <chart:regression-curve chart:style-name="ch10">
              <chart:equation chart:display-r-square="true" svg:x="7.789cm" svg:y="5.137cm" chart:style-name="ch11"/>
            </chart:regression-curve>
            <chart:data-point chart:repeated="3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value</text:p>
                <draw:g>
                  <svg:desc>'Red &gt;= 6700K'.C1:'Red &gt;= 6700K'.C1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10</text:p>
                <draw:g>
                  <svg:desc>'Red &gt;= 6700K'.B2:'Red &gt;= 6700K'.B336</svg:desc>
                </draw:g>
              </table:table-cell>
              <table:table-cell office:value-type="float" office:value="254">
                <text:p>254</text:p>
                <draw:g>
                  <svg:desc>'Red &gt;= 6700K'.C2:'Red &gt;= 6700K'.C336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